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4229in" style:rel-column-width="2184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transparent" fo:padding="0.0799in" fo:border-left="0.05pt solid #168253" fo:border-right="none" fo:border-top="0.05pt solid #168253" fo:border-bottom="0.05pt solid #168253" style:writing-mode="page">
        <style:background-image/>
      </style:table-cell-properties>
    </style:style>
    <style:style style:name="Table1.B1" style:family="table-cell">
      <style:table-cell-properties fo:padding="0.0799in" fo:border-left="0.05pt solid #168253" fo:border-right="none" fo:border-top="0.05pt solid #168253" fo:border-bottom="0.05pt solid #168253" style:writing-mode="page"/>
    </style:style>
    <style:style style:name="Table1.C1" style:family="table-cell">
      <style:table-cell-properties fo:padding="0.0799in" fo:border="0.05pt solid #168253" style:writing-mode="page"/>
    </style:style>
    <style:style style:name="Table1.A2" style:family="table-cell">
      <style:table-cell-properties fo:padding="0.0799in" fo:border-left="0.05pt solid #168253" fo:border-right="none" fo:border-top="none" fo:border-bottom="0.05pt solid #168253" style:writing-mode="page"/>
    </style:style>
    <style:style style:name="Table1.B2" style:family="table-cell">
      <style:table-cell-properties fo:padding="0.0799in" fo:border-left="0.05pt solid #168253" fo:border-right="none" fo:border-top="none" fo:border-bottom="0.05pt solid #168253" style:writing-mode="page"/>
    </style:style>
    <style:style style:name="Table1.C2" style:family="table-cell">
      <style:table-cell-properties fo:padding="0.0799in" fo:border-left="0.05pt solid #168253" fo:border-right="0.05pt solid #168253" fo:border-top="none" fo:border-bottom="0.05pt solid #168253" style:writing-mode="page"/>
    </style:style>
    <style:style style:name="Table2" style:family="table">
      <style:table-properties style:width="2.2625in" table:align="margins"/>
    </style:style>
    <style:style style:name="Table2.A" style:family="table-column">
      <style:table-column-properties style:column-width="0.7542in" style:rel-column-width="21845*"/>
    </style:style>
    <style:style style:name="Table2.A1" style:family="table-cell">
      <style:table-cell-properties fo:padding="0.1in" fo:border-left="0.05pt solid #168253" fo:border-right="none" fo:border-top="0.05pt solid #168253" fo:border-bottom="0.05pt solid #168253" style:writing-mode="page"/>
    </style:style>
    <style:style style:name="Table2.C1" style:family="table-cell">
      <style:table-cell-properties fo:padding="0.1in" fo:border="0.05pt solid #168253" style:writing-mode="page"/>
    </style:style>
    <style:style style:name="Table2.A2" style:family="table-cell">
      <style:table-cell-properties fo:padding="0.1in" fo:border-left="0.05pt solid #168253" fo:border-right="none" fo:border-top="none" fo:border-bottom="0.05pt solid #168253" style:writing-mode="page"/>
    </style:style>
    <style:style style:name="Table2.C2" style:family="table-cell">
      <style:table-cell-properties fo:padding="0.1in" fo:border-left="0.05pt solid #168253" fo:border-right="0.05pt solid #168253" fo:border-top="none" fo:border-bottom="0.05pt solid #168253" style:writing-mode="page"/>
    </style:style>
    <style:style style:name="Table3" style:family="table">
      <style:table-properties style:width="2.2632in" table:align="margins"/>
    </style:style>
    <style:style style:name="Table3.A" style:family="table-column">
      <style:table-column-properties style:column-width="0.7542in" style:rel-column-width="21845*"/>
    </style:style>
    <style:style style:name="Table3.A1" style:family="table-cell">
      <style:table-cell-properties fo:padding="0.1in" fo:border-left="0.05pt solid #168253" fo:border-right="none" fo:border-top="0.05pt solid #168253" fo:border-bottom="0.05pt solid #168253" style:writing-mode="page"/>
    </style:style>
    <style:style style:name="Table3.C1" style:family="table-cell">
      <style:table-cell-properties fo:padding="0.1in" fo:border="0.05pt solid #168253" style:writing-mode="page"/>
    </style:style>
    <style:style style:name="Table3.A2" style:family="table-cell">
      <style:table-cell-properties fo:padding="0.1in" fo:border-left="0.05pt solid #168253" fo:border-right="none" fo:border-top="none" fo:border-bottom="0.05pt solid #168253" style:writing-mode="page"/>
    </style:style>
    <style:style style:name="Table3.C2" style:family="table-cell">
      <style:table-cell-properties fo:padding="0.1in" fo:border-left="0.05pt solid #168253" fo:border-right="0.05pt solid #168253" fo:border-top="none" fo:border-bottom="0.05pt solid #168253" style:writing-mode="page"/>
    </style:style>
    <style:style style:name="Table4" style:family="table">
      <style:table-properties style:width="2.2632in" table:align="margins"/>
    </style:style>
    <style:style style:name="Table4.A" style:family="table-column">
      <style:table-column-properties style:column-width="0.7542in" style:rel-column-width="21845*"/>
    </style:style>
    <style:style style:name="Table4.A1" style:family="table-cell">
      <style:table-cell-properties fo:padding="0.1in" fo:border-left="0.05pt solid #168253" fo:border-right="none" fo:border-top="0.05pt solid #168253" fo:border-bottom="0.05pt solid #168253" style:writing-mode="page"/>
    </style:style>
    <style:style style:name="Table4.C1" style:family="table-cell">
      <style:table-cell-properties fo:padding="0.1in" fo:border="0.05pt solid #168253" style:writing-mode="page"/>
    </style:style>
    <style:style style:name="Table4.A2" style:family="table-cell">
      <style:table-cell-properties fo:padding="0.1in" fo:border-left="0.05pt solid #168253" fo:border-right="none" fo:border-top="none" fo:border-bottom="0.05pt solid #168253" style:writing-mode="page"/>
    </style:style>
    <style:style style:name="Table4.C2" style:family="table-cell">
      <style:table-cell-properties fo:padding="0.1in" fo:border-left="0.05pt solid #168253" fo:border-right="0.05pt solid #168253" fo:border-top="none" fo:border-bottom="0.05pt solid #168253" style:writing-mode="page"/>
    </style:style>
    <style:style style:name="Table2" style:family="table">
      <style:table-properties style:width="2.2625in" table:align="margins"/>
    </style:style>
    <style:style style:name="Table2.A" style:family="table-column">
      <style:table-column-properties style:column-width="0.7542in" style:rel-column-width="21845*"/>
    </style:style>
    <style:style style:name="Table2.A1" style:family="table-cell">
      <style:table-cell-properties fo:padding="0.1in" fo:border-left="0.05pt solid #168253" fo:border-right="none" fo:border-top="0.05pt solid #168253" fo:border-bottom="0.05pt solid #168253" style:writing-mode="page"/>
    </style:style>
    <style:style style:name="Table2.C1" style:family="table-cell">
      <style:table-cell-properties fo:padding="0.1in" fo:border="0.05pt solid #168253" style:writing-mode="page"/>
    </style:style>
    <style:style style:name="Table2.A2" style:family="table-cell">
      <style:table-cell-properties fo:padding="0.1in" fo:border-left="0.05pt solid #168253" fo:border-right="none" fo:border-top="none" fo:border-bottom="0.05pt solid #168253" style:writing-mode="page"/>
    </style:style>
    <style:style style:name="Table2.C2" style:family="table-cell">
      <style:table-cell-properties fo:padding="0.1in" fo:border-left="0.05pt solid #168253" fo:border-right="0.05pt solid #168253" fo:border-top="none" fo:border-bottom="0.05pt solid #168253" style:writing-mode="page"/>
    </style:style>
    <style:style style:name="Table3" style:family="table">
      <style:table-properties style:width="2.2632in" table:align="margins"/>
    </style:style>
    <style:style style:name="Table3.A" style:family="table-column">
      <style:table-column-properties style:column-width="0.7542in" style:rel-column-width="21845*"/>
    </style:style>
    <style:style style:name="Table3.A1" style:family="table-cell">
      <style:table-cell-properties fo:padding="0.1in" fo:border-left="0.05pt solid #168253" fo:border-right="none" fo:border-top="0.05pt solid #168253" fo:border-bottom="0.05pt solid #168253" style:writing-mode="page"/>
    </style:style>
    <style:style style:name="Table3.C1" style:family="table-cell">
      <style:table-cell-properties fo:padding="0.1in" fo:border="0.05pt solid #168253" style:writing-mode="page"/>
    </style:style>
    <style:style style:name="Table3.A2" style:family="table-cell">
      <style:table-cell-properties fo:padding="0.1in" fo:border-left="0.05pt solid #168253" fo:border-right="none" fo:border-top="none" fo:border-bottom="0.05pt solid #168253" style:writing-mode="page"/>
    </style:style>
    <style:style style:name="Table3.C2" style:family="table-cell">
      <style:table-cell-properties fo:padding="0.1in" fo:border-left="0.05pt solid #168253" fo:border-right="0.05pt solid #168253" fo:border-top="none" fo:border-bottom="0.05pt solid #168253" style:writing-mode="page"/>
    </style:style>
    <style:style style:name="Table4" style:family="table">
      <style:table-properties style:width="2.2632in" table:align="margins"/>
    </style:style>
    <style:style style:name="Table4.A" style:family="table-column">
      <style:table-column-properties style:column-width="0.7542in" style:rel-column-width="21845*"/>
    </style:style>
    <style:style style:name="Table4.A1" style:family="table-cell">
      <style:table-cell-properties fo:padding="0.1in" fo:border-left="0.05pt solid #168253" fo:border-right="none" fo:border-top="0.05pt solid #168253" fo:border-bottom="0.05pt solid #168253" style:writing-mode="page"/>
    </style:style>
    <style:style style:name="Table4.C1" style:family="table-cell">
      <style:table-cell-properties fo:padding="0.1in" fo:border="0.05pt solid #168253" style:writing-mode="page"/>
    </style:style>
    <style:style style:name="Table4.A2" style:family="table-cell">
      <style:table-cell-properties fo:padding="0.1in" fo:border-left="0.05pt solid #168253" fo:border-right="none" fo:border-top="none" fo:border-bottom="0.05pt solid #168253" style:writing-mode="page"/>
    </style:style>
    <style:style style:name="Table4.C2" style:family="table-cell">
      <style:table-cell-properties fo:padding="0.1in" fo:border-left="0.05pt solid #168253" fo:border-right="0.05pt solid #168253" fo:border-top="none" fo:border-bottom="0.05pt solid #168253" style:writing-mode="page"/>
    </style:style>
    <style:style style:name="Table5" style:family="table">
      <style:table-properties style:width="7.2681in" table:align="margins" fo:background-color="#ffffff">
        <style:background-image/>
      </style:table-properties>
    </style:style>
    <style:style style:name="Table5.A" style:family="table-column">
      <style:table-column-properties style:column-width="1.2535in" style:rel-column-width="11304*"/>
    </style:style>
    <style:style style:name="Table5.B" style:family="table-column">
      <style:table-column-properties style:column-width="6.0146in" style:rel-column-width="54231*"/>
    </style:style>
    <style:style style:name="Table5.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5.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5.A2" style:family="table-cell">
      <style:table-cell-properties style:vertical-align="middle" fo:padding="0.0597in" fo:border-left="0.05pt solid #168253" fo:border-right="none" fo:border-top="none" fo:border-bottom="0.05pt solid #168253"/>
    </style:style>
    <style:style style:name="Table5.B2" style:family="table-cell">
      <style:table-cell-properties style:vertical-align="middle" fo:padding="0.0597in" fo:border-left="none" fo:border-right="0.05pt solid #168253" fo:border-top="none" fo:border-bottom="0.05pt solid #168253"/>
    </style:style>
    <style:style style:name="Table5.A3" style:family="table-cell">
      <style:table-cell-properties style:vertical-align="middle" fo:padding="0.0597in" fo:border-left="0.05pt solid #168253" fo:border-right="none" fo:border-top="none" fo:border-bottom="0.05pt solid #168253"/>
    </style:style>
    <style:style style:name="Table5.B3" style:family="table-cell">
      <style:table-cell-properties style:vertical-align="middle" fo:padding="0.0597in" fo:border-left="none" fo:border-right="0.05pt solid #168253" fo:border-top="none" fo:border-bottom="0.05pt solid #168253"/>
    </style:style>
    <style:style style:name="Table5.A4" style:family="table-cell">
      <style:table-cell-properties style:vertical-align="middle" fo:padding="0.0597in" fo:border-left="0.05pt solid #168253" fo:border-right="none" fo:border-top="none" fo:border-bottom="0.05pt solid #168253"/>
    </style:style>
    <style:style style:name="Table5.B4" style:family="table-cell">
      <style:table-cell-properties style:vertical-align="middle" fo:padding="0.0597in" fo:border-left="none" fo:border-right="0.05pt solid #168253" fo:border-top="none" fo:border-bottom="0.05pt solid #168253"/>
    </style:style>
    <style:style style:name="Table5.A5" style:family="table-cell">
      <style:table-cell-properties style:vertical-align="middle" fo:padding="0.0597in" fo:border-left="0.05pt solid #168253" fo:border-right="none" fo:border-top="none" fo:border-bottom="0.05pt solid #168253"/>
    </style:style>
    <style:style style:name="Table5.B5" style:family="table-cell">
      <style:table-cell-properties style:vertical-align="middle" fo:padding="0.0597in" fo:border-left="none" fo:border-right="0.05pt solid #168253" fo:border-top="none" fo:border-bottom="0.05pt solid #168253"/>
    </style:style>
    <style:style style:name="Table6" style:family="table">
      <style:table-properties style:width="7.2681in" table:align="margins" fo:background-color="#ffffff">
        <style:background-image/>
      </style:table-properties>
    </style:style>
    <style:style style:name="Table6.A" style:family="table-column">
      <style:table-column-properties style:column-width="1.3597in" style:rel-column-width="12260*"/>
    </style:style>
    <style:style style:name="Table6.B" style:family="table-column">
      <style:table-column-properties style:column-width="5.9083in" style:rel-column-width="53275*"/>
    </style:style>
    <style:style style:name="Table6.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6.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6.A2" style:family="table-cell">
      <style:table-cell-properties style:vertical-align="middle" fo:padding="0.0597in" fo:border-left="0.05pt solid #168253" fo:border-right="none" fo:border-top="none" fo:border-bottom="0.05pt solid #168253"/>
    </style:style>
    <style:style style:name="Table6.B2" style:family="table-cell">
      <style:table-cell-properties style:vertical-align="middle" fo:padding="0.0597in" fo:border-left="none" fo:border-right="0.05pt solid #168253" fo:border-top="none" fo:border-bottom="0.05pt solid #168253"/>
    </style:style>
    <style:style style:name="Table6.A3" style:family="table-cell">
      <style:table-cell-properties style:vertical-align="middle" fo:padding="0.0597in" fo:border-left="0.05pt solid #168253" fo:border-right="none" fo:border-top="none" fo:border-bottom="0.05pt solid #168253"/>
    </style:style>
    <style:style style:name="Table6.B3" style:family="table-cell">
      <style:table-cell-properties style:vertical-align="middle" fo:padding="0.0597in" fo:border-left="none" fo:border-right="0.05pt solid #168253" fo:border-top="none" fo:border-bottom="0.05pt solid #168253"/>
    </style:style>
    <style:style style:name="Table6.A4" style:family="table-cell">
      <style:table-cell-properties style:vertical-align="middle" fo:padding="0.0597in" fo:border-left="0.05pt solid #168253" fo:border-right="none" fo:border-top="none" fo:border-bottom="0.05pt solid #168253"/>
    </style:style>
    <style:style style:name="Table6.B4" style:family="table-cell">
      <style:table-cell-properties style:vertical-align="middle" fo:padding="0.0597in" fo:border-left="none" fo:border-right="0.05pt solid #168253" fo:border-top="none" fo:border-bottom="0.05pt solid #168253"/>
    </style:style>
    <style:style style:name="Table7" style:family="table">
      <style:table-properties style:width="7.2681in" table:align="margins" fo:background-color="#ffffff">
        <style:background-image/>
      </style:table-properties>
    </style:style>
    <style:style style:name="Table7.A" style:family="table-column">
      <style:table-column-properties style:column-width="2.9549in" style:rel-column-width="26646*"/>
    </style:style>
    <style:style style:name="Table7.B" style:family="table-column">
      <style:table-column-properties style:column-width="4.3132in" style:rel-column-width="38889*"/>
    </style:style>
    <style:style style:name="Table7.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7.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7.A2" style:family="table-cell">
      <style:table-cell-properties style:vertical-align="middle" fo:padding="0.0597in" fo:border-left="0.05pt solid #168253" fo:border-right="none" fo:border-top="none" fo:border-bottom="0.05pt solid #168253"/>
    </style:style>
    <style:style style:name="Table7.B2" style:family="table-cell">
      <style:table-cell-properties style:vertical-align="middle" fo:padding="0.0597in" fo:border-left="none" fo:border-right="0.05pt solid #168253" fo:border-top="none" fo:border-bottom="0.05pt solid #168253"/>
    </style:style>
    <style:style style:name="Table7.A3" style:family="table-cell">
      <style:table-cell-properties style:vertical-align="middle" fo:padding="0.0597in" fo:border-left="0.05pt solid #168253" fo:border-right="none" fo:border-top="none" fo:border-bottom="0.05pt solid #168253"/>
    </style:style>
    <style:style style:name="Table7.B3" style:family="table-cell">
      <style:table-cell-properties style:vertical-align="middle" fo:padding="0.0597in" fo:border-left="none" fo:border-right="0.05pt solid #168253" fo:border-top="none" fo:border-bottom="0.05pt solid #168253"/>
    </style:style>
    <style:style style:name="Table7.A4" style:family="table-cell">
      <style:table-cell-properties style:vertical-align="middle" fo:padding="0.0597in" fo:border-left="0.05pt solid #168253" fo:border-right="none" fo:border-top="none" fo:border-bottom="0.05pt solid #168253"/>
    </style:style>
    <style:style style:name="Table7.B4" style:family="table-cell">
      <style:table-cell-properties style:vertical-align="middle" fo:padding="0.0597in" fo:border-left="none" fo:border-right="0.05pt solid #168253" fo:border-top="none" fo:border-bottom="0.05pt solid #168253"/>
    </style:style>
    <style:style style:name="Table8" style:family="table">
      <style:table-properties style:width="7.2681in" table:align="margins" fo:background-color="#ffffff">
        <style:background-image/>
      </style:table-properties>
    </style:style>
    <style:style style:name="Table8.A" style:family="table-column">
      <style:table-column-properties style:column-width="3.5799in" style:rel-column-width="32279*"/>
    </style:style>
    <style:style style:name="Table8.B" style:family="table-column">
      <style:table-column-properties style:column-width="3.6882in" style:rel-column-width="33256*"/>
    </style:style>
    <style:style style:name="Table8.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8.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8.A2" style:family="table-cell">
      <style:table-cell-properties style:vertical-align="middle" fo:padding="0.0597in" fo:border-left="0.05pt solid #168253" fo:border-right="none" fo:border-top="none" fo:border-bottom="0.05pt solid #168253"/>
    </style:style>
    <style:style style:name="Table8.B2" style:family="table-cell">
      <style:table-cell-properties style:vertical-align="middle" fo:padding="0.0597in" fo:border-left="none" fo:border-right="0.05pt solid #168253" fo:border-top="none" fo:border-bottom="0.05pt solid #168253"/>
    </style:style>
    <style:style style:name="Table8.A3" style:family="table-cell">
      <style:table-cell-properties style:vertical-align="middle" fo:padding="0.0597in" fo:border-left="0.05pt solid #168253" fo:border-right="none" fo:border-top="none" fo:border-bottom="0.05pt solid #168253"/>
    </style:style>
    <style:style style:name="Table8.B3" style:family="table-cell">
      <style:table-cell-properties style:vertical-align="middle" fo:padding="0.0597in" fo:border-left="none" fo:border-right="0.05pt solid #168253" fo:border-top="none" fo:border-bottom="0.05pt solid #168253"/>
    </style:style>
    <style:style style:name="Table8.A4" style:family="table-cell">
      <style:table-cell-properties style:vertical-align="middle" fo:padding="0.0597in" fo:border-left="0.05pt solid #168253" fo:border-right="none" fo:border-top="none" fo:border-bottom="0.05pt solid #168253"/>
    </style:style>
    <style:style style:name="Table8.B4" style:family="table-cell">
      <style:table-cell-properties style:vertical-align="middle" fo:padding="0.0597in" fo:border-left="none" fo:border-right="0.05pt solid #168253" fo:border-top="none" fo:border-bottom="0.05pt solid #168253"/>
    </style:style>
    <style:style style:name="Table8.A5" style:family="table-cell">
      <style:table-cell-properties style:vertical-align="middle" fo:padding="0.0597in" fo:border-left="0.05pt solid #168253" fo:border-right="none" fo:border-top="none" fo:border-bottom="0.05pt solid #168253"/>
    </style:style>
    <style:style style:name="Table8.B5" style:family="table-cell">
      <style:table-cell-properties style:vertical-align="middle" fo:padding="0.0597in" fo:border-left="none" fo:border-right="0.05pt solid #168253" fo:border-top="none" fo:border-bottom="0.05pt solid #168253"/>
    </style:style>
    <style:style style:name="Table9" style:family="table">
      <style:table-properties style:width="7.2681in" table:align="margins" fo:background-color="#ffffff">
        <style:background-image/>
      </style:table-properties>
    </style:style>
    <style:style style:name="Table9.A" style:family="table-column">
      <style:table-column-properties style:column-width="3.2021in" style:rel-column-width="28870*"/>
    </style:style>
    <style:style style:name="Table9.B" style:family="table-column">
      <style:table-column-properties style:column-width="4.066in" style:rel-column-width="36665*"/>
    </style:style>
    <style:style style:name="Table9.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9.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9.A2" style:family="table-cell">
      <style:table-cell-properties style:vertical-align="middle" fo:padding="0.0597in" fo:border-left="0.05pt solid #168253" fo:border-right="none" fo:border-top="none" fo:border-bottom="0.05pt solid #168253"/>
    </style:style>
    <style:style style:name="Table9.B2" style:family="table-cell">
      <style:table-cell-properties style:vertical-align="middle" fo:padding="0.0597in" fo:border-left="none" fo:border-right="0.05pt solid #168253" fo:border-top="none" fo:border-bottom="0.05pt solid #168253"/>
    </style:style>
    <style:style style:name="Table9.A3" style:family="table-cell">
      <style:table-cell-properties style:vertical-align="middle" fo:padding="0.0597in" fo:border-left="0.05pt solid #168253" fo:border-right="none" fo:border-top="none" fo:border-bottom="0.05pt solid #168253"/>
    </style:style>
    <style:style style:name="Table9.B3" style:family="table-cell">
      <style:table-cell-properties style:vertical-align="middle" fo:padding="0.0597in" fo:border-left="none" fo:border-right="0.05pt solid #168253" fo:border-top="none" fo:border-bottom="0.05pt solid #168253"/>
    </style:style>
    <style:style style:name="Table9.A4" style:family="table-cell">
      <style:table-cell-properties style:vertical-align="middle" fo:padding="0.0597in" fo:border-left="0.05pt solid #168253" fo:border-right="none" fo:border-top="none" fo:border-bottom="0.05pt solid #168253"/>
    </style:style>
    <style:style style:name="Table9.B4" style:family="table-cell">
      <style:table-cell-properties style:vertical-align="middle" fo:padding="0.0597in" fo:border-left="none" fo:border-right="0.05pt solid #168253" fo:border-top="none" fo:border-bottom="0.05pt solid #168253"/>
    </style:style>
    <style:style style:name="Table9.A5" style:family="table-cell">
      <style:table-cell-properties style:vertical-align="middle" fo:padding="0.0597in" fo:border-left="0.05pt solid #168253" fo:border-right="none" fo:border-top="none" fo:border-bottom="0.05pt solid #168253"/>
    </style:style>
    <style:style style:name="Table9.B5" style:family="table-cell">
      <style:table-cell-properties style:vertical-align="middle" fo:padding="0.0597in" fo:border-left="none" fo:border-right="0.05pt solid #168253" fo:border-top="none" fo:border-bottom="0.05pt solid #168253"/>
    </style:style>
    <style:style style:name="Table9.A6" style:family="table-cell">
      <style:table-cell-properties style:vertical-align="middle" fo:padding="0.0597in" fo:border-left="0.05pt solid #168253" fo:border-right="none" fo:border-top="none" fo:border-bottom="0.05pt solid #168253"/>
    </style:style>
    <style:style style:name="Table9.B6" style:family="table-cell">
      <style:table-cell-properties style:vertical-align="middle" fo:padding="0.0597in" fo:border-left="none" fo:border-right="0.05pt solid #168253" fo:border-top="none" fo:border-bottom="0.05pt solid #168253"/>
    </style:style>
    <style:style style:name="Table9.A7" style:family="table-cell">
      <style:table-cell-properties style:vertical-align="middle" fo:padding="0.0597in" fo:border-left="0.05pt solid #168253" fo:border-right="none" fo:border-top="none" fo:border-bottom="0.05pt solid #168253"/>
    </style:style>
    <style:style style:name="Table9.B7" style:family="table-cell">
      <style:table-cell-properties style:vertical-align="middle" fo:padding="0.0597in" fo:border-left="none" fo:border-right="0.05pt solid #168253" fo:border-top="none" fo:border-bottom="0.05pt solid #168253"/>
    </style:style>
    <style:style style:name="Table9.A8" style:family="table-cell">
      <style:table-cell-properties style:vertical-align="middle" fo:padding="0.0597in" fo:border-left="0.05pt solid #168253" fo:border-right="none" fo:border-top="none" fo:border-bottom="0.05pt solid #168253"/>
    </style:style>
    <style:style style:name="Table9.B8" style:family="table-cell">
      <style:table-cell-properties style:vertical-align="middle" fo:padding="0.0597in" fo:border-left="none" fo:border-right="0.05pt solid #168253" fo:border-top="none" fo:border-bottom="0.05pt solid #168253"/>
    </style:style>
    <style:style style:name="Table9.A9" style:family="table-cell">
      <style:table-cell-properties style:vertical-align="middle" fo:padding="0.0597in" fo:border-left="0.05pt solid #168253" fo:border-right="none" fo:border-top="none" fo:border-bottom="0.05pt solid #168253"/>
    </style:style>
    <style:style style:name="Table9.B9" style:family="table-cell">
      <style:table-cell-properties style:vertical-align="middle" fo:padding="0.0597in" fo:border-left="none" fo:border-right="0.05pt solid #168253" fo:border-top="none" fo:border-bottom="0.05pt solid #168253"/>
    </style:style>
    <style:style style:name="Table10" style:family="table">
      <style:table-properties style:width="7.2681in" table:align="margins" fo:background-color="#ffffff">
        <style:background-image/>
      </style:table-properties>
    </style:style>
    <style:style style:name="Table10.A" style:family="table-column">
      <style:table-column-properties style:column-width="1.1278in" style:rel-column-width="10169*"/>
    </style:style>
    <style:style style:name="Table10.B" style:family="table-column">
      <style:table-column-properties style:column-width="0.3674in" style:rel-column-width="3312*"/>
    </style:style>
    <style:style style:name="Table10.C" style:family="table-column">
      <style:table-column-properties style:column-width="2.7576in" style:rel-column-width="24865*"/>
    </style:style>
    <style:style style:name="Table10.D" style:family="table-column">
      <style:table-column-properties style:column-width="3.0153in" style:rel-column-width="27189*"/>
    </style:style>
    <style:style style:name="Table10.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10.B1" style:family="table-cell">
      <style:table-cell-properties style:vertical-align="middle" fo:background-color="#dee7e5" fo:padding="0.0597in" fo:border-left="none" fo:border-right="none" fo:border-top="0.05pt solid #168253" fo:border-bottom="0.05pt solid #168253">
        <style:background-image/>
      </style:table-cell-properties>
    </style:style>
    <style:style style:name="Table10.D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10.A2" style:family="table-cell">
      <style:table-cell-properties style:vertical-align="middle" fo:padding="0.0597in" fo:border-left="0.05pt solid #168253" fo:border-right="none" fo:border-top="none" fo:border-bottom="0.05pt solid #168253"/>
    </style:style>
    <style:style style:name="Table10.B2" style:family="table-cell">
      <style:table-cell-properties style:vertical-align="middle" fo:padding="0.0597in" fo:border-left="none" fo:border-right="none" fo:border-top="none" fo:border-bottom="0.05pt solid #168253"/>
    </style:style>
    <style:style style:name="Table10.C2" style:family="table-cell">
      <style:table-cell-properties style:vertical-align="middle" fo:padding="0.0597in" fo:border-left="none" fo:border-right="none" fo:border-top="none" fo:border-bottom="0.05pt solid #168253"/>
    </style:style>
    <style:style style:name="Table10.D2" style:family="table-cell">
      <style:table-cell-properties style:vertical-align="middle" fo:padding="0.0597in" fo:border-left="none" fo:border-right="0.05pt solid #168253" fo:border-top="none" fo:border-bottom="0.05pt solid #168253"/>
    </style:style>
    <style:style style:name="Table10.A3" style:family="table-cell">
      <style:table-cell-properties style:vertical-align="middle" fo:padding="0.0597in" fo:border-left="0.05pt solid #168253" fo:border-right="none" fo:border-top="none" fo:border-bottom="0.05pt solid #168253"/>
    </style:style>
    <style:style style:name="Table10.B3" style:family="table-cell">
      <style:table-cell-properties style:vertical-align="middle" fo:padding="0.0597in" fo:border-left="none" fo:border-right="none" fo:border-top="none" fo:border-bottom="0.05pt solid #168253"/>
    </style:style>
    <style:style style:name="Table10.C3" style:family="table-cell">
      <style:table-cell-properties style:vertical-align="middle" fo:padding="0.0597in" fo:border-left="none" fo:border-right="none" fo:border-top="none" fo:border-bottom="0.05pt solid #168253"/>
    </style:style>
    <style:style style:name="Table10.D3" style:family="table-cell">
      <style:table-cell-properties style:vertical-align="middle" fo:padding="0.0597in" fo:border-left="none" fo:border-right="0.05pt solid #168253" fo:border-top="none" fo:border-bottom="0.05pt solid #168253"/>
    </style:style>
    <style:style style:name="Table10.A4" style:family="table-cell">
      <style:table-cell-properties style:vertical-align="middle" fo:padding="0.0597in" fo:border-left="0.05pt solid #168253" fo:border-right="none" fo:border-top="none" fo:border-bottom="0.05pt solid #168253"/>
    </style:style>
    <style:style style:name="Table10.B4" style:family="table-cell">
      <style:table-cell-properties style:vertical-align="middle" fo:padding="0.0597in" fo:border-left="none" fo:border-right="none" fo:border-top="none" fo:border-bottom="0.05pt solid #168253"/>
    </style:style>
    <style:style style:name="Table10.C4" style:family="table-cell">
      <style:table-cell-properties style:vertical-align="middle" fo:padding="0.0597in" fo:border-left="none" fo:border-right="none" fo:border-top="none" fo:border-bottom="0.05pt solid #168253"/>
    </style:style>
    <style:style style:name="Table10.D4" style:family="table-cell">
      <style:table-cell-properties style:vertical-align="middle" fo:padding="0.0597in" fo:border-left="none" fo:border-right="0.05pt solid #168253" fo:border-top="none" fo:border-bottom="0.05pt solid #168253"/>
    </style:style>
    <style:style style:name="Table11" style:family="table">
      <style:table-properties style:width="7.2681in" table:align="margins" fo:background-color="#ffffff">
        <style:background-image/>
      </style:table-properties>
    </style:style>
    <style:style style:name="Table11.A" style:family="table-column">
      <style:table-column-properties style:column-width="1.1278in" style:rel-column-width="10169*"/>
    </style:style>
    <style:style style:name="Table11.B" style:family="table-column">
      <style:table-column-properties style:column-width="0.6444in" style:rel-column-width="5810*"/>
    </style:style>
    <style:style style:name="Table11.C" style:family="table-column">
      <style:table-column-properties style:column-width="0.7285in" style:rel-column-width="6568*"/>
    </style:style>
    <style:style style:name="Table11.D" style:family="table-column">
      <style:table-column-properties style:column-width="1.0042in" style:rel-column-width="9054*"/>
    </style:style>
    <style:style style:name="Table11.E" style:family="table-column">
      <style:table-column-properties style:column-width="3.7632in" style:rel-column-width="33934*"/>
    </style:style>
    <style:style style:name="Table11.A1" style:family="table-cell">
      <style:table-cell-properties style:vertical-align="middle" fo:background-color="#dee7e5" fo:padding="0.0403in" fo:border-left="0.05pt solid #168253" fo:border-right="none" fo:border-top="0.05pt solid #168253" fo:border-bottom="0.05pt solid #168253">
        <style:background-image/>
      </style:table-cell-properties>
    </style:style>
    <style:style style:name="Table11.B1" style:family="table-cell">
      <style:table-cell-properties style:vertical-align="middle" fo:background-color="#dee7e5" fo:padding="0.0403in" fo:border-left="none" fo:border-right="none" fo:border-top="0.05pt solid #168253" fo:border-bottom="0.05pt solid #168253">
        <style:background-image/>
      </style:table-cell-properties>
    </style:style>
    <style:style style:name="Table11.E1" style:family="table-cell">
      <style:table-cell-properties style:vertical-align="middle" fo:background-color="#dee7e5" fo:padding="0.0403in" fo:border-left="none" fo:border-right="0.05pt solid #168253" fo:border-top="0.05pt solid #168253" fo:border-bottom="0.05pt solid #168253">
        <style:background-image/>
      </style:table-cell-properties>
    </style:style>
    <style:style style:name="Table11.A2" style:family="table-cell">
      <style:table-cell-properties style:vertical-align="middle" fo:padding="0.0403in" fo:border-left="0.05pt solid #168253" fo:border-right="none" fo:border-top="none" fo:border-bottom="0.05pt solid #168253"/>
    </style:style>
    <style:style style:name="Table11.B2" style:family="table-cell">
      <style:table-cell-properties style:vertical-align="middle" fo:padding="0.0403in" fo:border-left="none" fo:border-right="none" fo:border-top="none" fo:border-bottom="0.05pt solid #168253"/>
    </style:style>
    <style:style style:name="Table11.C2" style:family="table-cell">
      <style:table-cell-properties style:vertical-align="middle" fo:padding="0.0403in" fo:border-left="none" fo:border-right="none" fo:border-top="none" fo:border-bottom="0.05pt solid #168253"/>
    </style:style>
    <style:style style:name="Table11.D2" style:family="table-cell">
      <style:table-cell-properties style:vertical-align="middle" fo:padding="0.0403in" fo:border-left="none" fo:border-right="none" fo:border-top="none" fo:border-bottom="0.05pt solid #168253"/>
    </style:style>
    <style:style style:name="Table11.E2" style:family="table-cell">
      <style:table-cell-properties style:vertical-align="middle" fo:padding="0.0403in" fo:border-left="none" fo:border-right="0.05pt solid #168253" fo:border-top="none" fo:border-bottom="0.05pt solid #168253"/>
    </style:style>
    <style:style style:name="Table11.A3" style:family="table-cell">
      <style:table-cell-properties style:vertical-align="middle" fo:padding="0.0403in" fo:border-left="0.05pt solid #168253" fo:border-right="none" fo:border-top="none" fo:border-bottom="0.05pt solid #168253"/>
    </style:style>
    <style:style style:name="Table11.B3" style:family="table-cell">
      <style:table-cell-properties style:vertical-align="middle" fo:padding="0.0403in" fo:border-left="none" fo:border-right="none" fo:border-top="none" fo:border-bottom="0.05pt solid #168253"/>
    </style:style>
    <style:style style:name="Table11.C3" style:family="table-cell">
      <style:table-cell-properties style:vertical-align="middle" fo:padding="0.0403in" fo:border-left="none" fo:border-right="none" fo:border-top="none" fo:border-bottom="0.05pt solid #168253"/>
    </style:style>
    <style:style style:name="Table11.D3" style:family="table-cell">
      <style:table-cell-properties style:vertical-align="middle" fo:padding="0.0403in" fo:border-left="none" fo:border-right="none" fo:border-top="none" fo:border-bottom="0.05pt solid #168253"/>
    </style:style>
    <style:style style:name="Table11.E3" style:family="table-cell">
      <style:table-cell-properties style:vertical-align="middle" fo:padding="0.0403in" fo:border-left="none" fo:border-right="0.05pt solid #168253" fo:border-top="none" fo:border-bottom="0.05pt solid #168253"/>
    </style:style>
    <style:style style:name="Table11.A4" style:family="table-cell">
      <style:table-cell-properties style:vertical-align="middle" fo:padding="0.0403in" fo:border-left="0.05pt solid #168253" fo:border-right="none" fo:border-top="none" fo:border-bottom="0.05pt solid #168253"/>
    </style:style>
    <style:style style:name="Table11.B4" style:family="table-cell">
      <style:table-cell-properties style:vertical-align="middle" fo:padding="0.0403in" fo:border-left="none" fo:border-right="none" fo:border-top="none" fo:border-bottom="0.05pt solid #168253"/>
    </style:style>
    <style:style style:name="Table11.C4" style:family="table-cell">
      <style:table-cell-properties style:vertical-align="middle" fo:padding="0.0403in" fo:border-left="none" fo:border-right="none" fo:border-top="none" fo:border-bottom="0.05pt solid #168253"/>
    </style:style>
    <style:style style:name="Table11.D4" style:family="table-cell">
      <style:table-cell-properties style:vertical-align="middle" fo:padding="0.0403in" fo:border-left="none" fo:border-right="none" fo:border-top="none" fo:border-bottom="0.05pt solid #168253"/>
    </style:style>
    <style:style style:name="Table11.E4" style:family="table-cell">
      <style:table-cell-properties style:vertical-align="middle" fo:padding="0.0403in" fo:border-left="none" fo:border-right="0.05pt solid #168253" fo:border-top="none" fo:border-bottom="0.05pt solid #168253"/>
    </style:style>
    <style:style style:name="Table11.A5" style:family="table-cell">
      <style:table-cell-properties style:vertical-align="middle" fo:padding="0.0403in" fo:border-left="0.05pt solid #168253" fo:border-right="none" fo:border-top="none" fo:border-bottom="0.05pt solid #168253"/>
    </style:style>
    <style:style style:name="Table11.B5" style:family="table-cell">
      <style:table-cell-properties style:vertical-align="middle" fo:padding="0.0403in" fo:border-left="none" fo:border-right="none" fo:border-top="none" fo:border-bottom="0.05pt solid #168253"/>
    </style:style>
    <style:style style:name="Table11.C5" style:family="table-cell">
      <style:table-cell-properties style:vertical-align="middle" fo:padding="0.0403in" fo:border-left="none" fo:border-right="none" fo:border-top="none" fo:border-bottom="0.05pt solid #168253"/>
    </style:style>
    <style:style style:name="Table11.D5" style:family="table-cell">
      <style:table-cell-properties style:vertical-align="middle" fo:padding="0.0403in" fo:border-left="none" fo:border-right="none" fo:border-top="none" fo:border-bottom="0.05pt solid #168253"/>
    </style:style>
    <style:style style:name="Table11.E5" style:family="table-cell">
      <style:table-cell-properties style:vertical-align="middle" fo:padding="0.0403in" fo:border-left="none" fo:border-right="0.05pt solid #168253" fo:border-top="none" fo:border-bottom="0.05pt solid #168253"/>
    </style:style>
    <style:style style:name="Table12" style:family="table">
      <style:table-properties style:width="7.2681in" table:align="margins" fo:background-color="#ffffff">
        <style:background-image/>
      </style:table-properties>
    </style:style>
    <style:style style:name="Table12.A" style:family="table-column">
      <style:table-column-properties style:column-width="3.6688in" style:rel-column-width="33083*"/>
    </style:style>
    <style:style style:name="Table12.B" style:family="table-column">
      <style:table-column-properties style:column-width="3.5993in" style:rel-column-width="32452*"/>
    </style:style>
    <style:style style:name="Table12.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12.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12.A2" style:family="table-cell">
      <style:table-cell-properties style:vertical-align="middle" fo:padding="0.0597in" fo:border-left="0.05pt solid #168253" fo:border-right="none" fo:border-top="none" fo:border-bottom="0.05pt solid #168253"/>
    </style:style>
    <style:style style:name="Table12.B2" style:family="table-cell">
      <style:table-cell-properties style:vertical-align="middle" fo:padding="0.0597in" fo:border-left="none" fo:border-right="0.05pt solid #168253" fo:border-top="none" fo:border-bottom="0.05pt solid #168253"/>
    </style:style>
    <style:style style:name="Table12.A3" style:family="table-cell">
      <style:table-cell-properties style:vertical-align="middle" fo:padding="0.0597in" fo:border-left="0.05pt solid #168253" fo:border-right="none" fo:border-top="none" fo:border-bottom="0.05pt solid #168253"/>
    </style:style>
    <style:style style:name="Table12.B3" style:family="table-cell">
      <style:table-cell-properties style:vertical-align="middle" fo:padding="0.0597in" fo:border-left="none" fo:border-right="0.05pt solid #168253" fo:border-top="none" fo:border-bottom="0.05pt solid #168253"/>
    </style:style>
    <style:style style:name="Table12.A4" style:family="table-cell">
      <style:table-cell-properties style:vertical-align="middle" fo:padding="0.0597in" fo:border-left="0.05pt solid #168253" fo:border-right="none" fo:border-top="none" fo:border-bottom="0.05pt solid #168253"/>
    </style:style>
    <style:style style:name="Table12.B4" style:family="table-cell">
      <style:table-cell-properties style:vertical-align="middle" fo:padding="0.0597in" fo:border-left="none" fo:border-right="0.05pt solid #168253" fo:border-top="none" fo:border-bottom="0.05pt solid #168253"/>
    </style:style>
    <style:style style:name="Table12.A5" style:family="table-cell">
      <style:table-cell-properties style:vertical-align="middle" fo:padding="0.0597in" fo:border-left="0.05pt solid #168253" fo:border-right="none" fo:border-top="none" fo:border-bottom="0.05pt solid #168253"/>
    </style:style>
    <style:style style:name="Table12.B5" style:family="table-cell">
      <style:table-cell-properties style:vertical-align="middle" fo:padding="0.0597in" fo:border-left="none" fo:border-right="0.05pt solid #168253" fo:border-top="none" fo:border-bottom="0.05pt solid #168253"/>
    </style:style>
    <style:style style:name="Table13" style:family="table">
      <style:table-properties style:width="7.2681in" table:align="margins" fo:background-color="#ffffff">
        <style:background-image/>
      </style:table-properties>
    </style:style>
    <style:style style:name="Table13.A" style:family="table-column">
      <style:table-column-properties style:column-width="2.8257in" style:rel-column-width="25479*"/>
    </style:style>
    <style:style style:name="Table13.B" style:family="table-column">
      <style:table-column-properties style:column-width="1.5056in" style:rel-column-width="13575*"/>
    </style:style>
    <style:style style:name="Table13.C" style:family="table-column">
      <style:table-column-properties style:column-width="2.9368in" style:rel-column-width="26481*"/>
    </style:style>
    <style:style style:name="Table13.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13.B1" style:family="table-cell">
      <style:table-cell-properties style:vertical-align="middle" fo:background-color="#dee7e5" fo:padding="0.0597in" fo:border-left="none" fo:border-right="none" fo:border-top="0.05pt solid #168253" fo:border-bottom="0.05pt solid #168253">
        <style:background-image/>
      </style:table-cell-properties>
    </style:style>
    <style:style style:name="Table13.C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13.A2" style:family="table-cell">
      <style:table-cell-properties style:vertical-align="middle" fo:padding="0.0597in" fo:border-left="0.05pt solid #168253" fo:border-right="none" fo:border-top="none" fo:border-bottom="0.05pt solid #168253"/>
    </style:style>
    <style:style style:name="Table13.B2" style:family="table-cell">
      <style:table-cell-properties style:vertical-align="middle" fo:padding="0.0597in" fo:border-left="none" fo:border-right="none" fo:border-top="none" fo:border-bottom="0.05pt solid #168253"/>
    </style:style>
    <style:style style:name="Table13.C2" style:family="table-cell">
      <style:table-cell-properties style:vertical-align="middle" fo:padding="0.0597in" fo:border-left="none" fo:border-right="0.05pt solid #168253" fo:border-top="none" fo:border-bottom="0.05pt solid #168253"/>
    </style:style>
    <style:style style:name="Table13.A3" style:family="table-cell">
      <style:table-cell-properties style:vertical-align="middle" fo:padding="0.0597in" fo:border-left="0.05pt solid #168253" fo:border-right="none" fo:border-top="none" fo:border-bottom="0.05pt solid #168253"/>
    </style:style>
    <style:style style:name="Table13.B3" style:family="table-cell">
      <style:table-cell-properties style:vertical-align="middle" fo:padding="0.0597in" fo:border-left="none" fo:border-right="none" fo:border-top="none" fo:border-bottom="0.05pt solid #168253"/>
    </style:style>
    <style:style style:name="Table13.C3" style:family="table-cell">
      <style:table-cell-properties style:vertical-align="middle" fo:padding="0.0597in" fo:border-left="none" fo:border-right="0.05pt solid #168253" fo:border-top="none" fo:border-bottom="0.05pt solid #168253"/>
    </style:style>
    <style:style style:name="Table14" style:family="table">
      <style:table-properties style:width="7.2681in" table:align="margins" fo:background-color="#ffffff">
        <style:background-image/>
      </style:table-properties>
    </style:style>
    <style:style style:name="Table14.A" style:family="table-column">
      <style:table-column-properties style:column-width="3.1597in" style:rel-column-width="28490*"/>
    </style:style>
    <style:style style:name="Table14.B" style:family="table-column">
      <style:table-column-properties style:column-width="4.1083in" style:rel-column-width="37045*"/>
    </style:style>
    <style:style style:name="Table14.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14.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14.A2" style:family="table-cell">
      <style:table-cell-properties style:vertical-align="middle" fo:padding="0.0597in" fo:border-left="0.05pt solid #168253" fo:border-right="none" fo:border-top="none" fo:border-bottom="0.05pt solid #168253"/>
    </style:style>
    <style:style style:name="Table14.B2" style:family="table-cell">
      <style:table-cell-properties style:vertical-align="middle" fo:padding="0.0597in" fo:border-left="none" fo:border-right="0.05pt solid #168253" fo:border-top="none" fo:border-bottom="0.05pt solid #168253"/>
    </style:style>
    <style:style style:name="Table14.A3" style:family="table-cell">
      <style:table-cell-properties style:vertical-align="middle" fo:padding="0.0597in" fo:border-left="0.05pt solid #168253" fo:border-right="none" fo:border-top="none" fo:border-bottom="0.05pt solid #168253"/>
    </style:style>
    <style:style style:name="Table14.B3" style:family="table-cell">
      <style:table-cell-properties style:vertical-align="middle" fo:padding="0.0597in" fo:border-left="none" fo:border-right="0.05pt solid #168253" fo:border-top="none" fo:border-bottom="0.05pt solid #168253"/>
    </style:style>
    <style:style style:name="Table14.A4" style:family="table-cell">
      <style:table-cell-properties style:vertical-align="middle" fo:padding="0.0597in" fo:border-left="0.05pt solid #168253" fo:border-right="none" fo:border-top="none" fo:border-bottom="0.05pt solid #168253"/>
    </style:style>
    <style:style style:name="Table14.B4" style:family="table-cell">
      <style:table-cell-properties style:vertical-align="middle" fo:padding="0.0597in" fo:border-left="none" fo:border-right="0.05pt solid #168253" fo:border-top="none" fo:border-bottom="0.05pt solid #168253"/>
    </style:style>
    <style:style style:name="Table14.A5" style:family="table-cell">
      <style:table-cell-properties style:vertical-align="middle" fo:padding="0.0597in" fo:border-left="0.05pt solid #168253" fo:border-right="none" fo:border-top="none" fo:border-bottom="0.05pt solid #168253"/>
    </style:style>
    <style:style style:name="Table14.B5" style:family="table-cell">
      <style:table-cell-properties style:vertical-align="middle" fo:padding="0.0597in" fo:border-left="none" fo:border-right="0.05pt solid #168253" fo:border-top="none" fo:border-bottom="0.05pt solid #168253"/>
    </style:style>
    <style:style style:name="Table14.A6" style:family="table-cell">
      <style:table-cell-properties style:vertical-align="middle" fo:padding="0.0597in" fo:border-left="0.05pt solid #168253" fo:border-right="none" fo:border-top="none" fo:border-bottom="0.05pt solid #168253"/>
    </style:style>
    <style:style style:name="Table14.B6" style:family="table-cell">
      <style:table-cell-properties style:vertical-align="middle" fo:padding="0.0597in" fo:border-left="none" fo:border-right="0.05pt solid #168253" fo:border-top="none" fo:border-bottom="0.05pt solid #168253"/>
    </style:style>
    <style:style style:name="Table14.A7" style:family="table-cell">
      <style:table-cell-properties style:vertical-align="middle" fo:padding="0.0597in" fo:border-left="0.05pt solid #168253" fo:border-right="none" fo:border-top="none" fo:border-bottom="0.05pt solid #168253"/>
    </style:style>
    <style:style style:name="Table14.B7" style:family="table-cell">
      <style:table-cell-properties style:vertical-align="middle" fo:padding="0.0597in" fo:border-left="none" fo:border-right="0.05pt solid #168253" fo:border-top="none" fo:border-bottom="0.05pt solid #168253"/>
    </style:style>
    <style:style style:name="Table14.A8" style:family="table-cell">
      <style:table-cell-properties style:vertical-align="middle" fo:padding="0.0597in" fo:border-left="0.05pt solid #168253" fo:border-right="none" fo:border-top="none" fo:border-bottom="0.05pt solid #168253"/>
    </style:style>
    <style:style style:name="Table14.B8" style:family="table-cell">
      <style:table-cell-properties style:vertical-align="middle" fo:padding="0.0597in" fo:border-left="none" fo:border-right="0.05pt solid #168253" fo:border-top="none" fo:border-bottom="0.05pt solid #168253"/>
    </style:style>
    <style:style style:name="Table14.A9" style:family="table-cell">
      <style:table-cell-properties style:vertical-align="middle" fo:padding="0.0597in" fo:border-left="0.05pt solid #168253" fo:border-right="none" fo:border-top="none" fo:border-bottom="0.05pt solid #168253"/>
    </style:style>
    <style:style style:name="Table14.B9" style:family="table-cell">
      <style:table-cell-properties style:vertical-align="middle" fo:padding="0.0597in" fo:border-left="none" fo:border-right="0.05pt solid #168253" fo:border-top="none" fo:border-bottom="0.05pt solid #168253"/>
    </style:style>
    <style:style style:name="Table15" style:family="table">
      <style:table-properties style:width="7.2681in" table:align="margins" fo:background-color="#ffffff">
        <style:background-image/>
      </style:table-properties>
    </style:style>
    <style:style style:name="Table15.A" style:family="table-column">
      <style:table-column-properties style:column-width="3.0514in" style:rel-column-width="27512*"/>
    </style:style>
    <style:style style:name="Table15.B" style:family="table-column">
      <style:table-column-properties style:column-width="1.3806in" style:rel-column-width="12449*"/>
    </style:style>
    <style:style style:name="Table15.C" style:family="table-column">
      <style:table-column-properties style:column-width="2.8361in" style:rel-column-width="25574*"/>
    </style:style>
    <style:style style:name="Table15.A1" style:family="table-cell">
      <style:table-cell-properties style:vertical-align="middle" fo:padding="0.0597in" fo:border-left="0.05pt solid #168253" fo:border-right="none" fo:border-top="0.05pt solid #168253" fo:border-bottom="0.05pt solid #168253"/>
    </style:style>
    <style:style style:name="Table15.B1" style:family="table-cell">
      <style:table-cell-properties style:vertical-align="middle" fo:padding="0.0597in" fo:border-left="none" fo:border-right="none" fo:border-top="0.05pt solid #168253" fo:border-bottom="0.05pt solid #168253"/>
    </style:style>
    <style:style style:name="Table15.C1" style:family="table-cell">
      <style:table-cell-properties style:vertical-align="middle" fo:padding="0.0597in" fo:border-left="none" fo:border-right="0.05pt solid #168253" fo:border-top="0.05pt solid #168253" fo:border-bottom="0.05pt solid #168253"/>
    </style:style>
    <style:style style:name="Table15.A2" style:family="table-cell">
      <style:table-cell-properties style:vertical-align="middle" fo:padding="0.0597in" fo:border-left="0.05pt solid #168253" fo:border-right="none" fo:border-top="none" fo:border-bottom="0.05pt solid #168253"/>
    </style:style>
    <style:style style:name="Table15.B2" style:family="table-cell">
      <style:table-cell-properties style:vertical-align="middle" fo:padding="0.0597in" fo:border-left="none" fo:border-right="none" fo:border-top="none" fo:border-bottom="0.05pt solid #168253"/>
    </style:style>
    <style:style style:name="Table15.C2" style:family="table-cell">
      <style:table-cell-properties style:vertical-align="middle" fo:padding="0.0597in" fo:border-left="none" fo:border-right="0.05pt solid #168253" fo:border-top="none" fo:border-bottom="0.05pt solid #168253"/>
    </style:style>
    <style:style style:name="Table16" style:family="table">
      <style:table-properties style:width="7.2681in" table:align="margins" fo:background-color="#ffffff">
        <style:background-image/>
      </style:table-properties>
    </style:style>
    <style:style style:name="Table16.A" style:family="table-column">
      <style:table-column-properties style:column-width="3.0514in" style:rel-column-width="27512*"/>
    </style:style>
    <style:style style:name="Table16.B" style:family="table-column">
      <style:table-column-properties style:column-width="1.3806in" style:rel-column-width="12449*"/>
    </style:style>
    <style:style style:name="Table16.C" style:family="table-column">
      <style:table-column-properties style:column-width="2.8361in" style:rel-column-width="25574*"/>
    </style:style>
    <style:style style:name="Table16.A1" style:family="table-cell">
      <style:table-cell-properties style:vertical-align="middle" fo:padding="0.0597in" fo:border-left="0.05pt solid #168253" fo:border-right="none" fo:border-top="0.05pt solid #168253" fo:border-bottom="0.05pt solid #168253"/>
    </style:style>
    <style:style style:name="Table16.B1" style:family="table-cell">
      <style:table-cell-properties style:vertical-align="middle" fo:padding="0.0597in" fo:border-left="none" fo:border-right="none" fo:border-top="0.05pt solid #168253" fo:border-bottom="0.05pt solid #168253"/>
    </style:style>
    <style:style style:name="Table16.C1" style:family="table-cell">
      <style:table-cell-properties style:vertical-align="middle" fo:padding="0.0597in" fo:border-left="none" fo:border-right="0.05pt solid #168253" fo:border-top="0.05pt solid #168253" fo:border-bottom="0.05pt solid #168253"/>
    </style:style>
    <style:style style:name="Table16.A2" style:family="table-cell">
      <style:table-cell-properties style:vertical-align="middle" fo:padding="0.0597in" fo:border-left="0.05pt solid #168253" fo:border-right="none" fo:border-top="none" fo:border-bottom="0.05pt solid #168253"/>
    </style:style>
    <style:style style:name="Table16.B2" style:family="table-cell">
      <style:table-cell-properties style:vertical-align="middle" fo:padding="0.0597in" fo:border-left="none" fo:border-right="none" fo:border-top="none" fo:border-bottom="0.05pt solid #168253"/>
    </style:style>
    <style:style style:name="Table16.C2" style:family="table-cell">
      <style:table-cell-properties style:vertical-align="middle" fo:padding="0.0597in" fo:border-left="none" fo:border-right="0.05pt solid #168253" fo:border-top="none" fo:border-bottom="0.05pt solid #168253"/>
    </style:style>
    <style:style style:name="Table17" style:family="table">
      <style:table-properties style:width="7.2681in" table:align="margins" fo:background-color="#ffffff">
        <style:background-image/>
      </style:table-properties>
    </style:style>
    <style:style style:name="Table17.A" style:family="table-column">
      <style:table-column-properties style:column-width="2.9264in" style:rel-column-width="26385*"/>
    </style:style>
    <style:style style:name="Table17.B" style:family="table-column">
      <style:table-column-properties style:column-width="1.3972in" style:rel-column-width="12598*"/>
    </style:style>
    <style:style style:name="Table17.C" style:family="table-column">
      <style:table-column-properties style:column-width="2.9444in" style:rel-column-width="26552*"/>
    </style:style>
    <style:style style:name="Table17.A1" style:family="table-cell">
      <style:table-cell-properties style:vertical-align="middle" fo:padding="0.0597in" fo:border-left="0.05pt solid #168253" fo:border-right="none" fo:border-top="0.05pt solid #168253" fo:border-bottom="0.05pt solid #168253"/>
    </style:style>
    <style:style style:name="Table17.B1" style:family="table-cell">
      <style:table-cell-properties style:vertical-align="middle" fo:padding="0.0597in" fo:border-left="none" fo:border-right="none" fo:border-top="0.05pt solid #168253" fo:border-bottom="0.05pt solid #168253"/>
    </style:style>
    <style:style style:name="Table17.C1" style:family="table-cell">
      <style:table-cell-properties style:vertical-align="middle" fo:padding="0.0597in" fo:border-left="none" fo:border-right="0.05pt solid #168253" fo:border-top="0.05pt solid #168253" fo:border-bottom="0.05pt solid #168253"/>
    </style:style>
    <style:style style:name="Table17.A2" style:family="table-cell">
      <style:table-cell-properties style:vertical-align="middle" fo:padding="0.0597in" fo:border-left="0.05pt solid #168253" fo:border-right="none" fo:border-top="none" fo:border-bottom="0.05pt solid #168253"/>
    </style:style>
    <style:style style:name="Table17.B2" style:family="table-cell">
      <style:table-cell-properties style:vertical-align="middle" fo:padding="0.0597in" fo:border-left="none" fo:border-right="none" fo:border-top="none" fo:border-bottom="0.05pt solid #168253"/>
    </style:style>
    <style:style style:name="Table17.C2" style:family="table-cell">
      <style:table-cell-properties style:vertical-align="middle" fo:padding="0.0597in" fo:border-left="none" fo:border-right="0.05pt solid #168253" fo:border-top="none" fo:border-bottom="0.05pt solid #168253"/>
    </style:style>
    <style:style style:name="Table18" style:family="table">
      <style:table-properties style:width="7.2681in" table:align="margins" fo:background-color="#ffffff">
        <style:background-image/>
      </style:table-properties>
    </style:style>
    <style:style style:name="Table18.A" style:family="table-column">
      <style:table-column-properties style:column-width="3.0514in" style:rel-column-width="27512*"/>
    </style:style>
    <style:style style:name="Table18.B" style:family="table-column">
      <style:table-column-properties style:column-width="1.3806in" style:rel-column-width="12449*"/>
    </style:style>
    <style:style style:name="Table18.C" style:family="table-column">
      <style:table-column-properties style:column-width="2.8361in" style:rel-column-width="25574*"/>
    </style:style>
    <style:style style:name="Table18.A1" style:family="table-cell">
      <style:table-cell-properties style:vertical-align="middle" fo:padding="0.0597in" fo:border-left="0.05pt solid #168253" fo:border-right="none" fo:border-top="0.05pt solid #168253" fo:border-bottom="0.05pt solid #168253"/>
    </style:style>
    <style:style style:name="Table18.B1" style:family="table-cell">
      <style:table-cell-properties style:vertical-align="middle" fo:padding="0.0597in" fo:border-left="none" fo:border-right="none" fo:border-top="0.05pt solid #168253" fo:border-bottom="0.05pt solid #168253"/>
    </style:style>
    <style:style style:name="Table18.C1" style:family="table-cell">
      <style:table-cell-properties style:vertical-align="middle" fo:padding="0.0597in" fo:border-left="none" fo:border-right="0.05pt solid #168253" fo:border-top="0.05pt solid #168253" fo:border-bottom="0.05pt solid #168253"/>
    </style:style>
    <style:style style:name="Table18.A2" style:family="table-cell">
      <style:table-cell-properties style:vertical-align="middle" fo:padding="0.0597in" fo:border-left="0.05pt solid #168253" fo:border-right="none" fo:border-top="none" fo:border-bottom="0.05pt solid #168253"/>
    </style:style>
    <style:style style:name="Table18.B2" style:family="table-cell">
      <style:table-cell-properties style:vertical-align="middle" fo:padding="0.0597in" fo:border-left="none" fo:border-right="none" fo:border-top="none" fo:border-bottom="0.05pt solid #168253"/>
    </style:style>
    <style:style style:name="Table18.C2" style:family="table-cell">
      <style:table-cell-properties style:vertical-align="middle" fo:padding="0.0597in" fo:border-left="none" fo:border-right="0.05pt solid #168253" fo:border-top="none" fo:border-bottom="0.05pt solid #168253"/>
    </style:style>
    <style:style style:name="Table19" style:family="table">
      <style:table-properties style:width="7.2681in" table:align="margins" fo:background-color="transparent">
        <style:background-image/>
      </style:table-properties>
    </style:style>
    <style:style style:name="Table19.A" style:family="table-column">
      <style:table-column-properties style:column-width="0.7715in" style:rel-column-width="6958*"/>
    </style:style>
    <style:style style:name="Table19.B" style:family="table-column">
      <style:table-column-properties style:column-width="1.6646in" style:rel-column-width="15012*"/>
    </style:style>
    <style:style style:name="Table19.C" style:family="table-column">
      <style:table-column-properties style:column-width="2.2549in" style:rel-column-width="20329*"/>
    </style:style>
    <style:style style:name="Table19.D" style:family="table-column">
      <style:table-column-properties style:column-width="2.5771in" style:rel-column-width="23236*"/>
    </style:style>
    <style:style style:name="Table19.A1" style:family="table-cell">
      <style:table-cell-properties style:vertical-align="middle" fo:padding="0.0597in" fo:border-left="0.05pt solid #ff5429" fo:border-right="none" fo:border-top="0.05pt solid #ff5429" fo:border-bottom="0.05pt solid #ff5429"/>
    </style:style>
    <style:style style:name="Table19.B1" style:family="table-cell">
      <style:table-cell-properties style:vertical-align="middle" fo:padding="0.0597in" fo:border-left="none" fo:border-right="none" fo:border-top="0.05pt solid #ff5429" fo:border-bottom="0.05pt solid #ff5429"/>
    </style:style>
    <style:style style:name="Table19.D1" style:family="table-cell">
      <style:table-cell-properties style:vertical-align="middle" fo:padding="0.0597in" fo:border-left="none" fo:border-right="0.05pt solid #ff5429" fo:border-top="0.05pt solid #ff5429" fo:border-bottom="0.05pt solid #ff5429"/>
    </style:style>
    <style:style style:name="Table19.A2" style:family="table-cell">
      <style:table-cell-properties style:vertical-align="middle" fo:padding="0.0597in" fo:border-left="0.05pt solid #ff5429" fo:border-right="none" fo:border-top="none" fo:border-bottom="0.05pt solid #ff5429"/>
    </style:style>
    <style:style style:name="Table19.B2" style:family="table-cell">
      <style:table-cell-properties style:vertical-align="middle" fo:padding="0.0597in" fo:border-left="none" fo:border-right="none" fo:border-top="none" fo:border-bottom="0.05pt solid #ff5429"/>
    </style:style>
    <style:style style:name="Table19.D2" style:family="table-cell">
      <style:table-cell-properties style:vertical-align="middle" fo:padding="0.0597in" fo:border-left="none" fo:border-right="0.05pt solid #ff5429" fo:border-top="none" fo:border-bottom="0.05pt solid #ff5429"/>
    </style:style>
    <style:style style:name="Table20" style:family="table" style:master-page-name="">
      <style:table-properties style:width="7.2681in" style:page-number="auto" table:align="margins" fo:background-color="#ffffff">
        <style:background-image/>
      </style:table-properties>
    </style:style>
    <style:style style:name="Table20.A" style:family="table-column">
      <style:table-column-properties style:column-width="3.6486in" style:rel-column-width="2122*"/>
    </style:style>
    <style:style style:name="Table20.B" style:family="table-column">
      <style:table-column-properties style:column-width="1.1139in" style:rel-column-width="648*"/>
    </style:style>
    <style:style style:name="Table20.C" style:family="table-column">
      <style:table-column-properties style:column-width="2.5056in" style:rel-column-width="1457*"/>
    </style:style>
    <style:style style:name="Table20.A1" style:family="table-cell">
      <style:table-cell-properties style:vertical-align="middle" fo:padding="0.0597in" fo:border-left="0.05pt solid #168253" fo:border-right="none" fo:border-top="0.05pt solid #168253" fo:border-bottom="0.05pt solid #168253"/>
    </style:style>
    <style:style style:name="Table20.B1" style:family="table-cell">
      <style:table-cell-properties style:vertical-align="middle" fo:padding="0.0597in" fo:border-left="none" fo:border-right="none" fo:border-top="0.05pt solid #168253" fo:border-bottom="0.05pt solid #168253"/>
    </style:style>
    <style:style style:name="Table20.C1" style:family="table-cell">
      <style:table-cell-properties style:vertical-align="middle" fo:padding="0.0597in" fo:border-left="none" fo:border-right="0.05pt solid #168253" fo:border-top="0.05pt solid #168253" fo:border-bottom="0.05pt solid #168253"/>
    </style:style>
    <style:style style:name="Table20.A2" style:family="table-cell">
      <style:table-cell-properties style:vertical-align="middle" fo:padding="0.0597in" fo:border-left="0.05pt solid #168253" fo:border-right="none" fo:border-top="none" fo:border-bottom="0.05pt solid #168253"/>
    </style:style>
    <style:style style:name="Table20.B2" style:family="table-cell">
      <style:table-cell-properties style:vertical-align="middle" fo:padding="0.0597in" fo:border-left="none" fo:border-right="none" fo:border-top="none" fo:border-bottom="0.05pt solid #168253"/>
    </style:style>
    <style:style style:name="Table20.C2" style:family="table-cell">
      <style:table-cell-properties style:vertical-align="middle" fo:padding="0.0597in" fo:border-left="none" fo:border-right="0.05pt solid #168253" fo:border-top="none" fo:border-bottom="0.05pt solid #168253"/>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5" style:family="paragraph" style:parent-style-name="Text_20_body">
      <style:paragraph-properties fo:margin-left="0in" fo:margin-right="0in" fo:margin-top="0in" fo:margin-bottom="0.1043in" style:contextual-spacing="false" fo:text-indent="0in" style:auto-text-indent="false"/>
    </style:style>
    <style:style style:name="P6"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7" style:family="paragraph" style:parent-style-name="Text_20_body">
      <style:paragraph-properties fo:margin-left="0in" fo:margin-right="0in" fo:margin-top="0in" fo:margin-bottom="0.1043in" style:contextual-spacing="false"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10"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style>
    <style:style style:name="P12"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8297fa"/>
    </style:style>
    <style:style style:name="P13" style:family="paragraph" style:parent-style-name="Text_20_body">
      <style:paragraph-properties fo:margin-left="0in" fo:margin-right="0in" fo:margin-top="0in" fo:margin-bottom="0.1043in" style:contextual-spacing="false" fo:text-indent="0in" style:auto-text-indent="false"/>
      <style:text-properties style:font-name="Lato" fo:font-size="13pt" style:font-size-asian="13pt" style:font-size-complex="13pt"/>
    </style:style>
    <style:style style:name="P14" style:family="paragraph" style:parent-style-name="Text_20_body">
      <style:paragraph-properties fo:margin-left="0in" fo:margin-right="0in" fo:margin-top="0in" fo:margin-bottom="0.1043in" style:contextual-spacing="false" fo:text-indent="0in" style:auto-text-indent="false"/>
      <style:text-properties style:font-name="Lato" fo:font-size="13pt" officeooo:paragraph-rsid="0088d331" style:font-size-asian="13pt" style:font-size-complex="13pt"/>
    </style:style>
    <style:style style:name="P15" style:family="paragraph" style:parent-style-name="Heading_20_2">
      <style:paragraph-properties fo:margin-left="0in" fo:margin-right="0in" fo:margin-top="0in" fo:margin-bottom="0.1043in" style:contextual-spacing="false" fo:text-indent="0in" style:auto-text-indent="false"/>
      <style:text-properties fo:font-variant="normal" fo:text-transform="none" fo:color="#333333" loext:opacity="100%" style:font-name="Lato" fo:font-size="22.5pt" fo:letter-spacing="normal" fo:font-style="normal" fo:font-weight="normal"/>
    </style:style>
    <style:style style:name="P16" style:family="paragraph" style:parent-style-name="Heading_20_2">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22.5pt" fo:letter-spacing="normal" fo:font-style="normal" fo:font-weight="normal"/>
    </style:style>
    <style:style style:name="P17" style:family="paragraph" style:parent-style-name="Heading_20_2">
      <style:paragraph-properties fo:margin-left="0in" fo:margin-right="0in" fo:margin-top="0in" fo:margin-bottom="0.1043in" style:contextual-spacing="false" fo:text-indent="0in" style:auto-text-indent="false"/>
      <style:text-properties fo:font-variant="normal" fo:text-transform="none" fo:color="#333333" loext:opacity="100%" style:font-name="Lato" fo:font-size="22.5pt" fo:letter-spacing="normal" fo:font-style="normal" fo:font-weight="normal" style:font-size-asian="13pt" style:font-size-complex="13pt"/>
    </style:style>
    <style:style style:name="P18"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19"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font-size-asian="18pt" style:font-size-complex="18pt"/>
    </style:style>
    <style:style style:name="P20"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font-name-asian="Noto Sans CJK SC" style:font-size-asian="14pt" style:font-weight-asian="bold" style:font-name-complex="Lohit Devanagari" style:font-size-complex="14pt" style:font-weight-complex="bold"/>
    </style:style>
    <style:style style:name="P21"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22"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style:use-window-font-color="true" loext:opacity="0%" style:font-name="Lato" fo:font-size="18pt" fo:letter-spacing="normal" fo:font-style="normal" fo:font-weight="normal"/>
    </style:style>
    <style:style style:name="P23"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style:use-window-font-color="true" loext:opacity="0%" style:font-name="Helvetica Neue" fo:font-size="18pt" fo:letter-spacing="normal" fo:font-style="normal" fo:font-weight="normal"/>
    </style:style>
    <style:style style:name="P24"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25"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6"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7"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2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style:use-window-font-color="true" loext:opacity="0%" style:font-name="Courier New" fo:font-size="12pt" fo:letter-spacing="normal" fo:font-style="normal" fo:font-weight="normal" style:font-size-asian="12pt" style:font-size-complex="12pt"/>
    </style:style>
    <style:style style:name="P2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30"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31" style:family="paragraph" style:parent-style-name="Preformatted_20_Text">
      <loext:graphic-properties draw:fill="solid" draw:fill-color="#f5f5f5" draw:opacity="100%"/>
      <style:paragraph-properties fo:margin-left="0in" fo:margin-right="0in" fo:margin-top="0in" fo:margin-bottom="0.1043in" style:contextual-spacing="false" fo:line-height="142%" fo:text-indent="0in" style:auto-text-indent="false" fo:background-color="#f5f5f5" fo:padding="0.0799in" fo:border="0.06pt solid #cccccc"/>
      <style:text-properties fo:color="#333333" loext:opacity="100%" style:font-name="Consolas" fo:font-size="12pt" style:font-size-asian="12pt" style:font-size-complex="12pt"/>
    </style:style>
    <style:style style:name="P32"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3"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4" style:family="paragraph" style:parent-style-name="Heading_20_2">
      <style:paragraph-properties fo:margin-left="0in" fo:margin-right="0in" fo:line-height="142%" fo:orphans="2" fo:widows="2" fo:text-indent="0in" style:auto-text-indent="false"/>
      <style:text-properties fo:font-variant="normal" fo:text-transform="none" fo:color="#333333" loext:opacity="100%" style:font-name="Lato" fo:font-size="22.5pt" fo:letter-spacing="normal" fo:font-style="normal" style:text-underline-style="none" fo:font-weight="normal" style:font-size-asian="13pt" style:font-size-complex="13pt"/>
    </style:style>
    <style:style style:name="P35" style:family="paragraph" style:parent-style-name="Heading_20_2">
      <style:paragraph-properties fo:margin-left="0in" fo:margin-right="0in" fo:line-height="142%" fo:orphans="2" fo:widows="2" fo:text-indent="0in" style:auto-text-indent="false"/>
      <style:text-properties fo:font-variant="normal" fo:text-transform="none" fo:color="#333333" loext:opacity="100%" style:font-name="Lato" fo:font-size="22.5pt" fo:letter-spacing="normal" fo:font-style="normal" style:text-underline-style="none" fo:font-weight="normal" style:font-name-asian="Noto Sans CJK SC" style:font-size-asian="13pt" style:font-weight-asian="bold" style:font-name-complex="Lohit Devanagari" style:font-size-complex="13pt" style:font-weight-complex="bold"/>
    </style:style>
    <style:style style:name="P36" style:family="paragraph" style:parent-style-name="Heading_20_3">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style:text-underline-style="none" fo:font-weight="normal" style:font-size-asian="13pt" style:font-size-complex="13pt"/>
    </style:style>
    <style:style style:name="P37" style:family="paragraph" style:parent-style-name="List_20_Contents">
      <style:paragraph-properties fo:margin-left="0in" fo:margin-right="0in" fo:line-height="142%" fo:orphans="2" fo:widows="2" fo:text-indent="0in" style:auto-text-indent="false"/>
    </style:style>
    <style:style style:name="P38"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9" style:family="paragraph" style:parent-style-name="List_20_Contents">
      <style:paragraph-properties fo:margin-left="0in" fo:margin-right="0in" fo:line-height="142%" fo:orphans="2" fo:widows="2" fo:text-indent="0in" style:auto-text-indent="false"/>
      <style:text-properties style:use-window-font-color="true" loext:opacity="0%" style:font-name="Lato" fo:font-size="13pt" style:text-underline-style="none" style:font-size-asian="13pt" style:font-size-complex="13pt"/>
    </style:style>
    <style:style style:name="P40"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style>
    <style:style style:name="P41" style:family="paragraph" style:parent-style-name="Preformatted_20_Text">
      <loext:graphic-properties draw:fill="solid" draw:fill-color="#333333" draw:opacity="100%"/>
      <style:paragraph-properties fo:margin-left="0in" fo:margin-right="0in" fo:margin-top="0in" fo:margin-bottom="0.0598in" style:contextual-spacing="false" fo:line-height="142%" fo:text-indent="0in" style:auto-text-indent="false" fo:background-color="#333333" fo:padding="0.0598in" fo:border="none"/>
    </style:style>
    <style:style style:name="P42"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text-properties style:use-window-font-color="true" loext:opacity="0%" style:font-name="Lato" fo:font-size="13pt" style:text-underline-style="none" style:font-size-asian="13pt" style:font-size-complex="13pt"/>
    </style:style>
    <style:style style:name="P43"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44" style:family="paragraph" style:parent-style-name="Preformatted_20_Text" style:master-page-name="">
      <loext:graphic-properties draw:fill="solid" draw:fill-color="#333333" draw:opacity="100%"/>
      <style:paragraph-properties fo:margin-left="0in" fo:margin-right="0in" fo:margin-top="0in" fo:margin-bottom="0.0598in" style:contextual-spacing="false" fo:line-height="142%" fo:text-indent="0in" style:auto-text-indent="false" style:page-number="auto" fo:background-color="#333333" fo:padding="0.0598in" fo:border="none"/>
      <style:text-properties fo:color="#eeeeee" loext:opacity="100%" style:font-name="Consolas" fo:font-size="12pt" style:font-size-asian="12pt" style:font-size-complex="12pt"/>
    </style:style>
    <style:style style:name="P45"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46"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47" style:family="paragraph" style:parent-style-name="Preformatted_20_Text">
      <loext:graphic-properties draw:fill="solid" draw:fill-color="#f5f5f5" draw:opacity="100%"/>
      <style:paragraph-properties fo:margin-left="0in" fo:margin-right="0in" fo:margin-top="0.1201in" fo:margin-bottom="0.1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48" style:family="paragraph" style:parent-style-name="Preformatted_20_Text">
      <loext:graphic-properties draw:fill="solid" draw:fill-color="#f5f5f5" draw:opacity="100%"/>
      <style:paragraph-properties fo:margin-left="0in" fo:margin-right="0in" fo:margin-top="0in" fo:margin-bottom="0.2402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49"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50" style:family="paragraph" style:parent-style-name="Preformatted_20_Text" style:master-page-name="">
      <loext:graphic-properties draw:fill="solid" draw:fill-color="#333333" draw:opacity="100%"/>
      <style:paragraph-properties fo:margin-left="0in" fo:margin-right="0in" fo:margin-top="0in" fo:margin-bottom="0in" style:contextual-spacing="false" fo:line-height="142%" fo:orphans="2" fo:widows="2" fo:text-indent="0in" style:auto-text-indent="false" style:page-number="auto"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51" style:family="paragraph" style:parent-style-name="Text_20_body">
      <loext:graphic-properties draw:fill="solid" draw:fill-color="#fff0f5" draw:opacity="100%"/>
      <style:paragraph-properties fo:margin-left="0in" fo:margin-right="0in" fo:margin-top="0in" fo:margin-bottom="0in" style:contextual-spacing="false" fo:orphans="2" fo:widows="2" fo:text-indent="0in" style:auto-text-indent="false" fo:background-color="#fff0f5" fo:padding="0.0799in" fo:border="0.06pt solid #000000"/>
    </style:style>
    <style:style style:name="P52"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598in" fo:border="0.06pt solid #000000"/>
    </style:style>
    <style:style style:name="P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54" style:family="paragraph" style:parent-style-name="Text_20_body">
      <loext:graphic-properties draw:fill="solid" draw:fill-color="#ffffe0" draw:opacity="100%"/>
      <style:paragraph-properties fo:margin-left="0in" fo:margin-right="0in" fo:margin-top="0.052in" fo:margin-bottom="0in" style:contextual-spacing="false" fo:orphans="2" fo:widows="2" fo:text-indent="0in" style:auto-text-indent="false" fo:background-color="#ffffe0"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55"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56"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57"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style>
    <style:style style:name="P58"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59"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799in" fo:border="0.06pt solid #000000"/>
    </style:style>
    <style:style style:name="P60"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799in" fo:border="0.06pt solid #000000"/>
      <style:text-properties officeooo:paragraph-rsid="008170a7"/>
    </style:style>
    <style:style style:name="P61" style:family="paragraph" style:parent-style-name="Text_20_body">
      <style:paragraph-properties fo:margin-left="0in" fo:margin-right="0in" fo:margin-top="0.052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2" style:family="paragraph" style:parent-style-name="Text_20_body">
      <style:paragraph-properties fo:margin-left="0in" fo:margin-right="0in" fo:line-height="142%" fo:orphans="2" fo:widows="2" fo:text-indent="0in" style:auto-text-indent="false"/>
      <style:text-properties style:use-window-font-color="true" loext:opacity="0%" style:font-name="Lato" fo:font-size="13pt" style:text-underline-style="none" style:font-size-asian="13pt" style:font-size-complex="13pt"/>
    </style:style>
    <style:style style:name="P63"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Lato" fo:font-size="13pt" fo:letter-spacing="normal" fo:font-style="normal" fo:font-weight="normal" fo:background-color="#fcf8e3" style:font-size-asian="13pt" style:font-size-complex="13pt" loext:padding-left="0.1563in" loext:padding-right="0in" loext:padding-top="0.1563in" loext:padding-bottom="0.1563in" loext:border-left="0.06pt solid #faebcc" loext:border-right="none" loext:border-top="0.06pt solid #faebcc" loext:border-bottom="0.06pt solid #faebcc"/>
    </style:style>
    <style:style style:name="P64"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Lato" fo:font-size="13pt" fo:letter-spacing="normal" fo:font-style="normal" fo:font-weight="normal" fo:background-color="#d9edf7" style:font-size-asian="13pt" style:font-size-complex="13pt" loext:padding-left="0.1563in" loext:padding-right="0in" loext:padding-top="0.1563in" loext:padding-bottom="0.1563in" loext:border-left="0.06pt solid #bce8f1" loext:border-right="none" loext:border-top="0.06pt solid #bce8f1" loext:border-bottom="0.06pt solid #bce8f1"/>
    </style:style>
    <style:style style:name="P65" style:family="paragraph" style:parent-style-name="Text_20_body">
      <loext:graphic-properties draw:fill="solid" draw:fill-color="#fff0f5" draw:opacity="100%"/>
      <style:paragraph-properties fo:margin-left="0in" fo:margin-right="0in" fo:line-height="142%" fo:orphans="2" fo:widows="2" fo:text-indent="0in" style:auto-text-indent="false" fo:background-color="#fff0f5" fo:padding="0.0598in" fo:border="0.06pt solid #000000"/>
      <style:text-properties style:use-window-font-color="true" loext:opacity="0%" style:font-name="Lato" fo:font-size="13pt" style:text-underline-style="none" style:font-size-asian="13pt" style:font-size-complex="13pt"/>
    </style:style>
    <style:style style:name="P66" style:family="paragraph" style:parent-style-name="Preformatted_20_Text">
      <loext:graphic-properties draw:fill="solid" draw:fill-color="#f5f5f5" draw:opacity="100%"/>
      <style:paragraph-properties fo:margin-left="0in" fo:margin-right="0in" fo:margin-top="0in" fo:margin-bottom="0.0799in" style:contextual-spacing="false" fo:line-height="142%" fo:orphans="2" fo:widows="2" fo:text-indent="0in" style:auto-text-indent="false" fo:background-color="#f5f5f5" fo:padding="0.0598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67" style:family="paragraph" style:parent-style-name="Preformatted_20_Text">
      <loext:graphic-properties draw:fill="solid" draw:fill-color="#f5f5f5" draw:opacity="100%"/>
      <style:paragraph-properties fo:margin-left="0in" fo:margin-right="0in" fo:margin-top="0in" fo:margin-bottom="0.0799in" style:contextual-spacing="false" fo:line-height="142%" fo:orphans="2" fo:widows="2" fo:text-indent="0in" style:auto-text-indent="false" fo:background-color="#f5f5f5" fo:padding="0.0799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68" style:family="paragraph" style:parent-style-name="Heading_20_2">
      <style:paragraph-properties fo:margin-left="0in" fo:margin-right="0in" fo:margin-top="0in" fo:margin-bottom="0.1799in" style:contextual-spacing="false" fo:text-indent="0in" style:auto-text-indent="false"/>
      <style:text-properties fo:font-variant="normal" fo:text-transform="none" fo:color="#333333" loext:opacity="100%" style:font-name="Helvetica Neue" fo:font-size="22.5pt" fo:letter-spacing="normal" fo:font-style="normal" fo:font-weight="normal" style:font-size-asian="13pt" style:font-size-complex="13pt"/>
    </style:style>
    <style:style style:name="P69" style:family="paragraph" style:parent-style-name="Text_20_body">
      <style:paragraph-properties fo:margin-left="0in" fo:margin-right="0in" fo:margin-top="0in" fo:margin-bottom="0.1799in" style:contextual-spacing="false" fo:orphans="2" fo:widows="2" fo:text-indent="0in" style:auto-text-indent="false"/>
    </style:style>
    <style:style style:name="P70" style:family="paragraph" style:parent-style-name="Heading_20_2">
      <style:text-properties fo:font-variant="normal" fo:text-transform="none" fo:color="#333333" loext:opacity="100%" style:font-name="Lato" fo:font-size="22.5pt" fo:letter-spacing="normal" fo:font-style="normal" fo:font-weight="normal" style:font-size-asian="13pt" style:font-size-complex="13pt"/>
    </style:style>
    <style:style style:name="P71" style:family="paragraph" style:parent-style-name="Heading_20_2">
      <style:text-properties fo:font-variant="normal" fo:text-transform="none" style:use-window-font-color="true" loext:opacity="0%" style:font-name="Lato" fo:font-size="22.5pt" fo:letter-spacing="normal" fo:font-style="normal" fo:font-weight="normal" style:font-name-asian="Noto Sans CJK SC" style:font-size-asian="13pt" style:font-weight-asian="bold" style:font-name-complex="Lohit Devanagari" style:font-size-complex="13pt" style:font-weight-complex="bold"/>
    </style:style>
    <style:style style:name="P72" style:family="paragraph" style:parent-style-name="Heading_20_2">
      <style:text-properties fo:font-variant="normal" fo:text-transform="none" style:use-window-font-color="true" loext:opacity="0%" style:font-name="Lato" fo:font-size="22.5pt" fo:letter-spacing="normal" fo:font-style="normal" fo:font-weight="normal" style:font-size-asian="13pt" style:font-size-complex="13pt"/>
    </style:style>
    <style:style style:name="P73" style:family="paragraph" style:parent-style-name="Heading_20_2">
      <style:paragraph-properties fo:margin-top="0.1402in" fo:margin-bottom="0.2201in" style:contextual-spacing="false"/>
      <style:text-properties fo:font-variant="normal" fo:text-transform="none" fo:color="#333333" loext:opacity="100%" style:font-name="Lato" fo:font-size="22.5pt" fo:letter-spacing="normal" fo:font-style="normal" fo:font-weight="normal" style:font-size-asian="13pt" style:font-size-complex="13pt"/>
    </style:style>
    <style:style style:name="P74"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75"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style>
    <style:style style:name="P76"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77"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78"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598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79"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598in" fo:border="0.06pt solid #cccccc"/>
      <style:text-properties fo:font-variant="normal" fo:text-transform="none" style:use-window-font-color="true" loext:opacity="0%" style:font-name="Courier New" fo:font-size="12pt" fo:letter-spacing="normal" fo:font-style="normal" fo:font-weight="normal" style:font-size-asian="12pt" style:font-size-complex="12pt"/>
    </style:style>
    <style:style style:name="P80"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598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81" style:family="paragraph" style:parent-style-name="Preformatted_20_Text">
      <loext:graphic-properties draw:fill="solid" draw:fill-color="#f5f5f5" draw:opacity="100%"/>
      <style:paragraph-properties fo:margin-left="0.0209in" fo:margin-right="0.0209in" fo:margin-top="0.0209in" fo:margin-bottom="0.0209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2" style:family="paragraph" style:parent-style-name="Preformatted_20_Text">
      <loext:graphic-properties draw:fill="solid" draw:fill-color="#f5f5f5" draw:opacity="100%"/>
      <style:paragraph-properties fo:margin-left="0.0209in" fo:margin-right="0.0209in" fo:margin-top="0.0209in" fo:margin-bottom="0.0209in" style:contextual-spacing="false" fo:line-height="142%" fo:text-indent="0in" style:auto-text-indent="false" fo:background-color="#f5f5f5" fo:padding="0.0799in" fo:border="0.06pt solid #cccccc"/>
      <style:text-properties fo:color="#333333" loext:opacity="100%" style:font-name="Consolas" fo:font-size="12pt" style:font-size-asian="12pt" style:font-size-complex="12pt"/>
    </style:style>
    <style:style style:name="P83" style:family="paragraph" style:parent-style-name="Preformatted_20_Text">
      <loext:graphic-properties draw:fill="solid" draw:fill-color="#f5f5f5" draw:opacity="100%"/>
      <style:paragraph-properties fo:margin-left="0.0209in" fo:margin-right="0.0209in" fo:margin-top="0.0209in" fo:margin-bottom="0.0209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4" style:family="paragraph" style:parent-style-name="Preformatted_20_Text">
      <loext:graphic-properties draw:fill="solid" draw:fill-color="#f5f5f5" draw:opacity="100%"/>
      <style:paragraph-properties fo:margin-left="0.0209in" fo:margin-right="0.0209in" fo:margin-top="0in" fo:margin-bottom="0.0402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5"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86"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Lato" fo:font-size="13pt" fo:letter-spacing="normal" fo:font-style="normal" fo:font-weight="normal" style:font-size-asian="13pt" style:font-size-complex="13pt"/>
    </style:style>
    <style:style style:name="P87"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style>
    <style:style style:name="P88" style:family="paragraph" style:parent-style-name="Preformatted_20_Text">
      <loext:graphic-properties draw:fill="solid" draw:fill-color="#333333" draw:opacity="100%"/>
      <style:paragraph-properties fo:margin-top="0in" fo:margin-bottom="0.0598in" style:contextual-spacing="false" fo:line-height="142%" fo:background-color="#333333" fo:padding="0.0598in" fo:border="none"/>
    </style:style>
    <style:style style:name="P89"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9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Lato" fo:font-size="13pt" fo:letter-spacing="normal" fo:font-style="normal" fo:font-weight="normal" style:font-size-asian="13pt" style:font-size-complex="13pt"/>
    </style:style>
    <style:style style:name="P9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9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1pt" fo:letter-spacing="normal" style:font-size-asian="11pt" style:font-size-complex="11pt"/>
    </style:style>
    <style:style style:name="P93"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94"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95"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96" style:family="paragraph" style:parent-style-name="Text_20_body">
      <style:paragraph-properties fo:margin-top="0in" fo:margin-bottom="0in" style:contextual-spacing="false"/>
      <style:text-properties style:font-name="Lato" fo:font-size="13pt" style:font-size-asian="13pt" style:font-size-complex="13pt"/>
    </style:style>
    <style:style style:name="P97" style:family="paragraph" style:parent-style-name="Table_20_Contents">
      <style:text-properties style:font-name="Lato" fo:font-size="13pt" style:font-size-asian="13pt" style:font-size-complex="13pt"/>
    </style:style>
    <style:style style:name="P98" style:family="paragraph" style:parent-style-name="Table_20_Contents">
      <style:paragraph-properties fo:text-align="center" style:justify-single-word="false"/>
      <style:text-properties style:font-name="Lato" fo:font-size="13pt" officeooo:rsid="008297fa" officeooo:paragraph-rsid="008297fa" style:font-size-asian="13pt" style:font-size-complex="13pt"/>
    </style:style>
    <style:style style:name="P99" style:family="paragraph" style:parent-style-name="Table_20_Contents">
      <style:paragraph-properties fo:text-align="center" style:justify-single-word="false"/>
      <style:text-properties style:font-name="Lato" fo:font-size="13pt" style:font-size-asian="13pt" style:font-size-complex="13pt"/>
    </style:style>
    <style:style style:name="P100" style:family="paragraph" style:parent-style-name="Table_20_Contents">
      <style:paragraph-properties fo:line-height="142%"/>
      <style:text-properties style:font-name="Lato" fo:font-size="13pt" style:font-size-asian="13pt" style:font-size-complex="13pt"/>
    </style:style>
    <style:style style:name="P101" style:family="paragraph" style:parent-style-name="Table_20_Contents">
      <style:text-properties style:font-name="Lato" fo:font-size="11pt" officeooo:rsid="008297fa" officeooo:paragraph-rsid="008297fa" style:font-size-asian="11pt" style:font-size-complex="11pt"/>
    </style:style>
    <style:style style:name="P102" style:family="paragraph" style:parent-style-name="Table_20_Contents">
      <style:paragraph-properties fo:line-height="115%"/>
      <style:text-properties style:font-name="Lato" fo:font-size="12pt" style:font-size-asian="12pt" style:font-size-complex="12pt"/>
    </style:style>
    <style:style style:name="P103" style:family="paragraph" style:parent-style-name="Table_20_Contents">
      <style:text-properties fo:font-variant="normal" fo:text-transform="none" fo:color="#333333" loext:opacity="100%" style:font-name="Lato" fo:font-size="13pt" fo:letter-spacing="normal" fo:font-style="normal" fo:font-weight="normal" style:font-size-asian="13pt" style:font-size-complex="13pt"/>
    </style:style>
    <style:style style:name="P104" style:family="paragraph" style:parent-style-name="Table_20_Contents">
      <style:paragraph-properties fo:text-align="center" style:justify-single-word="false"/>
      <style:text-properties fo:font-variant="normal" fo:text-transform="none" fo:color="#333333" loext:opacity="100%" style:font-name="Lato" fo:font-size="13pt" fo:letter-spacing="normal" fo:font-style="normal" fo:font-weight="normal" officeooo:rsid="0081cf18" officeooo:paragraph-rsid="0081cf18" style:font-size-asian="13pt" style:font-size-complex="13pt"/>
    </style:style>
    <style:style style:name="P105" style:family="paragraph" style:parent-style-name="Table_20_Contents">
      <style:paragraph-properties fo:line-height="142%"/>
    </style:style>
    <style:style style:name="P106" style:family="paragraph" style:parent-style-name="Table_20_Contents">
      <style:paragraph-properties fo:line-height="115%"/>
    </style:style>
    <style:style style:name="P107" style:family="paragraph" style:parent-style-name="Table_20_Contents">
      <loext:graphic-properties draw:fill="none"/>
      <style:paragraph-properties fo:margin-left="0.0799in" fo:margin-right="0in" fo:margin-top="0.0402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08" style:family="paragraph" style:parent-style-name="Table_20_Contents">
      <loext:graphic-properties draw:fill="none"/>
      <style:paragraph-properties fo:margin-left="0.0799in" fo:margin-right="0in" fo:margin-top="0.0402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09" style:family="paragraph" style:parent-style-name="Table_20_Contents">
      <loext:graphic-properties draw:fill="none"/>
      <style:paragraph-properties fo:margin-left="0.0799in" fo:margin-right="0in" fo:margin-top="0.0402in" fo:margin-bottom="0in" style:contextual-spacing="false" fo:line-height="142%" fo:orphans="0" fo:widows="0" fo:text-indent="0in" style:auto-text-indent="false" fo:background-color="transparent" text:number-lines="false" text:line-number="0"/>
    </style:style>
    <style:style style:name="P110" style:family="paragraph" style:parent-style-name="Table_20_Contents">
      <loext:graphic-properties draw:fill="none"/>
      <style:paragraph-properties fo:margin-left="0.0799in" fo:margin-right="0in" fo:margin-top="0.0402in" fo:margin-bottom="0in" style:contextual-spacing="false" fo:line-height="142%" fo:text-align="start" style:justify-single-word="false" fo:orphans="0" fo:widows="0" fo:text-indent="0in" style:auto-text-indent="false" fo:background-color="transparent" text:number-lines="false" text:line-number="0"/>
    </style:style>
    <style:style style:name="P111" style:family="paragraph" style:parent-style-name="Table_20_Heading">
      <loext:graphic-properties draw:fill="none"/>
      <style:paragraph-properties fo:margin-left="0.0799in" fo:margin-right="0in" fo:margin-top="0.0402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2" style:family="paragraph" style:parent-style-name="Table_20_Contents">
      <loext:graphic-properties draw:fill="none"/>
      <style:paragraph-properties fo:margin-left="0.0799in" fo:margin-right="0in" fo:margin-top="0.0598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3" style:family="paragraph" style:parent-style-name="Table_20_Contents">
      <loext:graphic-properties draw:fill="none"/>
      <style:paragraph-properties fo:margin-left="0.0799in" fo:margin-right="0in" fo:margin-top="0.0598in" fo:margin-bottom="0in" style:contextual-spacing="false" fo:line-height="142%" fo:text-align="start" style:justify-single-word="false" fo:orphans="0" fo:widows="0" fo:text-indent="0in" style:auto-text-indent="false" fo:background-color="transparent" text:number-lines="false" text:line-number="0"/>
    </style:style>
    <style:style style:name="P114" style:family="paragraph" style:parent-style-name="Table_20_Heading">
      <loext:graphic-properties draw:fill="none"/>
      <style:paragraph-properties fo:margin-left="0.0799in" fo:margin-right="0in" fo:margin-top="0.0598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5" style:family="paragraph" style:parent-style-name="Table_20_Contents">
      <loext:graphic-properties draw:fill="none"/>
      <style:paragraph-properties fo:margin-left="0.1in" fo:margin-right="0in" fo:margin-top="0.0201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6" style:family="paragraph" style:parent-style-name="Table_20_Heading">
      <loext:graphic-properties draw:fill="none"/>
      <style:paragraph-properties fo:margin-left="0.1in" fo:margin-right="0in" fo:margin-top="0.0201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7" style:family="paragraph" style:parent-style-name="Text_20_body">
      <style:text-properties style:font-name="Lato" fo:font-size="13pt" style:font-size-asian="13pt" style:font-size-complex="13pt"/>
    </style:style>
    <style:style style:name="P118" style:family="paragraph" style:parent-style-name="Text_20_body">
      <style:text-properties fo:font-variant="normal" fo:text-transform="none" fo:color="#333333" loext:opacity="100%" style:font-name="Lato" fo:font-size="13pt" fo:letter-spacing="normal" fo:font-style="normal" fo:font-weight="normal" style:font-size-asian="13pt" style:font-size-complex="13pt"/>
    </style:style>
    <style:style style:name="P119" style:family="paragraph" style:parent-style-name="Text_20_body">
      <style:text-properties fo:font-variant="normal" fo:text-transform="none" fo:color="#333333" loext:opacity="100%" style:font-name="Helvetica Neue" fo:font-size="10.5pt" fo:letter-spacing="normal" fo:font-style="normal" fo:font-weight="normal" style:font-size-asian="13pt" style:font-size-complex="13pt"/>
    </style:style>
    <style:style style:name="P120" style:family="paragraph" style:parent-style-name="Text_20_body">
      <style:text-properties fo:font-variant="normal" fo:text-transform="none" style:use-window-font-color="true" loext:opacity="0%" style:font-name="Lato" fo:font-size="13pt" fo:letter-spacing="normal" fo:font-style="normal" fo:font-weight="normal" style:font-size-asian="13pt" style:font-size-complex="13pt"/>
    </style:style>
    <style:style style:name="P121" style:family="paragraph" style:parent-style-name="Text_20_body">
      <loext:graphic-properties draw:fill="solid" draw:fill-color="#ffffe0" draw:opacity="100%"/>
      <style:paragraph-properties fo:background-color="#ffffe0" fo:padding="0.0598in" fo:border="0.06pt solid #000000"/>
      <style:text-properties style:font-name="Lato" fo:font-size="13pt" style:font-size-asian="13pt" style:font-size-complex="13pt"/>
    </style:style>
    <style:style style:name="P122" style:family="paragraph" style:parent-style-name="Text_20_body">
      <loext:graphic-properties draw:fill="solid" draw:fill-color="#fff0f5" draw:opacity="100%"/>
      <style:paragraph-properties fo:background-color="#fff0f5" fo:padding="0.0598in" fo:border="0.06pt solid #000000"/>
      <style:text-properties style:font-name="Lato" fo:font-size="13pt" style:font-size-asian="13pt" style:font-size-complex="13pt"/>
    </style:style>
    <style:style style:name="P123" style:family="paragraph" style:parent-style-name="Text_20_body">
      <loext:graphic-properties draw:fill="solid" draw:fill-color="#e0ffff" draw:opacity="100%"/>
      <style:paragraph-properties fo:background-color="#e0ffff" fo:padding="0.0598in" fo:border="0.06pt solid #000000"/>
      <style:text-properties style:font-name="Lato" fo:font-size="13pt" style:font-size-asian="13pt" style:font-size-complex="13pt"/>
    </style:style>
    <style:style style:name="P124" style:family="paragraph" style:parent-style-name="Text_20_body">
      <loext:graphic-properties draw:fill="solid" draw:fill-color="#fff0f5" draw:opacity="100%"/>
      <style:paragraph-properties fo:background-color="#fff0f5" fo:padding="0.0598in" fo:border="0.06pt solid #000000"/>
      <style:text-properties fo:font-variant="normal" fo:text-transform="none" style:use-window-font-color="true" loext:opacity="0%" style:font-name="Lato" fo:font-size="13pt" fo:letter-spacing="normal" fo:font-style="normal" fo:font-weight="normal" style:font-size-asian="13pt" style:font-size-complex="13pt"/>
    </style:style>
    <style:style style:name="P125" style:family="paragraph" style:parent-style-name="Text_20_body">
      <loext:graphic-properties draw:fill="solid" draw:fill-color="#e0ffff" draw:opacity="100%"/>
      <style:paragraph-properties fo:background-color="#e0ffff" fo:padding="0.0598in" fo:border="0.06pt solid #000000"/>
      <style:text-properties fo:font-variant="normal" fo:text-transform="none" style:use-window-font-color="true" loext:opacity="0%" style:font-name="Lato" fo:font-size="13pt" fo:letter-spacing="normal" fo:font-style="normal" fo:font-weight="normal" style:font-size-asian="13pt" style:font-size-complex="13pt"/>
    </style:style>
    <style:style style:name="P126" style:family="paragraph" style:parent-style-name="Preformatted_20_Text">
      <loext:graphic-properties draw:fill="solid" draw:fill-color="#f5f5f5" draw:opacity="100%"/>
      <style:paragraph-properties fo:margin-top="0in" fo:margin-bottom="0.0799in" style:contextual-spacing="false" fo:line-height="142%" fo:orphans="2" fo:widows="2" fo:background-color="#f5f5f5" fo:padding="0.0598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127" style:family="paragraph" style:parent-style-name="Preformatted_20_Text">
      <loext:graphic-properties draw:fill="solid" draw:fill-color="#f5f5f5" draw:opacity="100%"/>
      <style:paragraph-properties fo:margin-top="0in" fo:margin-bottom="0.0799in" style:contextual-spacing="false" fo:line-height="142%" fo:orphans="2" fo:widows="2" fo:background-color="#f5f5f5" fo:padding="0.0799in" fo:border="0.06pt solid #cccccc"/>
      <style:text-properties fo:font-variant="normal" fo:text-transform="none" style:use-window-font-color="true" loext:opacity="0%" style:font-name="Consolas" fo:font-size="13pt" fo:letter-spacing="normal" fo:font-style="normal" fo:font-weight="normal" style:font-size-asian="13pt" style:font-size-complex="13pt"/>
    </style:style>
    <style:style style:name="P128" style:family="paragraph" style:parent-style-name="Table_20_Heading">
      <style:text-properties style:font-name="Lato" fo:font-size="13pt" style:font-size-asian="13pt" style:font-size-complex="13pt"/>
    </style:style>
    <style:style style:name="P129" style:family="paragraph" style:parent-style-name="Table_20_Heading">
      <style:paragraph-properties fo:line-height="142%" fo:text-align="start" style:justify-single-word="false"/>
      <style:text-properties style:font-name="Lato" fo:font-size="13pt" style:font-size-asian="13pt" style:font-size-complex="13pt"/>
    </style:style>
    <style:style style:name="P130" style:family="paragraph" style:parent-style-name="Heading_20_2">
      <style:paragraph-properties fo:margin-top="0.4201in" fo:margin-bottom="0.0799in" style:contextual-spacing="false"/>
      <style:text-properties fo:font-variant="normal" fo:text-transform="none" fo:color="#333333" loext:opacity="100%" style:font-name="Lato" fo:font-size="22.5pt" fo:letter-spacing="normal" fo:font-style="normal" fo:font-weight="normal" style:font-size-asian="13pt" style:font-size-complex="13pt"/>
    </style:style>
    <style:style style:name="P131" style:family="paragraph" style:parent-style-name="Table_20_Heading">
      <loext:graphic-properties draw:fill="none"/>
      <style:paragraph-properties fo:margin-left="0in" fo:margin-right="0.0598in" fo:margin-top="0.0598in" fo:margin-bottom="0.0402in" style:contextual-spacing="false" fo:line-height="115%" fo:text-align="start" style:justify-single-word="false" fo:orphans="0" fo:widows="0" fo:text-indent="0in" style:auto-text-indent="false" fo:background-color="transparent" text:number-lines="false" text:line-number="0"/>
      <style:text-properties style:font-name="Lato" fo:font-size="11pt" style:font-size-asian="11pt" style:font-size-complex="11pt"/>
    </style:style>
    <style:style style:name="P132" style:family="paragraph" style:parent-style-name="Table_20_Heading">
      <style:paragraph-properties fo:margin-top="0.0598in" fo:margin-bottom="0.0402in" style:contextual-spacing="false" fo:line-height="115%" fo:text-align="start" style:justify-single-word="false"/>
      <style:text-properties style:font-name="Lato" fo:font-size="11pt" style:font-size-asian="11pt" style:font-size-complex="11pt"/>
    </style:style>
    <style:style style:name="P133" style:family="paragraph" style:parent-style-name="Table_20_Contents">
      <loext:graphic-properties draw:fill="none"/>
      <style:paragraph-properties fo:margin-left="0.0402in" fo:margin-right="0in" fo:margin-top="0.0402in" fo:margin-bottom="0in" style:contextual-spacing="false" fo:line-height="142%" fo:orphans="0" fo:widows="0" fo:text-indent="0in" style:auto-text-indent="false" fo:background-color="transparent" text:number-lines="false" text:line-number="0"/>
    </style:style>
    <style:style style:name="P134" style:family="paragraph" style:parent-style-name="Table_20_Contents">
      <loext:graphic-properties draw:fill="none"/>
      <style:paragraph-properties fo:margin-left="0.0402in" fo:margin-right="0in" fo:margin-top="0.0402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35" style:family="paragraph" style:parent-style-name="Table_20_Heading">
      <loext:graphic-properties draw:fill="none"/>
      <style:paragraph-properties fo:margin-left="0.0402in" fo:margin-right="0in" fo:margin-top="0.0799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36" style:family="paragraph" style:parent-style-name="Table_20_Contents">
      <loext:graphic-properties draw:fill="none"/>
      <style:paragraph-properties fo:margin-left="0.0598in" fo:margin-right="0in" fo:margin-top="0in" fo:margin-bottom="0.0201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37" style:family="paragraph" style:parent-style-name="Table_20_Contents">
      <loext:graphic-properties draw:fill="none"/>
      <style:paragraph-properties fo:margin-left="0.0598in" fo:margin-right="0in" fo:margin-top="0in" fo:margin-bottom="0.0402in" style:contextual-spacing="false" fo:line-height="142%" fo:text-align="start" style:justify-single-word="false" fo:orphans="0" fo:widows="0" fo:text-indent="0in" style:auto-text-indent="false" fo:background-color="transparent" text:number-lines="false" text:line-number="0"/>
    </style:style>
    <style:style style:name="P138" style:family="paragraph" style:parent-style-name="Table_20_Contents">
      <loext:graphic-properties draw:fill="none"/>
      <style:paragraph-properties fo:margin-left="0.0598in" fo:margin-right="0in" fo:margin-top="0in" fo:margin-bottom="0.0402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39" style:family="paragraph" style:parent-style-name="Table_20_Heading">
      <loext:graphic-properties draw:fill="none"/>
      <style:paragraph-properties fo:margin-left="0.0598in" fo:margin-right="0in" fo:margin-top="0.0799in" fo:margin-bottom="0.0201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40" style:family="paragraph" style:parent-style-name="Table_20_Heading">
      <loext:graphic-properties draw:fill="none"/>
      <style:paragraph-properties fo:margin-left="0.0598in" fo:margin-right="0in" fo:margin-top="0.1in" fo:margin-bottom="0.0402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41" style:family="paragraph" style:parent-style-name="Heading_20_2">
      <style:paragraph-properties fo:margin-left="0in" fo:margin-right="0in" fo:margin-top="0in" fo:margin-bottom="0.1043in" style:contextual-spacing="false" fo:line-height="110%" fo:orphans="2" fo:widows="2" fo:text-indent="0in" style:auto-text-indent="false"/>
    </style:style>
    <style:style style:name="P142" style:family="paragraph" style:parent-style-name="Preformatted_20_Text" style:list-style-name="L8">
      <loext:graphic-properties draw:fill="solid" draw:fill-color="#333333" draw:opacity="100%"/>
      <style:paragraph-properties fo:margin-left="0in" fo:margin-right="0in" fo:margin-top="0in" fo:margin-bottom="0.0598in" style:contextual-spacing="false" fo:line-height="142%" fo:text-indent="0in" style:auto-text-indent="false" fo:background-color="#333333" fo:padding="0.0598in" fo:border="none"/>
      <style:text-properties officeooo:paragraph-rsid="0088d331"/>
    </style:style>
    <style:style style:name="P143" style:family="paragraph" style:parent-style-name="Preformatted_20_Text" style:list-style-name="L8">
      <loext:graphic-properties draw:fill="solid" draw:fill-color="#333333" draw:opacity="100%"/>
      <style:paragraph-properties fo:margin-left="0in" fo:margin-right="0in" fo:margin-top="0in" fo:margin-bottom="0.0598in" style:contextual-spacing="false" fo:line-height="142%" fo:text-indent="0in" style:auto-text-indent="false" fo:background-color="#333333" fo:padding="0.0598in" fo:border="none"/>
    </style:style>
    <style:style style:name="P144" style:family="paragraph" style:parent-style-name="Preformatted_20_Text" style:list-style-name="L8">
      <loext:graphic-properties draw:fill="solid" draw:fill-color="#333333" draw:opacity="100%"/>
      <style:paragraph-properties fo:margin-top="0in" fo:margin-bottom="0.0598in" style:contextual-spacing="false" fo:line-height="142%" fo:background-color="#333333" fo:padding="0.0598in" fo:border="none"/>
    </style:style>
    <style:style style:name="P145" style:family="paragraph" style:parent-style-name="Preformatted_20_Text" style:list-style-name="L8">
      <loext:graphic-properties draw:fill="solid" draw:fill-color="#333333" draw:opacity="100%"/>
      <style:paragraph-properties fo:margin-top="0in" fo:margin-bottom="0.0598in" style:contextual-spacing="false" fo:line-height="142%" fo:background-color="#333333" fo:padding="0.0598in" fo:border="none"/>
      <style:text-properties fo:color="#eeeeee" loext:opacity="100%" style:font-name="Consolas" fo:font-size="12pt" style:font-size-asian="12pt" style:font-size-complex="12pt"/>
    </style:style>
    <style:style style:name="P14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47" style:family="paragraph" style:parent-style-name="Table_20_Contents">
      <loext:graphic-properties draw:fill="none"/>
      <style:paragraph-properties fo:margin-left="0.0598in" fo:margin-right="0in" fo:margin-top="0.0402in" fo:margin-bottom="0in" style:contextual-spacing="false" fo:line-height="142%" fo:orphans="0" fo:widows="0" fo:text-indent="0in" style:auto-text-indent="false" fo:background-color="transparent" text:number-lines="false" text:line-number="0"/>
    </style:style>
    <style:style style:name="P148" style:family="paragraph" style:parent-style-name="Table_20_Contents">
      <loext:graphic-properties draw:fill="none"/>
      <style:paragraph-properties fo:margin-left="0.0598in" fo:margin-right="0in" fo:margin-top="0.0402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49" style:family="paragraph" style:parent-style-name="Text_20_body" style:list-style-name="L1">
      <style:paragraph-properties fo:margin-top="0in" fo:margin-bottom="0.1043in" style:contextual-spacing="false" fo:orphans="2" fo:widows="2"/>
    </style:style>
    <style:style style:name="P150" style:family="paragraph" style:parent-style-name="Text_20_body" style:list-style-name="L2">
      <style:paragraph-properties fo:margin-top="0in" fo:margin-bottom="0.1043in" style:contextual-spacing="false" fo:orphans="2" fo:widows="2"/>
    </style:style>
    <style:style style:name="P151" style:family="paragraph" style:parent-style-name="Text_20_body" style:list-style-name="L3">
      <style:paragraph-properties fo:margin-top="0in" fo:margin-bottom="0.1043in" style:contextual-spacing="false" fo:orphans="2" fo:widows="2"/>
    </style:style>
    <style:style style:name="P152" style:family="paragraph" style:parent-style-name="Text_20_body" style:list-style-name="L4">
      <style:paragraph-properties fo:margin-top="0in" fo:margin-bottom="0.1043in" style:contextual-spacing="false" fo:orphans="2" fo:widows="2"/>
    </style:style>
    <style:style style:name="P153" style:family="paragraph" style:parent-style-name="Text_20_body" style:list-style-name="L5">
      <style:paragraph-properties fo:margin-top="0in" fo:margin-bottom="0.1043in" style:contextual-spacing="false" fo:orphans="2" fo:widows="2"/>
    </style:style>
    <style:style style:name="P154" style:family="paragraph" style:parent-style-name="Text_20_body" style:list-style-name="L10">
      <style:paragraph-properties fo:margin-top="0in" fo:margin-bottom="0.1043in" style:contextual-spacing="false" fo:orphans="2" fo:widows="2"/>
    </style:style>
    <style:style style:name="P155" style:family="paragraph" style:parent-style-name="Text_20_body" style:list-style-name="L11">
      <style:paragraph-properties fo:margin-top="0in" fo:margin-bottom="0.1043in" style:contextual-spacing="false" fo:orphans="2" fo:widows="2"/>
    </style:style>
    <style:style style:name="P156" style:family="paragraph" style:parent-style-name="Text_20_body" style:list-style-name="L12">
      <style:paragraph-properties fo:margin-top="0in" fo:margin-bottom="0.1043in" style:contextual-spacing="false" fo:orphans="2" fo:widows="2"/>
    </style:style>
    <style:style style:name="P157" style:family="paragraph" style:parent-style-name="Text_20_body" style:list-style-name="L14">
      <style:paragraph-properties fo:margin-top="0in" fo:margin-bottom="0.1043in" style:contextual-spacing="false" fo:orphans="2" fo:widows="2"/>
    </style:style>
    <style:style style:name="P158" style:family="paragraph" style:parent-style-name="Text_20_body" style:list-style-name="L15">
      <style:paragraph-properties fo:margin-top="0in" fo:margin-bottom="0.1043in" style:contextual-spacing="false" fo:orphans="2" fo:widows="2"/>
    </style:style>
    <style:style style:name="P159" style:family="paragraph" style:parent-style-name="Text_20_body" style:list-style-name="L17">
      <style:paragraph-properties fo:margin-top="0in" fo:margin-bottom="0.1043in" style:contextual-spacing="false" fo:orphans="2" fo:widows="2"/>
    </style:style>
    <style:style style:name="P160" style:family="paragraph" style:parent-style-name="Text_20_body" style:list-style-name="L6">
      <style:paragraph-properties fo:margin-top="0in" fo:margin-bottom="0.1043in" style:contextual-spacing="false"/>
    </style:style>
    <style:style style:name="P161" style:family="paragraph" style:parent-style-name="Text_20_body" style:list-style-name="L7">
      <style:paragraph-properties fo:margin-top="0in" fo:margin-bottom="0.1043in" style:contextual-spacing="false"/>
    </style:style>
    <style:style style:name="P162" style:family="paragraph" style:parent-style-name="Text_20_body" style:list-style-name="L9">
      <loext:graphic-properties draw:fill="none"/>
      <style:paragraph-properties fo:margin-top="0in" fo:margin-bottom="0.1043in" style:contextual-spacing="false" fo:line-height="115%" fo:orphans="2" fo:widows="2" fo:background-color="transparent"/>
      <style:text-properties fo:font-variant="normal" fo:text-transform="none" fo:color="#333333" loext:opacity="100%" style:font-name="Lato" fo:font-size="13pt" fo:letter-spacing="normal" fo:font-style="normal" fo:font-weight="normal" style:font-size-asian="13pt" style:font-size-complex="13pt"/>
    </style:style>
    <style:style style:name="P163" style:family="paragraph" style:parent-style-name="Text_20_body" style:list-style-name="L9" style:master-page-name="">
      <loext:graphic-properties draw:fill="none"/>
      <style:paragraph-properties fo:margin-top="0in" fo:margin-bottom="0.1043in" style:contextual-spacing="false" fo:line-height="115%" fo:orphans="2" fo:widows="2" style:page-number="auto" fo:background-color="transparent"/>
      <style:text-properties fo:font-variant="normal" fo:text-transform="none" fo:color="#333333" loext:opacity="100%" style:font-name="Lato" fo:font-size="13pt" fo:letter-spacing="normal" fo:font-style="normal" fo:font-weight="normal" style:font-size-asian="13pt" style:font-size-complex="13pt"/>
    </style:style>
    <style:style style:name="P164" style:family="paragraph" style:parent-style-name="Text_20_body" style:list-style-name="L8">
      <style:paragraph-properties fo:margin-left="0in" fo:margin-right="0in" fo:margin-top="0in" fo:margin-bottom="0.1043in" style:contextual-spacing="false" fo:text-indent="0in" style:auto-text-indent="false"/>
    </style:style>
    <style:style style:name="P165" style:family="paragraph" style:parent-style-name="Text_20_body" style:list-style-name="L8">
      <style:paragraph-properties fo:margin-left="0in" fo:margin-right="0in" fo:margin-top="0in" fo:margin-bottom="0.1043in" style:contextual-spacing="false" fo:text-indent="0in" style:auto-text-indent="false"/>
      <style:text-properties officeooo:paragraph-rsid="0088d331"/>
    </style:style>
    <style:style style:name="P16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6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68" style:family="paragraph" style:parent-style-name="Text_20_body">
      <style:paragraph-properties fo:margin-left="0in" fo:margin-right="0in" fo:margin-top="0in" fo:margin-bottom="0.1043in" style:contextual-spacing="false" fo:orphans="2" fo:widows="2" fo:text-indent="0in" style:auto-text-indent="false"/>
    </style:style>
    <style:style style:name="P169" style:family="paragraph" style:parent-style-name="Text_20_body">
      <style:paragraph-properties fo:margin-left="0in" fo:margin-right="0in" fo:margin-top="0in" fo:margin-bottom="0.1043in" style:contextual-spacing="false" fo:text-indent="0in" style:auto-text-indent="false"/>
      <style:text-properties style:font-name="Lato" fo:font-size="13pt" style:font-size-asian="13pt" style:font-size-complex="13pt"/>
    </style:style>
    <style:style style:name="P170" style:family="paragraph" style:parent-style-name="Text_20_body">
      <loext:graphic-properties draw:fill="solid" draw:fill-color="#ffd8ce" draw:opacity="100%"/>
      <style:paragraph-properties fo:margin-left="0in" fo:margin-right="0in" fo:margin-top="0in" fo:margin-bottom="0.1043in" style:contextual-spacing="false" fo:text-indent="0in" style:auto-text-indent="false" fo:background-color="#ffd8ce" fo:padding="0.0799in" fo:border="0.06pt solid #000000"/>
      <style:text-properties style:font-name="Lato" fo:font-size="13pt" officeooo:paragraph-rsid="008e4e51" style:font-size-asian="13pt" style:font-size-complex="13pt"/>
    </style:style>
    <style:style style:name="P171" style:family="paragraph" style:parent-style-name="Text_20_body">
      <loext:graphic-properties draw:fill="solid" draw:fill-color="#ffd8ce" draw:opacity="100%"/>
      <style:paragraph-properties fo:margin-left="0in" fo:margin-right="0in" fo:margin-top="0.052in" fo:margin-bottom="0in" style:contextual-spacing="false" fo:orphans="2" fo:widows="2" fo:text-indent="0in" style:auto-text-indent="false" fo:background-color="#ffd8ce" fo:padding="0.0799in" fo:border="0.06pt solid #000000"/>
      <style:text-properties fo:font-variant="normal" fo:text-transform="none" fo:color="#333333" loext:opacity="100%" style:font-name="Lato" fo:font-size="13pt" fo:letter-spacing="normal" fo:font-style="normal" fo:font-weight="normal" officeooo:paragraph-rsid="008e4e51" style:font-size-asian="13pt" style:font-size-complex="13pt"/>
    </style:style>
    <style:style style:name="P172" style:family="paragraph" style:parent-style-name="Text_20_body" style:list-style-name="L13">
      <style:paragraph-properties fo:margin-top="0in" fo:margin-bottom="0in" style:contextual-spacing="false" fo:orphans="2" fo:widows="2"/>
      <style:text-properties fo:font-variant="normal" fo:text-transform="none" fo:color="#333333" loext:opacity="100%" style:font-name="Lato" fo:font-size="13pt" fo:letter-spacing="normal" fo:font-style="normal" fo:font-weight="normal" style:font-size-asian="13pt" style:font-size-complex="13pt"/>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size="13pt" style:font-size-asian="13pt" style:font-size-complex="13pt" loext:padding="0in" loext:border="none"/>
    </style:style>
    <style:style style:name="T4" style:family="text">
      <style:text-properties fo:color="#333333" loext:opacity="100%" style:font-name="Lato" fo:font-weight="bold"/>
    </style:style>
    <style:style style:name="T5" style:family="text">
      <style:text-properties fo:color="#333333" loext:opacity="100%" style:font-name="Lato" fo:font-size="12pt" style:font-size-asian="12pt" style:font-size-complex="12pt" loext:padding="0in" loext:border="none"/>
    </style:style>
    <style:style style:name="T6" style:family="text">
      <style:text-properties fo:color="#333333" loext:opacity="100%" style:font-name="Courier New" fo:font-size="10.5pt" loext:padding="0in" loext:border="none"/>
    </style:style>
    <style:style style:name="T7" style:family="text">
      <style:text-properties fo:color="#333333" loext:opacity="100%" style:font-name="Courier New" loext:padding="0in" loext:border="none"/>
    </style:style>
    <style:style style:name="T8" style:family="text">
      <style:text-properties fo:color="#333333" loext:opacity="100%" style:font-name="Courier New" fo:font-size="13pt" style:font-size-asian="13pt" style:font-size-complex="13pt" loext:padding="0in" loext:border="none"/>
    </style:style>
    <style:style style:name="T9" style:family="text">
      <style:text-properties fo:color="#333333" loext:opacity="100%" style:font-name="Courier New" fo:font-size="16pt" style:font-size-asian="16pt" style:font-size-complex="16pt" loext:padding="0in" loext:border="none"/>
    </style:style>
    <style:style style:name="T10" style:family="text">
      <style:text-properties fo:color="#333333" loext:opacity="100%" fo:font-size="13pt" style:font-size-asian="13pt" style:font-size-complex="13pt" loext:padding="0in" loext:border="none"/>
    </style:style>
    <style:style style:name="T11" style:family="text">
      <style:text-properties fo:color="#333333" loext:opacity="100%" fo:font-weight="bold"/>
    </style:style>
    <style:style style:name="T12" style:family="text">
      <style:text-properties fo:color="#333333" loext:opacity="100%" style:font-name="Lato" fo:font-size="13pt" style:font-size-asian="13pt" style:font-size-complex="13pt" loext:padding="0in" loext:border="none"/>
    </style:style>
    <style:style style:name="T13" style:family="text">
      <style:text-properties fo:color="#333333" loext:opacity="100%" style:font-name="Lato" loext:padding="0in" loext:border="none"/>
    </style:style>
    <style:style style:name="T14" style:family="text">
      <style:text-properties fo:font-variant="normal" fo:text-transform="none" fo:color="#333333" loext:opacity="100%" fo:letter-spacing="normal" fo:font-style="normal" fo:font-weight="bold"/>
    </style:style>
    <style:style style:name="T15" style:family="text">
      <style:text-properties fo:font-variant="normal" fo:text-transform="none" fo:color="#333333" loext:opacity="100%" fo:letter-spacing="normal" fo:font-style="normal" fo:font-weight="normal"/>
    </style:style>
    <style:style style:name="T16" style:family="text">
      <style:text-properties fo:font-variant="normal" fo:text-transform="none" fo:color="#333333" loext:opacity="100%" style:font-name="Helvetica Neue" fo:font-size="10.5pt" fo:letter-spacing="normal" fo:font-style="normal" fo:font-weight="normal"/>
    </style:style>
    <style:style style:name="T17" style:family="text">
      <style:text-properties fo:font-variant="normal" fo:text-transform="none" fo:color="#333333" loext:opacity="100%" style:font-name="Helvetica Neue" fo:letter-spacing="normal" fo:font-style="normal" fo:font-weight="normal"/>
    </style:style>
    <style:style style:name="T18" style:family="text">
      <style:text-properties fo:font-variant="normal" fo:text-transform="none" fo:color="#333333" loext:opacity="100%" style:font-name="Helvetica Neue" fo:font-size="13pt" fo:letter-spacing="normal" fo:font-style="normal" fo:font-weight="normal" style:font-size-asian="13pt" style:font-size-complex="13pt"/>
    </style:style>
    <style:style style:name="T19" style:family="text">
      <style:text-properties fo:font-variant="normal" fo:text-transform="none" fo:color="#333333" loext:opacity="100%" style:font-name="Helvetica Neue" fo:font-size="22.5pt" fo:letter-spacing="normal" fo:font-style="normal" fo:font-weight="normal"/>
    </style:style>
    <style:style style:name="T20" style:family="text">
      <style:text-properties fo:font-variant="normal" fo:text-transform="none" fo:color="#333333" loext:opacity="100%" style:font-name="Helvetica Neue" fo:font-size="16pt" fo:letter-spacing="normal" fo:font-style="normal" fo:font-weight="normal" style:font-size-asian="16pt" style:font-size-complex="16pt"/>
    </style:style>
    <style:style style:name="T21" style:family="text">
      <style:text-properties fo:font-variant="normal" fo:text-transform="none" fo:color="#333333" loext:opacity="100%" style:font-name="Helvetica Neue" fo:font-size="22pt" fo:letter-spacing="normal" fo:font-style="normal" fo:font-weight="normal" style:font-size-asian="22pt" style:font-size-complex="22pt"/>
    </style:style>
    <style:style style:name="T22" style:family="text">
      <style:text-properties fo:font-variant="normal" fo:text-transform="none" fo:color="#333333" loext:opacity="100%" style:font-name="Courier New" fo:font-size="10.5pt" fo:letter-spacing="normal" fo:font-style="normal" fo:font-weight="normal" loext:padding="0in" loext:border="none"/>
    </style:style>
    <style:style style:name="T23" style:family="text">
      <style:text-properties fo:font-variant="normal" fo:text-transform="none" fo:color="#333333" loext:opacity="100%" style:font-name="Courier New" fo:letter-spacing="normal" fo:font-style="normal" fo:font-weight="normal" loext:padding="0in" loext:border="none"/>
    </style:style>
    <style:style style:name="T24" style:family="text">
      <style:text-properties fo:font-variant="normal" fo:text-transform="none" fo:color="#333333" loext:opacity="100%" style:font-name="Courier New" fo:font-size="13pt" fo:letter-spacing="normal" fo:font-style="normal" fo:font-weight="normal" style:font-size-asian="13pt" style:font-size-complex="13pt" loext:padding="0in" loext:border="none"/>
    </style:style>
    <style:style style:name="T25" style:family="text">
      <style:text-properties fo:font-variant="normal" fo:text-transform="none" fo:color="#333333" loext:opacity="100%" style:font-name="Courier New" fo:font-size="16pt" fo:letter-spacing="normal" fo:font-style="normal" fo:font-weight="normal" style:font-size-asian="16pt" style:font-size-complex="16pt" loext:padding="0in" loext:border="none"/>
    </style:style>
    <style:style style:name="T26" style:family="text">
      <style:text-properties fo:font-variant="normal" fo:text-transform="none" fo:color="#333333" loext:opacity="100%" style:font-name="Lato" fo:font-size="13pt" fo:letter-spacing="normal" fo:font-style="normal" fo:font-weight="bold" style:font-size-asian="13pt" style:font-size-complex="13pt"/>
    </style:style>
    <style:style style:name="T27" style:family="text">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T28" style:family="text">
      <style:text-properties fo:font-variant="normal" fo:text-transform="none" fo:color="#333333" loext:opacity="100%" style:font-name="Lato" fo:font-size="13pt" fo:letter-spacing="normal" fo:font-style="normal" fo:font-weight="normal" style:font-size-asian="13pt" style:font-size-complex="13pt"/>
    </style:style>
    <style:style style:name="T29"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30" style:family="text">
      <style:text-properties fo:font-variant="normal" fo:text-transform="none" fo:color="#333333" loext:opacity="100%" style:font-name="Lato" fo:letter-spacing="normal" fo:font-style="normal" fo:font-weight="normal" loext:padding="0in" loext:border="none"/>
    </style:style>
    <style:style style:name="T31" style:family="text">
      <style:text-properties fo:font-variant="normal" fo:text-transform="none" fo:color="#333333" loext:opacity="100%" fo:font-size="13pt" fo:letter-spacing="normal" fo:font-style="normal" fo:font-weight="normal" style:font-size-asian="13pt" style:font-size-complex="13pt"/>
    </style:style>
    <style:style style:name="T32" style:family="text">
      <style:text-properties fo:font-variant="normal" fo:text-transform="none" fo:color="#333333" loext:opacity="100%" fo:font-size="13pt" fo:letter-spacing="normal" fo:font-style="normal" fo:font-weight="normal" style:font-size-asian="13pt" style:font-size-complex="13pt" loext:padding="0in" loext:border="none"/>
    </style:style>
    <style:style style:name="T33" style:family="text">
      <style:text-properties fo:font-variant="normal" fo:text-transform="none" fo:color="#333333" loext:opacity="100%" style:font-name="Consolas" fo:font-size="12pt" fo:letter-spacing="normal" fo:font-style="normal" fo:font-weight="normal" fo:background-color="#f5f5f5" loext:char-shading-value="0" style:font-size-asian="12pt" style:font-size-complex="12pt" loext:padding="0in" loext:border="none"/>
    </style:style>
    <style:style style:name="T34" style:family="text">
      <style:text-properties fo:font-variant="normal" fo:text-transform="none" fo:color="#333333" loext:opacity="100%" style:font-name="Lato" fo:font-size="13pt" fo:letter-spacing="normal" fo:font-style="normal" fo:font-weight="normal" style:font-size-asian="13pt" style:font-size-complex="13pt"/>
    </style:style>
    <style:style style:name="T35"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36" style:family="text">
      <style:text-properties fo:font-variant="normal" fo:text-transform="none" fo:color="#333333" loext:opacity="100%" style:font-name="Lato" fo:letter-spacing="normal" fo:font-style="normal" fo:font-weight="normal"/>
    </style:style>
    <style:style style:name="T37" style:family="text">
      <style:text-properties fo:font-variant="normal" fo:text-transform="none" fo:color="#333333" loext:opacity="100%" style:font-name="Lato" fo:font-size="22pt" fo:letter-spacing="normal" fo:font-style="normal" fo:font-weight="normal" style:font-size-asian="22pt" style:font-size-complex="22pt"/>
    </style:style>
    <style:style style:name="T38" style:family="text">
      <style:text-properties fo:font-variant="normal" fo:text-transform="none" fo:color="#333333" loext:opacity="100%" fo:font-size="22pt" fo:letter-spacing="normal" fo:font-style="normal" fo:font-weight="normal" style:font-size-asian="22pt" style:font-size-complex="22pt"/>
    </style:style>
    <style:style style:name="T39"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40"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41"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42" style:family="text">
      <style:text-properties fo:font-variant="normal" fo:text-transform="none" fo:color="#8ae234" loext:opacity="100%" style:font-name="Lato" fo:font-size="13pt" fo:letter-spacing="normal" fo:font-style="normal" fo:font-weight="bold" style:font-size-asian="13pt" style:font-size-complex="13pt"/>
    </style:style>
    <style:style style:name="T43"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44"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45" style:family="text">
      <style:text-properties fo:font-variant="normal" fo:text-transform="none" fo:color="#eeeeee" loext:opacity="100%" style:font-name="Lato" fo:font-size="13pt" fo:letter-spacing="normal" fo:font-style="normal" fo:font-weight="bold" style:font-size-asian="13pt" style:font-size-complex="13pt"/>
    </style:style>
    <style:style style:name="T46" style:family="text">
      <style:text-properties fo:font-variant="normal" fo:text-transform="none" fo:color="#eeeeee" loext:opacity="100%" style:font-name="Lato" fo:font-size="13pt" fo:letter-spacing="normal" fo:font-style="normal" fo:font-weight="normal" style:font-size-asian="13pt" style:font-size-complex="13pt"/>
    </style:style>
    <style:style style:name="T47"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48"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49"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50"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51" style:family="text">
      <style:text-properties fo:font-variant="normal" fo:text-transform="none" fo:color="#729fcf" loext:opacity="100%" style:font-name="Lato" fo:font-size="13pt" fo:letter-spacing="normal" fo:font-style="normal" fo:font-weight="bold" style:font-size-asian="13pt" style:font-size-complex="13pt"/>
    </style:style>
    <style:style style:name="T52"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53"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54" style:family="text">
      <style:text-properties fo:font-variant="normal" fo:text-transform="none" style:use-window-font-color="true" loext:opacity="0%" style:font-name="Lato" fo:letter-spacing="normal"/>
    </style:style>
    <style:style style:name="T55" style:family="text">
      <style:text-properties fo:font-variant="normal" fo:text-transform="none" style:use-window-font-color="true" loext:opacity="0%" style:font-name="Lato" fo:letter-spacing="normal" fo:font-style="normal" fo:font-weight="normal"/>
    </style:style>
    <style:style style:name="T56" style:family="text">
      <style:text-properties fo:font-variant="normal" fo:text-transform="none" style:use-window-font-color="true" loext:opacity="0%" style:font-name="Lato" fo:letter-spacing="normal" fo:font-style="normal" fo:font-weight="normal" fo:background-color="#ffffff" loext:char-shading-value="0" loext:padding="0in" loext:border="none"/>
    </style:style>
    <style:style style:name="T57" style:family="text">
      <style:text-properties fo:font-variant="normal" fo:text-transform="none" style:use-window-font-color="true" loext:opacity="0%" style:font-name="Lato" fo:font-size="13pt" fo:letter-spacing="normal" fo:font-style="normal" fo:font-weight="normal" style:font-size-asian="13pt" style:font-size-complex="13pt"/>
    </style:style>
    <style:style style:name="T58" style:family="text">
      <style:text-properties fo:font-variant="normal" fo:text-transform="none" style:use-window-font-color="true" loext:opacity="0%" style:font-name="Lato" fo:font-size="13pt" fo:letter-spacing="normal" fo:font-style="normal" fo:font-weight="normal" style:font-size-asian="13pt" style:font-size-complex="13pt" loext:padding="0in" loext:border="none"/>
    </style:style>
    <style:style style:name="T59" style:family="text">
      <style:text-properties fo:font-variant="normal" fo:text-transform="none" style:use-window-font-color="true" loext:opacity="0%" style:font-name="Helvetica Neue" fo:font-size="12pt" fo:letter-spacing="normal" fo:font-style="normal" fo:font-weight="normal" style:font-size-asian="12pt" style:font-size-complex="12pt"/>
    </style:style>
    <style:style style:name="T60" style:family="text">
      <style:text-properties fo:font-variant="normal" fo:text-transform="none" style:use-window-font-color="true" loext:opacity="0%" style:font-name="Courier New" fo:font-size="12pt" fo:letter-spacing="normal" fo:font-style="normal" fo:font-weight="normal" style:font-size-asian="12pt" style:font-size-complex="12pt" loext:padding="0in" loext:border="none"/>
    </style:style>
    <style:style style:name="T61" style:family="text">
      <style:text-properties fo:font-style="normal" fo:font-weight="normal"/>
    </style:style>
    <style:style style:name="T62" style:family="text">
      <style:text-properties officeooo:rsid="005c5ade"/>
    </style:style>
    <style:style style:name="T63" style:family="text">
      <style:text-properties officeooo:rsid="00668cad"/>
    </style:style>
    <style:style style:name="T64" style:family="text">
      <style:text-properties fo:color="#ef2929" loext:opacity="100%" fo:background-color="#ffff99" loext:char-shading-value="0" loext:padding="0in" loext:border="none"/>
    </style:style>
    <style:style style:name="T65" style:family="text">
      <style:text-properties fo:color="#ef2929" loext:opacity="100%" fo:background-color="transparent" loext:char-shading-value="0" loext:padding="0in" loext:border="none"/>
    </style:style>
    <style:style style:name="T66" style:family="text">
      <style:text-properties fo:background-color="#ffff99" loext:char-shading-value="0" loext:padding="0.0209in" loext:border="1.5pt solid #ebccd1"/>
    </style:style>
    <style:style style:name="T67" style:family="text">
      <style:text-properties officeooo:rsid="008170a7"/>
    </style:style>
    <style:style style:name="T68" style:family="text">
      <style:text-properties style:font-name="Lato" fo:font-size="13pt" style:font-size-asian="13pt" style:font-size-complex="13pt"/>
    </style:style>
    <style:style style:name="T69" style:family="text">
      <style:text-properties fo:color="#8ae234" loext:opacity="100%"/>
    </style:style>
    <style:style style:name="T70" style:family="text">
      <style:text-properties fo:color="#8ae234" loext:opacity="100%" style:font-name="Consolas" fo:font-size="12pt" fo:font-weight="bold" style:font-size-asian="12pt" style:font-size-complex="12pt"/>
    </style:style>
    <style:style style:name="T71" style:family="text">
      <style:text-properties fo:font-size="18pt" style:font-name-asian="Noto Sans CJK SC" style:font-size-asian="18pt" style:font-weight-asian="bold" style:font-name-complex="Lohit Devanagari" style:font-size-complex="18pt" style:font-weight-complex="bold"/>
    </style:style>
    <style:style style:name="T72" style:family="text">
      <style:text-properties style:font-name="Consolas" fo:font-size="12pt" style:font-size-asian="12pt" style:font-size-complex="12pt"/>
    </style:style>
    <style:style style:name="T73" style:family="text">
      <style:text-properties fo:color="#c7254e" loext:opacity="100%" style:font-name="Lato" fo:font-size="13pt" fo:background-color="#f9f2f4" loext:char-shading-value="0" style:font-size-asian="13pt" style:font-size-complex="13pt" loext:padding="0in" loext:border="none"/>
    </style:style>
    <style:style style:name="T74" style:family="text">
      <style:text-properties fo:font-size="13pt" style:font-size-asian="13pt" style:font-size-complex="13pt"/>
    </style:style>
    <style:style style:name="T75" style:family="text">
      <style:text-properties fo:color="#eeeeee" loext:opacity="100%" style:font-name="Consolas" fo:font-size="12pt" fo:font-weight="bold" style:font-size-asian="12pt" style:font-size-complex="12pt"/>
    </style:style>
    <style:style style:name="T76" style:family="text">
      <style:text-properties fo:color="#eeeeee" loext:opacity="100%" style:font-name="Consolas" fo:font-size="12pt" style:font-size-asian="12pt" style:font-size-complex="12pt"/>
    </style:style>
    <style:style style:name="T77" style:family="text">
      <style:text-properties fo:color="#729fcf" loext:opacity="100%" style:font-name="Consolas" fo:font-size="12pt" fo:font-weight="bold" style:font-size-asian="12pt" style:font-size-complex="12pt"/>
    </style:style>
    <style:style style:name="T78" style:family="text">
      <style:text-properties fo:font-size="16pt" style:font-size-asian="16pt" style:font-size-complex="16pt"/>
    </style:style>
    <style:style style:name="T79" style:family="text">
      <style:text-properties style:font-name="Lato"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DG Introduction to Linux I - Chapter <text:span text:style-name="T63">1</text:span><text:span text:style-name="T67">3</text:span><text:span text:style-name="T62"> </text:span><text:span text:style-name="T67">File Permissions</text:span><text:span text:style-name="T63"> </text:span></text:p>
      <text:p text:style-name="P1"/>
      <text:p text:style-name="P1"/>
      <text:p text:style-name="P3"><text:a xlink:type="simple" xlink:href="https://content.netdevgroup.com/contents/lpic1-s1/yKFwE7mjZp/#objectives" text:style-name="Internet_20_link" text:visited-style-name="Visited_20_Internet_20_Link"><text:span text:style-name="T1">Objectives</text:span></text:a></text:p>
      <text:p text:style-name="P4"/>
      <text:p text:style-name="P33">This chapter will cover the following exam objectives:</text:p>
      <text:p text:style-name="P11"><text:span text:style-name="Strong_20_Emphasis"><text:span text:style-name="T26">104.5: Manage file permissions and ownership v2</text:span></text:span></text:p>
      <text:p text:style-name="P8">Weight: 3</text:p>
      <text:p text:style-name="P8">Candidates should be able to control file access through the proper use of permissions and ownerships.</text:p>
      <text:p text:style-name="P11"><text:span text:style-name="Strong_20_Emphasis"><text:span text:style-name="T26">Key Knowledge Areas:</text:span></text:span></text:p>
      <text:list xml:id="list3557546459" text:style-name="L1">
        <text:list-item>
          <text:p text:style-name="P149"><text:span text:style-name="T28">Manage access permissions on regular and special files as well as directories.<text:line-break/></text:span><text:a xlink:type="simple" xlink:href="https://content.netdevgroup.com/contents/lpic1-s1/JyubNrAxx8/13.4" text:style-name="Internet_20_link" text:visited-style-name="Visited_20_Internet_20_Link"><text:span text:style-name="T39">Section 13.4</text:span></text:a><text:span text:style-name="T28"> | </text:span><text:a xlink:type="simple" xlink:href="https://content.netdevgroup.com/contents/lpic1-s1/JyubNrAxx8/13.6" text:style-name="Internet_20_link" text:visited-style-name="Visited_20_Internet_20_Link"><text:span text:style-name="T39">Section 13.6</text:span></text:a></text:p>
        </text:list-item>
        <text:list-item>
          <text:p text:style-name="P149"><text:span text:style-name="T28">Use access modes such as suid, sgid and the sticky bit to maintain security.<text:line-break/></text:span><text:a xlink:type="simple" xlink:href="https://content.netdevgroup.com/contents/lpic1-s1/JyubNrAxx8/13.6.1" text:style-name="Internet_20_link" text:visited-style-name="Visited_20_Internet_20_Link"><text:span text:style-name="T39">Section 13.6.1</text:span></text:a><text:span text:style-name="T28"> | </text:span><text:a xlink:type="simple" xlink:href="https://content.netdevgroup.com/contents/lpic1-s1/JyubNrAxx8/13.6.2" text:style-name="Internet_20_link" text:visited-style-name="Visited_20_Internet_20_Link"><text:span text:style-name="T39">Section 13.6.2</text:span></text:a><text:span text:style-name="T28"> | </text:span><text:a xlink:type="simple" xlink:href="https://content.netdevgroup.com/contents/lpic1-s1/JyubNrAxx8/13.6.2.1" text:style-name="Internet_20_link" text:visited-style-name="Visited_20_Internet_20_Link"><text:span text:style-name="T39">Section 13.6.2.1</text:span></text:a><text:span text:style-name="T28"> | </text:span><text:a xlink:type="simple" xlink:href="https://content.netdevgroup.com/contents/lpic1-s1/JyubNrAxx8/13.6.2.2" text:style-name="Internet_20_link" text:visited-style-name="Visited_20_Internet_20_Link"><text:span text:style-name="T39">Section 13.6.2.2</text:span></text:a><text:span text:style-name="T28"> | </text:span><text:a xlink:type="simple" xlink:href="https://content.netdevgroup.com/contents/lpic1-s1/JyubNrAxx8/13.6.2.3" text:style-name="Internet_20_link" text:visited-style-name="Visited_20_Internet_20_Link"><text:span text:style-name="T39">Section 13.6.2.3</text:span></text:a><text:span text:style-name="T28"> | </text:span><text:a xlink:type="simple" xlink:href="https://content.netdevgroup.com/contents/lpic1-s1/JyubNrAxx8/13.6.3" text:style-name="Internet_20_link" text:visited-style-name="Visited_20_Internet_20_Link"><text:span text:style-name="T39">Section 13.6.3</text:span></text:a></text:p>
        </text:list-item>
        <text:list-item>
          <text:p text:style-name="P149"><text:span text:style-name="T28">Know how to change the file creation mask.<text:line-break/></text:span><text:a xlink:type="simple" xlink:href="https://content.netdevgroup.com/contents/lpic1-s1/JyubNrAxx8/13.7" text:style-name="Internet_20_link" text:visited-style-name="Visited_20_Internet_20_Link"><text:span text:style-name="T39">Section 13.7</text:span></text:a><text:span text:style-name="T28"> | </text:span><text:a xlink:type="simple" xlink:href="https://content.netdevgroup.com/contents/lpic1-s1/JyubNrAxx8/13.7.1" text:style-name="Internet_20_link" text:visited-style-name="Visited_20_Internet_20_Link"><text:span text:style-name="T39">Section 13.7.1</text:span></text:a><text:span text:style-name="T28"> | </text:span><text:a xlink:type="simple" xlink:href="https://content.netdevgroup.com/contents/lpic1-s1/JyubNrAxx8/13.7.2" text:style-name="Internet_20_link" text:visited-style-name="Visited_20_Internet_20_Link"><text:span text:style-name="T39">Section 13.7.2</text:span></text:a></text:p>
        </text:list-item>
        <text:list-item>
          <text:p text:style-name="P149"><text:span text:style-name="T28">Use the group field to grant file access to group members.<text:line-break/></text:span><text:a xlink:type="simple" xlink:href="https://content.netdevgroup.com/contents/lpic1-s1/JyubNrAxx8/13.4" text:style-name="Internet_20_link" text:visited-style-name="Visited_20_Internet_20_Link"><text:span text:style-name="T39">Section 13.4</text:span></text:a><text:span text:style-name="T28"> | </text:span><text:a xlink:type="simple" xlink:href="https://content.netdevgroup.com/contents/lpic1-s1/JyubNrAxx8/13.6.2" text:style-name="Internet_20_link" text:visited-style-name="Visited_20_Internet_20_Link"><text:span text:style-name="T39">Section 13.6.2</text:span></text:a></text:p>
        </text:list-item>
      </text:list>
      <text:p text:style-name="P33"/>
      <text:p text:style-name="P32"/>
      <text:p text:style-name="P6"><text:a xlink:type="simple" xlink:href="https://content.netdevgroup.com/contents/lpic1-s1/yKFwE7mjZp/#terms" text:style-name="Internet_20_link" text:visited-style-name="Visited_20_Internet_20_Link"><text:span text:style-name="T2">Key Terms</text:span></text:a></text:p>
      <text:p text:style-name="P10"/>
      <text:p text:style-name="P43">chgrp</text:p>
      <text:p text:style-name="P37"><text:span text:style-name="T28">Command that is used to change the primary group of a file. Essentially it changes what group is the owner of the FILE.<text:line-break/></text:span><text:a xlink:type="simple" xlink:href="https://content.netdevgroup.com/contents/lpic1-s1/JyubNrAxx8/13.2.4" text:style-name="Internet_20_link" text:visited-style-name="Visited_20_Internet_20_Link"><text:span text:style-name="T39">Section 13.2.4</text:span></text:a></text:p>
      <text:p text:style-name="P38"/>
      <text:p text:style-name="P45">chmod</text:p>
      <text:p text:style-name="P37"><text:span text:style-name="T28">Command that is used to change the mode bits of a FILE. The chmod utility can be used to change the files permissions. For example setting the read, write, and execute bits.<text:line-break/></text:span><text:a xlink:type="simple" xlink:href="https://content.netdevgroup.com/contents/lpic1-s1/JyubNrAxx8/13.4" text:style-name="Internet_20_link" text:visited-style-name="Visited_20_Internet_20_Link"><text:span text:style-name="T39">Section 13.4</text:span></text:a></text:p>
      <text:p text:style-name="P45"><text:soft-page-break/>chown</text:p>
      <text:p text:style-name="P37"><text:span text:style-name="T28">Command that is used to change the ownership of a FILE. The chown utility can also be used to change the primary group of a FILE as well.<text:line-break/></text:span><text:a xlink:type="simple" xlink:href="https://content.netdevgroup.com/contents/lpic1-s1/JyubNrAxx8/13.2.2" text:style-name="Internet_20_link" text:visited-style-name="Visited_20_Internet_20_Link"><text:span text:style-name="T39">Section 13.2.2</text:span></text:a></text:p>
      <text:p text:style-name="P38"/>
      <text:p text:style-name="P45">umask</text:p>
      <text:p text:style-name="P37"><text:span text:style-name="T28">Command that sets the calling process's file mode creation mask. The umask utility will set the default permissions for FILEs when they are created.<text:line-break/></text:span><text:a xlink:type="simple" xlink:href="https://content.netdevgroup.com/contents/lpic1-s1/JyubNrAxx8/13.7" text:style-name="Internet_20_link" text:visited-style-name="Visited_20_Internet_20_Link"><text:span text:style-name="T39">Section 13.7</text:span></text:a></text:p>
      <text:p text:style-name="P38"/>
      <text:p text:style-name="P38"/>
      <text:p text:style-name="P38"/>
      <text:h text:style-name="P34" text:outline-level="2">13.1 Introduction</text:h>
      <text:p text:style-name="P11"><text:span text:style-name="T28">In order to access or modify a file or directory, the correct </text:span><text:span text:style-name="Variable"><text:span text:style-name="T28">permissions</text:span></text:span><text:span text:style-name="T28"> must be set. There are three different permissions that can be placed on a file or directory: read, write, and execute.</text:span></text:p>
      <text:p text:style-name="P11"><text:span text:style-name="T28">When listing a file with the </text:span><text:span text:style-name="Source_20_Text"><text:span text:style-name="T41">ls -l</text:span></text:span><text:span text:style-name="T28"> command, the output includes permission and ownership information:</text:span></text:p>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bin/ls</text:span></text:p>
      <text:p text:style-name="P74">-rwxr-xr-x 1 root root 133792 Jan 18 <text:s/>2018 <text:span text:style-name="T69">/bin/ls</text:span></text:p>
      <text:p text:style-name="P8">Below is a refresher on the fields relevant to permissions.</text:p>
      <text:p text:style-name="P39"/>
      <text:h text:style-name="P36" text:outline-level="3"><text:line-break/><text:span text:style-name="T71">File Type Field</text:span></text:h>
      <text:p text:style-name="P81"><text:span text:style-name="T66">-</text:span>rwxr-xr-x. 1 root root 133792 Jan <text:s/>18 <text:s/>2018 /bin/ls</text:p>
      <text:p text:style-name="P11"><text:span text:style-name="T28">The first character of this output indicates the </text:span><text:span text:style-name="Variable"><text:span text:style-name="T28">type of a file</text:span></text:span><text:span text:style-name="T28">. Recall if the first character is a dash </text:span><text:span text:style-name="Source_20_Text"><text:span text:style-name="T29">-</text:span></text:span><text:span text:style-name="T28"> character, as in the previous example, this is a regular file. If the character was a letter </text:span><text:span text:style-name="Source_20_Text"><text:span text:style-name="T29">d</text:span></text:span><text:span text:style-name="T28">, it would be a directory.</text:span></text:p>
      <text:p text:style-name="P11"><text:span text:style-name="T28">If the first character of the output of the </text:span><text:span text:style-name="Source_20_Text"><text:span text:style-name="T41">ls -l</text:span></text:span><text:span text:style-name="T28"> command is a letter </text:span><text:span text:style-name="Source_20_Text"><text:span text:style-name="T29">l</text:span></text:span><text:span text:style-name="T28">, then the file is a </text:span><text:span text:style-name="Variable"><text:span text:style-name="T28">symbolic link</text:span></text:span><text:span text:style-name="T28">. A symbolic link file "points to" another file in the file system.</text:span></text:p>
      <text:p text:style-name="P8"/>
      <text:p text:style-name="P121"><text:soft-page-break/><text:span text:style-name="Strong_20_Emphasis"><text:span text:style-name="T14">Note</text:span></text:span></text:p>
      <text:p text:style-name="P54">To access a file that a symbolic link points to, you need to have the appropriate permissions on both the symbolic link file and the file that it points to.</text:p>
      <text:p text:style-name="P117"><text:span text:style-name="Strong_20_Emphasis"><text:span text:style-name="T68"/></text:span></text:p>
      <text:h text:style-name="P19" text:outline-level="3">Permissions Field</text:h>
      <text:p text:style-name="P81">-<text:span text:style-name="T66">rwxr-xr-x</text:span>. 1 root root 133792 Jan <text:s/>18 <text:s/>2018 /bin/ls</text:p>
      <text:p text:style-name="P11"><text:span text:style-name="T28">After the file type character, the </text:span><text:span text:style-name="Variable"><text:span text:style-name="T28">permissions</text:span></text:span><text:span text:style-name="T28"> are displayed.</text:span></text:p>
      <text:h text:style-name="P21" text:outline-level="3"/>
      <text:h text:style-name="P19" text:outline-level="3">User Owner Field</text:h>
      <text:p text:style-name="P81">-rwxr-xr-x. 1 <text:span text:style-name="T66">root</text:span> root 133792 Jan <text:s/>18 <text:s/>2018 /bin/ls</text:p>
      <text:p text:style-name="P11"><text:span text:style-name="T28">After the link count, the file's </text:span><text:span text:style-name="Variable"><text:span text:style-name="T28">user owner</text:span></text:span><text:span text:style-name="T28"> is displayed.</text:span></text:p>
      <text:h text:style-name="P21" text:outline-level="3"/>
      <text:h text:style-name="P19" text:outline-level="3">Group Owner Field</text:h>
      <text:p text:style-name="P81">-rwxr-xr-x. 1 root <text:span text:style-name="T66">root</text:span> 133792 Jan <text:s/>18 <text:s/>2018 /bin/ls</text:p>
      <text:p text:style-name="P11"><text:span text:style-name="T28">After the user owner field, the file </text:span><text:span text:style-name="Variable"><text:span text:style-name="T28">group owner</text:span></text:span><text:span text:style-name="T28"> is displayed.</text:span></text:p>
      <text:p text:style-name="P39"/>
      <text:p text:style-name="P39"/>
      <text:h text:style-name="P35" text:outline-level="2">13.2 File Ownership</text:h>
      <text:p text:style-name="P8">By default, users own the files that they create. While this ownership can be changed, this function requires administrative privileges. Although most commands usually show the user owner as a name, the operating system is associating the user ownership with the UID for that username.</text:p>
      <text:p text:style-name="P8">Every file also has a group owner. By default, the primary group of the user who creates the file is the group owner of any new files. Users are allowed to change the group owner of files they own to any group that they belong to. Similar to user ownership, the association of a file with a group is not done internally by the operating system by name, but by the GID of the group.</text:p>
      <text:p text:style-name="P11"><text:soft-page-break/><text:span text:style-name="T28">The </text:span><text:span text:style-name="Source_20_Text"><text:span text:style-name="T41">id</text:span></text:span><text:span text:style-name="T28"> command can be useful for verifying which user account you are using and which groups you have available to use. By viewing the output of this command, you can see the user's identity information expressed both as a number and as a name.</text:span></text:p>
      <text:p text:style-name="P11"><text:span text:style-name="T28">The output of the </text:span><text:span text:style-name="Source_20_Text"><text:span text:style-name="T41">id</text:span></text:span><text:span text:style-name="T28"> command displays the UID and user account name of the current user followed by the GID and group name of the primary group and the GIDs and group names of all group memberships:</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id</text:span></text:p>
      <text:p text:style-name="P85">uid=1001(sysadmin) gid=1001(sysadmin) groups=1001(sysadmin),4(adm),27(sudo) <text:s/></text:p>
      <text:p text:style-name="P11"><text:span text:style-name="T28">The above example shows that the user has a UID of </text:span><text:span text:style-name="Source_20_Text"><text:span text:style-name="T29">1001</text:span></text:span><text:span text:style-name="T28"> for the </text:span><text:span text:style-name="Source_20_Text"><text:span text:style-name="T29">sysadmin</text:span></text:span><text:span text:style-name="T28"> user account. It also shows that the primary group for this user has a GID of </text:span><text:span text:style-name="Source_20_Text"><text:span text:style-name="T29">1001</text:span></text:span><text:span text:style-name="T28"> for the </text:span><text:span text:style-name="Source_20_Text"><text:span text:style-name="T29">sysadmin</text:span></text:span><text:span text:style-name="T28"> group. In addition, the user in this example belongs to two supplemental groups: the </text:span><text:span text:style-name="Source_20_Text"><text:span text:style-name="T29">adm</text:span></text:span><text:span text:style-name="T28"> group with a GID of </text:span><text:span text:style-name="Source_20_Text"><text:span text:style-name="T29">4</text:span></text:span><text:span text:style-name="T28">, and the </text:span><text:span text:style-name="Source_20_Text"><text:span text:style-name="T29">sudo</text:span></text:span><text:span text:style-name="T28"> group with a GID of </text:span><text:span text:style-name="Source_20_Text"><text:span text:style-name="T29">27</text:span></text:span><text:span text:style-name="T28">.</text:span></text:p>
      <text:p text:style-name="P39"/>
      <text:p text:style-name="P39"/>
      <text:p text:style-name="P39"/>
      <text:h text:style-name="P34" text:outline-level="2">13.2.1 Switching Users</text:h>
      <text:p text:style-name="P11"><text:span text:style-name="T28">There are many different ways to execute a command that requires </text:span><text:span text:style-name="Variable"><text:span text:style-name="T28">administrative</text:span></text:span><text:span text:style-name="T28"> or </text:span><text:span text:style-name="Variable"><text:span text:style-name="T28">root</text:span></text:span><text:span text:style-name="T28"> privileges. Logging in to the system as the </text:span><text:span text:style-name="Source_20_Text"><text:span text:style-name="T29">root</text:span></text:span><text:span text:style-name="T28"> user allows you to execute commands as the administrator. This access is potentially dangerous because you may forget that you are logged in as root and might run a command that could cause problems on the system. As a result, it is not recommended to log in as the </text:span><text:span text:style-name="Source_20_Text"><text:span text:style-name="T29">root</text:span></text:span><text:span text:style-name="T28"> user directly.</text:span></text:p>
      <text:p text:style-name="P11"><text:span text:style-name="T28">The </text:span><text:span text:style-name="Source_20_Text"><text:span text:style-name="T41">su</text:span></text:span><text:span text:style-name="T28"> command allows you to run a shell as a different user. While switching to the </text:span><text:span text:style-name="Source_20_Text"><text:span text:style-name="T29">root</text:span></text:span><text:span text:style-name="T28"> user is what the </text:span><text:span text:style-name="Source_20_Text"><text:span text:style-name="T41">su</text:span></text:span><text:span text:style-name="T28"> command is used for most frequently, it can also switch to other users as well.</text:span></text:p>
      <text:p text:style-name="P29">su [OPTIONS] [USERNAME]</text:p>
      <text:p text:style-name="P11"><text:span text:style-name="T28">When switching users, utilizing the </text:span><text:span text:style-name="Variable"><text:span text:style-name="T28">login shell</text:span></text:span><text:span text:style-name="T28"> option is recommended as the login shell fully configures the new shell with the settings of the new user, ensuring any commands executed run correctly. If this option is omitted, the new shell changes the UID but doesn't fully log in as the user. The login shell option can be specified one of three ways:</text:span></text:p>
      <text:p text:style-name="P29">su -</text:p>
      <text:p text:style-name="P76">su -l</text:p>
      <text:p text:style-name="P76">su --login</text:p>
      <text:p text:style-name="P11"><text:span text:style-name="T28">By default, if a username is not specified, the </text:span><text:span text:style-name="Source_20_Text"><text:span text:style-name="T41">su</text:span></text:span><text:span text:style-name="T28"> command opens a new shell as the </text:span><text:span text:style-name="Source_20_Text"><text:span text:style-name="T29">root</text:span></text:span><text:span text:style-name="T28"> user. The following two commands are equivalent ways to start a shell as the </text:span><text:span text:style-name="Source_20_Text"><text:span text:style-name="T29">root</text:span></text:span><text:span text:style-name="T28"> user:</text:span></text:p>
      <text:p text:style-name="P29"><text:soft-page-break/>su - root</text:p>
      <text:p text:style-name="P76">su -</text:p>
      <text:p text:style-name="P11"><text:span text:style-name="T28">After pressing </text:span><text:span text:style-name="Strong_20_Emphasis"><text:span text:style-name="T26">Enter</text:span></text:span><text:span text:style-name="T28"> to execute either one of these commands, the user must provide the password of the </text:span><text:span text:style-name="Source_20_Text"><text:span text:style-name="T29">root</text:span></text:span><text:span text:style-name="T28"> user to start the new shell. If you don't know the password of the account that you are shifting to, then the </text:span><text:span text:style-name="Source_20_Text"><text:span text:style-name="T41">su</text:span></text:span><text:span text:style-name="T28"> command will fail.</text:span></text:p>
      <text:p text:style-name="P39"/>
      <text:p text:style-name="P65"><text:span text:style-name="Strong_20_Emphasis"><text:span text:style-name="T14">Note</text:span></text:span></text:p>
      <text:p text:style-name="P57"><text:span text:style-name="T28">The password of the </text:span><text:span text:style-name="Source_20_Text"><text:span text:style-name="T29">root</text:span></text:span><text:span text:style-name="T28"> user in our virtual machine environment is </text:span><text:span text:style-name="Source_20_Text"><text:span text:style-name="T29">netlab123</text:span></text:span><text:span text:style-name="T28">.</text:span></text:p>
      <text:p text:style-name="P39"/>
      <text:p text:style-name="P42"><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su -</text:span></text:p>
      <text:p text:style-name="P85">Password:</text:p>
      <text:p text:style-name="P87"><text:span text:style-name="Strong_20_Emphasis"><text:span text:style-name="T43">root@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id</text:span></text:p>
      <text:p text:style-name="P86"><text:span text:style-name="T72">uid=0(root) gid=0(root) groups=0(root</text:span>)</text:p>
      <text:p text:style-name="P11"><text:span text:style-name="T28">After using the shell started by the </text:span><text:span text:style-name="Source_20_Text"><text:span text:style-name="T41">su</text:span></text:span><text:span text:style-name="T28"> command to perform the necessary administrative tasks, return to your original shell (and original user account) by using the </text:span><text:span text:style-name="Source_20_Text"><text:span text:style-name="T41">exit</text:span></text:span><text:span text:style-name="T28"> command.</text:span></text:p>
      <text:p text:style-name="P40"><text:span text:style-name="Strong_20_Emphasis"><text:span text:style-name="T43">root@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exit</text:span></text:p>
      <text:p text:style-name="P85">logout</text:p>
      <text:p text:style-name="P87"><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id</text:span></text:p>
      <text:p text:style-name="P85">uid=1001(sysadmin) gid=1001(sysadmin) groups=1001(sysadmin),4(adm),27(sudo)</text:p>
      <text:p text:style-name="P8"/>
      <text:p text:style-name="P11"><text:span text:style-name="T28">The </text:span><text:span text:style-name="Source_20_Text"><text:span text:style-name="T41">sudo</text:span></text:span><text:span text:style-name="T28"> command allows users to execute commands as another user. Similar to the </text:span><text:span text:style-name="Source_20_Text"><text:span text:style-name="T41">su</text:span></text:span><text:span text:style-name="T28"> command, the </text:span><text:span text:style-name="Source_20_Text"><text:span text:style-name="T29">root</text:span></text:span><text:span text:style-name="T28"> user is assumed by default.</text:span></text:p>
      <text:p text:style-name="P29">sudo [OPTIONS] COMMAND</text:p>
      <text:p text:style-name="P11"><text:span text:style-name="T28">In distributions that do not allow the </text:span><text:span text:style-name="Source_20_Text"><text:span text:style-name="T29">root</text:span></text:span><text:span text:style-name="T28"> user to login directly or via the </text:span><text:span text:style-name="Source_20_Text"><text:span text:style-name="T41">su</text:span></text:span><text:span text:style-name="T28"> command, the installation process automatically configures one user account to be able to use the </text:span><text:span text:style-name="Source_20_Text"><text:span text:style-name="T41">sudo</text:span></text:span><text:span text:style-name="T28"> command to execute commands as if the </text:span><text:span text:style-name="Source_20_Text"><text:span text:style-name="T29">root</text:span></text:span><text:span text:style-name="T28"> user executed them.</text:span></text:p>
      <text:p text:style-name="P11"><text:span text:style-name="T28">When using the </text:span><text:span text:style-name="Source_20_Text"><text:span text:style-name="T41">sudo</text:span></text:span><text:span text:style-name="T28"> command to execute a command as the </text:span><text:span text:style-name="Source_20_Text"><text:span text:style-name="T29">root</text:span></text:span><text:span text:style-name="T28"> user, the command prompts for the user's own password, not that of the </text:span><text:span text:style-name="Source_20_Text"><text:span text:style-name="T29">root</text:span></text:span><text:span text:style-name="T28"> user. This security feature could prevent unauthorized </text:span><text:span text:style-name="Source_20_Text"><text:span text:style-name="T29">root</text:span></text:span><text:span text:style-name="T28"> access if the user were to leave their computer unattended.</text:span></text:p>
      <text:p text:style-name="P63"/>
      <text:p text:style-name="P65"><text:soft-page-break/><text:span text:style-name="Strong_20_Emphasis"><text:span text:style-name="T14">Note</text:span></text:span></text:p>
      <text:p text:style-name="P57"><text:span text:style-name="T28">The password of the </text:span><text:span text:style-name="Source_20_Text"><text:span text:style-name="T29">sysadmin</text:span></text:span><text:span text:style-name="T28"> user in our virtual machine environment is </text:span><text:span text:style-name="Source_20_Text"><text:span text:style-name="T29">netlab123</text:span></text:span><text:span text:style-name="T28">.</text:span></text:p>
      <text:p text:style-name="P39"/>
      <text:p text:style-name="P62"><text:span text:style-name="T15">Consider that administrative privileges are necessary to view the </text:span><text:span text:style-name="Source_20_Text"><text:span text:style-name="T30">/etc/shadow</text:span></text:span><text:span text:style-name="T15"> file, therefore, use the </text:span><text:span text:style-name="Source_20_Text"><text:span text:style-name="T40">sudo</text:span></text:span><text:span text:style-name="T15"> command to execute the </text:span><text:span text:style-name="Source_20_Text"><text:span text:style-name="T40">head</text:span></text:span><text:span text:style-name="T15"> command on the </text:span><text:span text:style-name="Source_20_Text"><text:span text:style-name="T30">/etc/shadow</text:span></text:span><text:span text:style-name="T15"> file as the </text:span><text:span text:style-name="Source_20_Text"><text:span text:style-name="T30">root</text:span></text:span><text:span text:style-name="T15"> user:</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sudo head -3 /etc/shadow</text:span></text:p>
      <text:p text:style-name="P85">[sudo] password for sysadmin:</text:p>
      <text:p text:style-name="P85">root:$6$gWn1b01z$/awsehiCL9PPBmlYgEbtpeSXkafiLZPcugO5VjU.R5bjhGlg8IoTOLVmkBoXlqObOBUQ0lCkVHmg2ucnoHpsY0:18010:0:99999:7:::</text:p>
      <text:p text:style-name="P85">daemon:*:17962:0:99999:7:::</text:p>
      <text:p text:style-name="P85">bin:*:17962:0:99999:7:::</text:p>
      <text:p text:style-name="P39"/>
      <text:p text:style-name="P39"/>
      <text:p text:style-name="P39"/>
      <text:p text:style-name="P39"/>
      <text:p text:style-name="P39"/>
      <text:h text:style-name="P34" text:outline-level="2">13.2.2 Changing File User Owner</text:h>
      <text:p text:style-name="P11"><text:span text:style-name="T28">Initially, the owner of a file is the user who creates it. The user owner can only be changed by a user with root privileges using the </text:span><text:span text:style-name="Source_20_Text"><text:span text:style-name="T41">chown</text:span></text:span><text:span text:style-name="T28"> command. Using the syntax below, the </text:span><text:span text:style-name="Source_20_Text"><text:span text:style-name="T29">root</text:span></text:span><text:span text:style-name="T28"> user can change the owner of the </text:span><text:span text:style-name="Source_20_Text"><text:span text:style-name="T29">FILE</text:span></text:span><text:span text:style-name="T28"> to the </text:span><text:span text:style-name="Source_20_Text"><text:span text:style-name="T29">OWNER</text:span></text:span><text:span text:style-name="T28"> account.</text:span></text:p>
      <text:p text:style-name="P25">chown [OPTION]... [OWNER] FILE...</text:p>
      <text:p text:style-name="P11"><text:span text:style-name="T28">For instance, a new file called </text:span><text:span text:style-name="Source_20_Text"><text:span text:style-name="T29">nullfile</text:span></text:span><text:span text:style-name="T28"> will be created in the </text:span><text:span text:style-name="Source_20_Text"><text:span text:style-name="T29">Documents</text:span></text:span><text:span text:style-name="T28"> directory:</text:span></text:p>
      <text:p text:style-name="P46"><text:span text:style-name="Strong_20_Emphasis"><text:span text:style-name="T42">sysadmin@localhost</text:span></text:span><text:span text:style-name="Strong_20_Emphasis"><text:span text:style-name="T45">:</text:span></text:span><text:span text:style-name="Strong_20_Emphasis"><text:span text:style-name="T51">~</text:span></text:span><text:span text:style-name="Strong_20_Emphasis"><text:span text:style-name="T45">$</text:span></text:span><text:span text:style-name="T46"> cd Documents</text:span></text:p>
      <text:p text:style-name="P91"><text:span text:style-name="Strong_20_Emphasis"><text:span text:style-name="T42">sysadmin@localhost</text:span></text:span><text:span text:style-name="Strong_20_Emphasis"><text:span text:style-name="T45">:</text:span></text:span><text:span text:style-name="Strong_20_Emphasis"><text:span text:style-name="T51">~/Documents</text:span></text:span><text:span text:style-name="Strong_20_Emphasis"><text:span text:style-name="T45">$</text:span></text:span><text:span text:style-name="T46"> touch nullfile</text:span></text:p>
      <text:p text:style-name="P11"><text:span text:style-name="T28">Using the </text:span><text:span text:style-name="Source_20_Text"><text:span text:style-name="T41">ls -l</text:span></text:span><text:span text:style-name="T28"> command, we can see that the owner of this file is the </text:span><text:span text:style-name="Source_20_Text"><text:span text:style-name="T29">sysadmin</text:span></text:span><text:span text:style-name="T28"> user:</text:span></text:p>
      <text:p text:style-name="P46"><text:span text:style-name="Strong_20_Emphasis"><text:span text:style-name="T42">sysadmin@localhost</text:span></text:span><text:span text:style-name="Strong_20_Emphasis"><text:span text:style-name="T45">:</text:span></text:span><text:span text:style-name="Strong_20_Emphasis"><text:span text:style-name="T51">~/Documents</text:span></text:span><text:span text:style-name="Strong_20_Emphasis"><text:span text:style-name="T45">$</text:span></text:span><text:span text:style-name="T46"> ls -l nullfile</text:span></text:p>
      <text:p text:style-name="P90">-rw-rw-r-- 1 sysadmin sysadmin 0 Mar 21 17:30 nullfile</text:p>
      <text:p text:style-name="P11"><text:soft-page-break/><text:span text:style-name="T28">Next, the </text:span><text:span text:style-name="Source_20_Text"><text:span text:style-name="T41">sudo</text:span></text:span><text:span text:style-name="T28"> command can be used with the </text:span><text:span text:style-name="Source_20_Text"><text:span text:style-name="T41">chown</text:span></text:span><text:span text:style-name="T28"> command to change the ownership of the new file to the </text:span><text:span text:style-name="Source_20_Text"><text:span text:style-name="T29">root</text:span></text:span><text:span text:style-name="T28"> user, and the </text:span><text:span text:style-name="Source_20_Text"><text:span text:style-name="T41">ls -l</text:span></text:span><text:span text:style-name="T28"> command is used to verify the change:</text:span></text:p>
      <text:p text:style-name="P51"><text:span text:style-name="Strong_20_Emphasis"><text:span text:style-name="T26">Note</text:span></text:span></text:p>
      <text:p text:style-name="P59"><text:span text:style-name="T28">The password of the </text:span><text:span text:style-name="Source_20_Text"><text:span text:style-name="T29">sysadmin</text:span></text:span><text:span text:style-name="T28"> user in our virtual machine environment is </text:span><text:span text:style-name="Source_20_Text"><text:span text:style-name="T29">netlab123</text:span></text:span><text:span text:style-name="T28">.</text:span></text:p>
      <text:p text:style-name="Text_20_body"><text:span text:style-name="Strong_20_Emphasis"><text:span text:style-name="T68"/></text:span></text:p>
      <text:p text:style-name="P46"><text:span text:style-name="Strong_20_Emphasis"><text:span text:style-name="T42">sysadmin@localhost</text:span></text:span><text:span text:style-name="Strong_20_Emphasis"><text:span text:style-name="T45">:</text:span></text:span><text:span text:style-name="Strong_20_Emphasis"><text:span text:style-name="T51">~/Documents</text:span></text:span><text:span text:style-name="Strong_20_Emphasis"><text:span text:style-name="T45">$</text:span></text:span><text:span text:style-name="T46"> sudo chown root</text:span></text:p>
      <text:p text:style-name="P90">nullfile</text:p>
      <text:p text:style-name="P90">[sudo] password for sysadmin:</text:p>
      <text:p text:style-name="P91"><text:span text:style-name="Strong_20_Emphasis"><text:span text:style-name="T42">sysadmin@localhost</text:span></text:span><text:span text:style-name="Strong_20_Emphasis"><text:span text:style-name="T45">:</text:span></text:span><text:span text:style-name="Strong_20_Emphasis"><text:span text:style-name="T51">~/Documents</text:span></text:span><text:span text:style-name="Strong_20_Emphasis"><text:span text:style-name="T45">$</text:span></text:span><text:span text:style-name="T46"> ls -l nullfile</text:span></text:p>
      <text:p text:style-name="P90">-rw-rw-r-- 1 root sysadmin 0 Mar 21 17:30 nullfile</text:p>
      <text:p text:style-name="P11"><text:span text:style-name="T28">The information displayed in the output of the </text:span><text:span text:style-name="Source_20_Text"><text:span text:style-name="T41">ls -l</text:span></text:span><text:span text:style-name="T28"> command about the </text:span><text:span text:style-name="Source_20_Text"><text:span text:style-name="T29">nullfile</text:span></text:span><text:span text:style-name="T28"> file indicates that the user owner of the file is now the </text:span><text:span text:style-name="Source_20_Text"><text:span text:style-name="T29">root</text:span></text:span><text:span text:style-name="T28"> user.</text:span></text:p>
      <text:p text:style-name="Text_20_body"/>
      <text:p text:style-name="Text_20_body"/>
      <text:p text:style-name="Text_20_body"/>
      <text:h text:style-name="P16" text:outline-level="2">13.2.3 Switching Groups</text:h>
      <text:p text:style-name="P11"><text:span text:style-name="T28">When a user creates a file or directory, their primary group will normally be the group owner. The </text:span><text:span text:style-name="Source_20_Text"><text:span text:style-name="T41">id</text:span></text:span><text:span text:style-name="T28"> command lists your identity information, including your group memberships. If you are only interested in knowing what groups you belong to, then you can execute the </text:span><text:span text:style-name="Source_20_Text"><text:span text:style-name="T41">groups</text:span></text:span><text:span text:style-name="T28"> command:</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groups</text:span></text:p>
      <text:p text:style-name="P89">sysadmin adm sudo</text:p>
      <text:p text:style-name="P11"><text:span text:style-name="T28">To create a file or directory that will be owned by a group different from your current primary group, one option is to change your current primary group to another group you belong to by using the </text:span><text:span text:style-name="Source_20_Text"><text:span text:style-name="T41">newgrp</text:span></text:span><text:span text:style-name="T28"> command.</text:span></text:p>
      <text:p text:style-name="P26">newgrp [GROUP]</text:p>
      <text:p text:style-name="P11"><text:span text:style-name="T28">For example, to change the current primary group from </text:span><text:span text:style-name="Source_20_Text"><text:span text:style-name="T29">sysadmin</text:span></text:span><text:span text:style-name="T28"> to the secondary group called </text:span><text:span text:style-name="Source_20_Text"><text:span text:style-name="T29">adm</text:span></text:span><text:span text:style-name="T28">, execute the following command:</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newgrp adm</text:span></text:p>
      <text:p text:style-name="P11"><text:span text:style-name="T28">The result of the </text:span><text:span text:style-name="Source_20_Text"><text:span text:style-name="T41">newgrp</text:span></text:span><text:span text:style-name="T28"> command in the example above is that any new files or directories created will be group owned by the </text:span><text:span text:style-name="Source_20_Text"><text:span text:style-name="T29">adm</text:span></text:span><text:span text:style-name="T28"> group:</text:span></text:p>
      <text:p text:style-name="P46"><text:soft-page-break/><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touch newfile.txt</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newfile.txt <text:s text:c="40"/></text:span></text:p>
      <text:p text:style-name="P89">-rw-rw-r-- 1 sysadmin adm 0 Mar 21 20:00 newfile.txt</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exit</text:span></text:p>
      <text:p text:style-name="P89">exit</text:p>
      <text:p text:style-name="P91"><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p>
      <text:p text:style-name="P11"><text:span text:style-name="T28">The </text:span><text:span text:style-name="Source_20_Text"><text:span text:style-name="T41">newgrp</text:span></text:span><text:span text:style-name="T28"> command opens a new shell and assigns the primary group for that shell to the specified group. So, in other words, the </text:span><text:span text:style-name="Source_20_Text"><text:span text:style-name="T41">newgrp</text:span></text:span><text:span text:style-name="T28"> command places you in another shell in a different primary group. Once in the new shell, any file created, in this case, </text:span><text:span text:style-name="Source_20_Text"><text:span text:style-name="T29">newfile.txt</text:span></text:span><text:span text:style-name="T28">, will belong to the new primary group, which is </text:span><text:span text:style-name="Source_20_Text"><text:span text:style-name="T29">adm</text:span></text:span><text:span text:style-name="T28"> in the example above. To go back to the default primary group, use the </text:span><text:span text:style-name="Source_20_Text"><text:span text:style-name="T41">exit</text:span></text:span><text:span text:style-name="T28"> command to close the new shell that was started by the </text:span><text:span text:style-name="Source_20_Text"><text:span text:style-name="T41">newgrp</text:span></text:span><text:span text:style-name="T28"> command.</text:span></text:p>
      <text:p text:style-name="P117"/>
      <text:p text:style-name="P60"><text:span text:style-name="Strong_20_Emphasis"><text:span text:style-name="T27">Note</text:span></text:span></text:p>
      <text:p text:style-name="P60"><text:span text:style-name="Strong_20_Emphasis"><text:span text:style-name="T28">You must be a member of the group that you want to change to. Additionally, administrators can password protect groups.</text:span></text:span></text:p>
      <text:p text:style-name="P117"/>
      <text:p text:style-name="P117"/>
      <text:p text:style-name="P117"/>
      <text:p text:style-name="P117"/>
      <text:p text:style-name="P117"/>
      <text:p text:style-name="P117"/>
      <text:p text:style-name="P117"/>
      <text:p text:style-name="P117"/>
      <text:p text:style-name="P117"/>
      <text:p text:style-name="P117"/>
      <text:h text:style-name="P73" text:outline-level="2">13.2.4 Changing File Group Owner</text:h>
      <text:p text:style-name="P11"><text:span text:style-name="T28">Another option is for the user owner of the file to change the group owner by using the </text:span><text:span text:style-name="Source_20_Text"><text:span text:style-name="T41">chgrp</text:span></text:span><text:span text:style-name="T28"> command. For example, if you forgot to use the </text:span><text:span text:style-name="Source_20_Text"><text:span text:style-name="T41">newgrp</text:span></text:span><text:span text:style-name="T28"> command to switch to the user’s primary group before creating the file, you can execute the following commands instead:</text:span></text:p>
      <text:p text:style-name="P8"/>
      <text:p text:style-name="P24"><text:soft-page-break/><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touch newfile2.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ls -l newfile2.txt</text:span></text:p>
      <text:p text:style-name="P74">-rw-rw-r-- 1 sysadmin sysadmin 0 Mar 21 18:03 newfile2.txt</text:p>
      <text:p text:style-name="P75"><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sudo chgrp nogroup</text:span></text:p>
      <text:p text:style-name="P74">newfile2.txt</text:p>
      <text:p text:style-name="P75"><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ls -l newfile2.txt</text:span></text:p>
      <text:p text:style-name="P74">-rw-rw-r-- 1 sysadmin nogroup 0 Mar 21 18:03 newfile2.txt</text:p>
      <text:p text:style-name="P75"><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cd</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p>
      <text:p text:style-name="P11"><text:span text:style-name="T28">In the example above, a file called </text:span><text:span text:style-name="Source_20_Text"><text:span text:style-name="T29">newfile2.txt</text:span></text:span><text:span text:style-name="T28"> was created, then the </text:span><text:span text:style-name="Source_20_Text"><text:span text:style-name="T41">chgrp</text:span></text:span><text:span text:style-name="T28"> command was used to change the group owner of the file from the default primary group </text:span><text:span text:style-name="Source_20_Text"><text:span text:style-name="T29">sysadmin</text:span></text:span><text:span text:style-name="T28"> to the group </text:span><text:span text:style-name="Source_20_Text"><text:span text:style-name="T29">nogroup</text:span></text:span><text:span text:style-name="T28">.</text:span></text:p>
      <text:p text:style-name="P11"><text:span text:style-name="T28">The </text:span><text:span text:style-name="Source_20_Text"><text:span text:style-name="T41">chgrp</text:span></text:span><text:span text:style-name="T28"> command does not change your current primary group, so when creating many files, it is more efficient just to use the </text:span><text:span text:style-name="Source_20_Text"><text:span text:style-name="T41">newgrp</text:span></text:span><text:span text:style-name="T28"> command instead of executing the </text:span><text:span text:style-name="Source_20_Text"><text:span text:style-name="T41">chgrp</text:span></text:span><text:span text:style-name="T28"> command for each file.</text:span></text:p>
      <text:p text:style-name="P63"/>
      <text:p text:style-name="P122"><text:span text:style-name="Strong_20_Emphasis"><text:span text:style-name="T14">Note</text:span></text:span></text:p>
      <text:p text:style-name="P55">Only the owner of the file and the root user can change the group ownership of a file.</text:p>
      <text:p text:style-name="P117"/>
      <text:p text:style-name="P117"/>
      <text:p text:style-name="P117"/>
      <text:h text:style-name="P70" text:outline-level="2">13.3 Understanding Permissions</text:h>
      <text:p text:style-name="P11"><text:span text:style-name="T28">User and group owner information are important considerations when determining what permissions will be effective for a particular user. To determine which set applies to a particular user, first examine the user's identity. By using the </text:span><text:span text:style-name="Source_20_Text"><text:span text:style-name="T41">whoami</text:span></text:span><text:span text:style-name="T28"> command or the </text:span><text:span text:style-name="Source_20_Text"><text:span text:style-name="T41">id</text:span></text:span><text:span text:style-name="T28"> command, you can display your user identity.</text:span></text:p>
      <text:p text:style-name="P11"><text:span text:style-name="T28">The </text:span><text:span text:style-name="Source_20_Text"><text:span text:style-name="T41">whoami</text:span></text:span><text:span text:style-name="T28"> command prints the user name associated with the current user ID:</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whoami</text:span></text:p>
      <text:p text:style-name="P85">sysadmin</text:p>
      <text:p text:style-name="P11"><text:soft-page-break/><text:span text:style-name="T28">The </text:span><text:span text:style-name="Source_20_Text"><text:span text:style-name="T41">id</text:span></text:span><text:span text:style-name="T28"> command displays the user ID and user name of the current user followed by the group ID and group name of the primary group, and the GIDs and group names of all group memberships:</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id</text:span></text:p>
      <text:p text:style-name="P85">uid=1001(sysadmin) gid=1001(sysadmin) groups=1001(sysadmin),4(adm),27(sudo)</text:p>
      <text:h text:style-name="P18" text:outline-level="3"/>
      <text:h text:style-name="P18" text:outline-level="3">Permission Groups</text:h>
      <text:p text:style-name="P8">When viewing the long listing of a file, the permissions are broken into three sets of three characters:</text:p>
      <text:p text:style-name="P83"><text:span text:style-name="T66">-rwxr-xr-x</text:span>. 1 root root 133792 Jan <text:s/>18 <text:s/>2018 /bin/ls</text:p>
      <text:p text:style-name="P11"><text:span text:style-name="Strong_20_Emphasis"><text:span text:style-name="T26"/></text:span></text:p>
      <text:p text:style-name="P11"><text:span text:style-name="Strong_20_Emphasis"><text:span text:style-name="T26">User Owner</text:span></text:span></text:p>
      <text:p text:style-name="P83">-<text:span text:style-name="T66">rwx</text:span>r-xr-x. 1 root root 133792 Jan <text:s/>18 <text:s/>2018 /bin/ls</text:p>
      <text:p text:style-name="P8">Characters 2-4 indicate the permissions for the user that owns the file. If you are the owner of the file, then only the user owner permissions are used to determine access to that file.</text:p>
      <text:p text:style-name="P11"><text:span text:style-name="Strong_20_Emphasis"><text:span text:style-name="T26"/></text:span></text:p>
      <text:p text:style-name="P11"><text:span text:style-name="Strong_20_Emphasis"><text:span text:style-name="T26">Group Owner</text:span></text:span></text:p>
      <text:p text:style-name="P83">-rwx<text:span text:style-name="T66">r-x</text:span>r-x. 1 root root 133792 Jan <text:s/>18 <text:s/>2018 /bin/ls</text:p>
      <text:p text:style-name="P11"><text:span text:style-name="T28">Characters 5-7 indicate the permissions for the group that owns the file. If you </text:span><text:span text:style-name="Variable"><text:span text:style-name="T28">are not</text:span></text:span><text:span text:style-name="T28"> the owner but are a member of the group that owns the file, then only group owner permissions are used to determine access to that file.</text:span></text:p>
      <text:p text:style-name="P11"><text:span text:style-name="Strong_20_Emphasis"><text:span text:style-name="T26"/></text:span></text:p>
      <text:p text:style-name="P11"><text:span text:style-name="Strong_20_Emphasis"><text:span text:style-name="T26">Other Permissions</text:span></text:span></text:p>
      <text:p text:style-name="P83">-rwxr-x<text:span text:style-name="T66">r-x</text:span>. 1 root root 133792 Jan <text:s/>18 <text:s/>2018 /bin/ls</text:p>
      <text:p text:style-name="P11"><text:span text:style-name="T28">Characters 8-10 indicate the permissions for </text:span><text:span text:style-name="Variable"><text:span text:style-name="T28">others</text:span></text:span><text:span text:style-name="T28"> or what is sometimes referred to as the </text:span><text:span text:style-name="Variable"><text:span text:style-name="T28">world's</text:span></text:span><text:span text:style-name="T28"> permissions. This group includes all users who are not the file owner or a member of the file's group.</text:span></text:p>
      <text:p text:style-name="P8"/>
      <text:h text:style-name="P18" text:outline-level="3"><text:soft-page-break/>Permission Types</text:h>
      <text:p text:style-name="P11"><text:span text:style-name="T28">Each permission group is granted three basic types of permissions: </text:span><text:span text:style-name="Variable"><text:span text:style-name="T28">read</text:span></text:span><text:span text:style-name="T28">, </text:span><text:span text:style-name="Variable"><text:span text:style-name="T28">write</text:span></text:span><text:span text:style-name="T28">, and </text:span><text:span text:style-name="Variable"><text:span text:style-name="T28">execute</text:span></text:span><text:span text:style-name="T28">.</text:span></text:p>
      <text:p text:style-name="P8"/>
      <table:table table:name="Table1" table:style-name="Table1">
        <table:table-column table:style-name="Table1.A" table:number-columns-repeated="3"/>
        <table:table-row table:style-name="Table1.1">
          <table:table-cell table:style-name="Table1.A1" office:value-type="string">
            <text:p text:style-name="P104">User Owner</text:p>
          </table:table-cell>
          <table:table-cell table:style-name="Table1.B1" office:value-type="string">
            <text:p text:style-name="P104">Group Owner</text:p>
          </table:table-cell>
          <table:table-cell table:style-name="Table1.C1" office:value-type="string">
            <text:p text:style-name="P104">Other</text:p>
          </table:table-cell>
        </table:table-row>
        <table:table-row table:style-name="TableLine93827664332384">
          <table:table-cell table:style-name="Table1.A2" office:value-type="string">
            <table:table table:name="Table2" table:style-name="Table2">
              <table:table-column table:style-name="Table2.A" table:number-columns-repeated="3"/>
              <table:table-row table:style-name="TableLine93827664290992">
                <table:table-cell table:style-name="Table2.A1" office:value-type="string">
                  <text:p text:style-name="P101">Read</text:p>
                </table:table-cell>
                <table:table-cell table:style-name="Table2.A1" office:value-type="string">
                  <text:p text:style-name="P101">Write</text:p>
                </table:table-cell>
                <table:table-cell table:style-name="Table2.C1" office:value-type="string">
                  <text:p text:style-name="P101">Execute</text:p>
                </table:table-cell>
              </table:table-row>
              <table:table-row table:style-name="TableLine93827664311376">
                <table:table-cell table:style-name="Table2.A2" office:value-type="string">
                  <text:p text:style-name="P98">r</text:p>
                </table:table-cell>
                <table:table-cell table:style-name="Table2.A2" office:value-type="string">
                  <text:p text:style-name="P98">w</text:p>
                </table:table-cell>
                <table:table-cell table:style-name="Table2.C2" office:value-type="string">
                  <text:p text:style-name="P99">-</text:p>
                </table:table-cell>
              </table:table-row>
            </table:table>
            <text:p text:style-name="P97"/>
          </table:table-cell>
          <table:table-cell table:style-name="Table1.B2" office:value-type="string">
            <table:table table:name="Table3" table:style-name="Table3">
              <table:table-column table:style-name="Table3.A" table:number-columns-repeated="3"/>
              <table:table-row table:style-name="TableLine93827664302144">
                <table:table-cell table:style-name="Table3.A1" office:value-type="string">
                  <text:p text:style-name="P101">Read</text:p>
                </table:table-cell>
                <table:table-cell table:style-name="Table3.A1" office:value-type="string">
                  <text:p text:style-name="P101">Write</text:p>
                </table:table-cell>
                <table:table-cell table:style-name="Table3.C1" office:value-type="string">
                  <text:p text:style-name="P101">Execute</text:p>
                </table:table-cell>
              </table:table-row>
              <table:table-row table:style-name="TableLine93827664320848">
                <table:table-cell table:style-name="Table3.A2" office:value-type="string">
                  <text:p text:style-name="P98">r</text:p>
                </table:table-cell>
                <table:table-cell table:style-name="Table3.A2" office:value-type="string">
                  <text:p text:style-name="P99">-</text:p>
                </table:table-cell>
                <table:table-cell table:style-name="Table3.C2" office:value-type="string">
                  <text:p text:style-name="P99">-</text:p>
                </table:table-cell>
              </table:table-row>
            </table:table>
            <text:p text:style-name="P103"/>
          </table:table-cell>
          <table:table-cell table:style-name="Table1.C2" office:value-type="string">
            <table:table table:name="Table4" table:style-name="Table4">
              <table:table-column table:style-name="Table4.A" table:number-columns-repeated="3"/>
              <table:table-row table:style-name="TableLine93827664315136">
                <table:table-cell table:style-name="Table4.A1" office:value-type="string">
                  <text:p text:style-name="P101">Read</text:p>
                </table:table-cell>
                <table:table-cell table:style-name="Table4.A1" office:value-type="string">
                  <text:p text:style-name="P101">Write</text:p>
                </table:table-cell>
                <table:table-cell table:style-name="Table4.C1" office:value-type="string">
                  <text:p text:style-name="P101">Execute</text:p>
                </table:table-cell>
              </table:table-row>
              <table:table-row table:style-name="TableLine93827664330000">
                <table:table-cell table:style-name="Table4.A2" office:value-type="string">
                  <text:p text:style-name="P98">r</text:p>
                </table:table-cell>
                <table:table-cell table:style-name="Table4.A2" office:value-type="string">
                  <text:p text:style-name="P99">-</text:p>
                </table:table-cell>
                <table:table-cell table:style-name="Table4.C2" office:value-type="string">
                  <text:p text:style-name="P99">-</text:p>
                </table:table-cell>
              </table:table-row>
            </table:table>
            <text:p text:style-name="P103"/>
          </table:table-cell>
        </table:table-row>
      </table:table>
      <text:p text:style-name="P8"/>
      <text:p text:style-name="P11"><text:span text:style-name="T28">The permissions themselves are deceptively simple and have a different meaning depending on whether they are applied to a </text:span><text:span text:style-name="Variable"><text:span text:style-name="T28">file</text:span></text:span><text:span text:style-name="T28"> or a </text:span><text:span text:style-name="Variable"><text:span text:style-name="T28">directory</text:span></text:span><text:span text:style-name="T28">.</text:span></text:p>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Read</text:span></text:span></text:p>
      <text:p text:style-name="P11"><text:span text:style-name="T28">The first character of each group represents the </text:span><text:span text:style-name="Variable"><text:span text:style-name="T28">read</text:span></text:span><text:span text:style-name="T28"> permission. There is an </text:span><text:span text:style-name="Source_20_Text"><text:span text:style-name="T29">r</text:span></text:span><text:span text:style-name="T28"> character if the group has the read permission, or a </text:span><text:span text:style-name="Source_20_Text"><text:span text:style-name="T29">-</text:span></text:span><text:span text:style-name="T28"> character if the group does not.</text:span></text:p>
      <text:list xml:id="list1769708494" text:style-name="L2">
        <text:list-item>
          <text:p text:style-name="P150"><text:span text:style-name="T28">On a </text:span><text:span text:style-name="Variable"><text:span text:style-name="T28">file</text:span></text:span><text:span text:style-name="T28">, this allows processes to read the contents of the file, meaning the contents can be viewed and copied.</text:span></text:p>
        </text:list-item>
        <text:list-item>
          <text:p text:style-name="P150"><text:span text:style-name="T28">On a </text:span><text:span text:style-name="Variable"><text:span text:style-name="T28">directory</text:span></text:span><text:span text:style-name="T28">, file names in the directory can be listed, but other details are not available.</text:span></text:p>
        </text:list-item>
      </text:list>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Write</text:span></text:span></text:p>
      <text:p text:style-name="P11"><text:span text:style-name="T28">The second character of each group represents the </text:span><text:span text:style-name="Variable"><text:span text:style-name="T28">write</text:span></text:span><text:span text:style-name="T28"> permission. There is a </text:span><text:span text:style-name="Source_20_Text"><text:span text:style-name="T29">w</text:span></text:span><text:span text:style-name="T28"> character if the group has the write permission, or a </text:span><text:span text:style-name="Source_20_Text"><text:span text:style-name="T29">-</text:span></text:span><text:span text:style-name="T28"> character if the group does not.</text:span></text:p>
      <text:list xml:id="list2677972544" text:style-name="L3">
        <text:list-item>
          <text:p text:style-name="P151"><text:span text:style-name="T28">A </text:span><text:span text:style-name="Variable"><text:span text:style-name="T28">file</text:span></text:span><text:span text:style-name="T28"> can be written to by the process, so changes to a file can be saved. Note that </text:span><text:span text:style-name="Source_20_Text"><text:span text:style-name="T29">w</text:span></text:span><text:span text:style-name="T28"> permission really requires </text:span><text:span text:style-name="Source_20_Text"><text:span text:style-name="T29">r</text:span></text:span><text:span text:style-name="T28"> permission on the file to work correctly.</text:span></text:p>
        </text:list-item>
        <text:list-item>
          <text:p text:style-name="P151"><text:span text:style-name="T28">On a </text:span><text:span text:style-name="Variable"><text:span text:style-name="T28">directory</text:span></text:span><text:span text:style-name="T28">, files can be added to or removed from the directory. Note that </text:span><text:span text:style-name="Source_20_Text"><text:span text:style-name="T29">w</text:span></text:span><text:span text:style-name="T28"> permission requires </text:span><text:span text:style-name="Source_20_Text"><text:span text:style-name="T29">x</text:span></text:span><text:span text:style-name="T28"> permission on the directory to work correctly.</text:span></text:p>
        </text:list-item>
      </text:list>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text:span></text:p>
      <text:p text:style-name="P12"><text:soft-page-break/><text:span text:style-name="Strong_20_Emphasis"><text:span text:style-name="T26">Execute</text:span></text:span></text:p>
      <text:p text:style-name="P11"><text:span text:style-name="T28">The third character of each group represents the </text:span><text:span text:style-name="Variable"><text:span text:style-name="T28">execute</text:span></text:span><text:span text:style-name="T28"> permission. There is an </text:span><text:span text:style-name="Source_20_Text"><text:span text:style-name="T29">x</text:span></text:span><text:span text:style-name="T28"> character if the group has the execute permission, or a </text:span><text:span text:style-name="Source_20_Text"><text:span text:style-name="T29">-</text:span></text:span><text:span text:style-name="T28"> character if the group does not.</text:span></text:p>
      <text:list xml:id="list1416962535" text:style-name="L4">
        <text:list-item>
          <text:p text:style-name="P152"><text:span text:style-name="T28">A </text:span><text:span text:style-name="Variable"><text:span text:style-name="T28">file</text:span></text:span><text:span text:style-name="T28"> can be executed or run as a process.</text:span></text:p>
        </text:list-item>
        <text:list-item>
          <text:p text:style-name="P152"><text:span text:style-name="T28">On a </text:span><text:span text:style-name="Variable"><text:span text:style-name="T28">directory</text:span></text:span><text:span text:style-name="T28">, the user can use the </text:span><text:span text:style-name="Source_20_Text"><text:span text:style-name="T41">cd</text:span></text:span><text:span text:style-name="T28"> command to "get into" the directory and use the directory in a pathname to access files and, potentially, subdirectories under this directory.</text:span></text:p>
        </text:list-item>
      </text:list>
      <text:p text:style-name="P8">For example, use the following command in the virtual terminal and examine the permissions displayed.</text:p>
      <text:p text:style-name="P8"/>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etc</text:span></text:p>
      <text:p text:style-name="P8">Answer the following questions:</text:p>
      <text:list xml:id="list1931713602" text:style-name="L5">
        <text:list-item>
          <text:p text:style-name="P153"><text:span text:style-name="T28">Who owns the files in the </text:span><text:span text:style-name="Source_20_Text"><text:span text:style-name="T29">/etc</text:span></text:span><text:span text:style-name="T28"> directory?</text:span></text:p>
        </text:list-item>
        <text:list-item>
          <text:p text:style-name="P153"><text:span text:style-name="T28">Can members of the </text:span><text:span text:style-name="Source_20_Text"><text:span text:style-name="T29">root</text:span></text:span><text:span text:style-name="T28"> group modify (write to) these files?</text:span></text:p>
        </text:list-item>
        <text:list-item>
          <text:p text:style-name="P153"><text:span text:style-name="T28">Can users who are not the </text:span><text:span text:style-name="Source_20_Text"><text:span text:style-name="T29">root</text:span></text:span><text:span text:style-name="T28"> user, nor members of the </text:span><text:span text:style-name="Source_20_Text"><text:span text:style-name="T29">root</text:span></text:span><text:span text:style-name="T28"> group modify these files?</text:span></text:p>
        </text:list-item>
      </text:list>
      <text:p text:style-name="P64"/>
      <text:p text:style-name="P123"><text:span text:style-name="Strong_20_Emphasis"><text:span text:style-name="T14">Consider This</text:span></text:span></text:p>
      <text:p text:style-name="P58"><text:span text:style-name="T28">Understanding which permissions apply is an important skill in Linux. For example, consider the output of the </text:span><text:span text:style-name="Source_20_Text"><text:span text:style-name="T41">ls -l</text:span></text:span><text:span text:style-name="T28"> command for the following file:</text:span></text:p>
      <text:p text:style-name="P47">-r--rw-rwx. 1 bob staff 999 Apr 10 2013 /home/bob/test</text:p>
      <text:p text:style-name="P52"><text:span text:style-name="T28">In this scenario, the user </text:span><text:span text:style-name="Source_20_Text"><text:span text:style-name="T29">bob</text:span></text:span><text:span text:style-name="T28"> ends up having less access to this file than members of the </text:span><text:span text:style-name="Source_20_Text"><text:span text:style-name="T29">staff</text:span></text:span><text:span text:style-name="T28"> group or everyone else. The user </text:span><text:span text:style-name="Source_20_Text"><text:span text:style-name="T29">bob</text:span></text:span><text:span text:style-name="T28"> only has the </text:span><text:span text:style-name="Source_20_Text"><text:span text:style-name="T29">r--</text:span></text:span><text:span text:style-name="T28"> permissions. It doesn't matter if </text:span><text:span text:style-name="Source_20_Text"><text:span text:style-name="T29">bob</text:span></text:span><text:span text:style-name="T28"> is a member of the </text:span><text:span text:style-name="Source_20_Text"><text:span text:style-name="T29">staff</text:span></text:span><text:span text:style-name="T28"> group; once user ownership has been established, </text:span><text:span text:style-name="Variable"><text:span text:style-name="T28">only</text:span></text:span><text:span text:style-name="T28"> the user owner permissions apply.</text:span></text:p>
      <text:p text:style-name="P117"/>
      <text:p text:style-name="P117"/>
      <text:p text:style-name="P117"/>
      <text:p text:style-name="P117"/>
      <text:p text:style-name="P117"/>
      <text:h text:style-name="P70" text:outline-level="2"><text:soft-page-break/>13.4 Changing Basic File Permissions</text:h>
      <text:p text:style-name="P8"/>
      <text:p text:style-name="P11"><text:span text:style-name="T28">The </text:span><text:span text:style-name="Source_20_Text"><text:span text:style-name="T41">chmod</text:span></text:span><text:span text:style-name="T28"> command is used to change the permissions of a file or directory. Only the </text:span><text:span text:style-name="Source_20_Text"><text:span text:style-name="T29">root</text:span></text:span><text:span text:style-name="T28"> user or the user who owns the file is able to change the permissions of a file.</text:span></text:p>
      <text:p text:style-name="P8"/>
      <text:p text:style-name="P48">chmod MODE FILE…</text:p>
      <text:p text:style-name="P52"><text:span text:style-name="Strong_20_Emphasis"><text:span text:style-name="T26">Consider This</text:span></text:span></text:p>
      <text:p text:style-name="P58"><text:span text:style-name="T28">Why is the command called </text:span><text:span text:style-name="Source_20_Text"><text:span text:style-name="T41">chmod</text:span></text:span><text:span text:style-name="T28"> instead of </text:span><text:span text:style-name="Source_20_Text"><text:span text:style-name="T41">chperm</text:span></text:span><text:span text:style-name="T28">? </text:span><text:span text:style-name="Variable"><text:span text:style-name="T28">Permissions</text:span></text:span><text:span text:style-name="T28"> used to be referred to as </text:span><text:span text:style-name="Variable"><text:span text:style-name="T28">modes of access</text:span></text:span><text:span text:style-name="T28">, so the command </text:span><text:span text:style-name="Source_20_Text"><text:span text:style-name="T41">chmod</text:span></text:span><text:span text:style-name="T28"> really means "change the modes of access".</text:span></text:p>
      <text:p text:style-name="Text_20_body"><text:span text:style-name="Strong_20_Emphasis"><text:span text:style-name="T68"/></text:span></text:p>
      <text:p text:style-name="P11"><text:span text:style-name="T28">There are two techniques of changing permissions with the </text:span><text:span text:style-name="Source_20_Text"><text:span text:style-name="T41">chmod</text:span></text:span><text:span text:style-name="T28"> command: </text:span><text:span text:style-name="Variable"><text:span text:style-name="T28">symbolic</text:span></text:span><text:span text:style-name="T28"> and </text:span><text:span text:style-name="Variable"><text:span text:style-name="T28">octal</text:span></text:span><text:span text:style-name="T28">. The symbolic method is good for changing one set of permissions at a time. The octal method (also called the </text:span><text:span text:style-name="Variable"><text:span text:style-name="T28">numeric</text:span></text:span><text:span text:style-name="T28"> method) requires knowledge of the octal value of each of the permissions and requires all three sets of permissions (user, group, other) to be specified every time. When changing more than one permission set, the octal method is probably the more efficient method.</text:span></text:p>
      <text:p text:style-name="P117"/>
      <text:p text:style-name="P117"/>
      <text:h text:style-name="P70" text:outline-level="2">13.4.1 Symbolic Method</text:h>
      <text:p text:style-name="P11"><text:span text:style-name="T28">To use the symbolic method of the </text:span><text:span text:style-name="Source_20_Text"><text:span text:style-name="T41">chmod</text:span></text:span><text:span text:style-name="T28"> command, use the symbols summarized in the tables below to specify the </text:span><text:span text:style-name="Source_20_Text"><text:span text:style-name="T29">MODE</text:span></text:span><text:span text:style-name="T28"> argument, which represents which changes to make to the permissions.</text:span></text:p>
      <text:p text:style-name="P25">chmod MODE FILE...</text:p>
      <text:p text:style-name="P9"><text:span text:style-name="T61">First indicate which permission group (or groups) to apply the changes to:</text:span>‌⁠​​⁠​ </text:p>
      <table:table table:name="Table5" table:style-name="Table5">
        <table:table-column table:style-name="Table5.A"/>
        <table:table-column table:style-name="Table5.B"/>
        <table:table-header-rows>
          <table:table-row table:style-name="TableLine93827664211920">
            <table:table-cell table:style-name="Table5.A1" office:value-type="string">
              <text:p text:style-name="P111">Symbol</text:p>
            </table:table-cell>
            <table:table-cell table:style-name="Table5.B1" office:value-type="string">
              <text:p text:style-name="P111">Group</text:p>
            </table:table-cell>
          </table:table-row>
        </table:table-header-rows>
        <table:table-row table:style-name="TableLine93827664425504">
          <table:table-cell table:style-name="Table5.A2" office:value-type="string">
            <text:p text:style-name="P109"><text:span text:style-name="Source_20_Text"><text:span text:style-name="T3">u</text:span></text:span></text:p>
          </table:table-cell>
          <table:table-cell table:style-name="Table5.B2" office:value-type="string">
            <text:p text:style-name="P107">user owner</text:p>
          </table:table-cell>
        </table:table-row>
        <table:table-row table:style-name="TableLine93827664426608">
          <table:table-cell table:style-name="Table5.A3" office:value-type="string">
            <text:p text:style-name="P109"><text:span text:style-name="Source_20_Text"><text:span text:style-name="T3">g</text:span></text:span></text:p>
          </table:table-cell>
          <table:table-cell table:style-name="Table5.B3" office:value-type="string">
            <text:p text:style-name="P107">group owner</text:p>
          </table:table-cell>
        </table:table-row>
        <table:table-row table:style-name="TableLine93827664427968">
          <table:table-cell table:style-name="Table5.A4" office:value-type="string">
            <text:p text:style-name="P109"><text:span text:style-name="Source_20_Text"><text:span text:style-name="T3">o</text:span></text:span></text:p>
          </table:table-cell>
          <table:table-cell table:style-name="Table5.B4" office:value-type="string">
            <text:p text:style-name="P107">others</text:p>
          </table:table-cell>
        </table:table-row>
        <table:table-row table:style-name="TableLine93827664429536">
          <table:table-cell table:style-name="Table5.A5" office:value-type="string">
            <text:p text:style-name="P109"><text:span text:style-name="Source_20_Text"><text:span text:style-name="T3">a</text:span></text:span></text:p>
          </table:table-cell>
          <table:table-cell table:style-name="Table5.B5" office:value-type="string">
            <text:p text:style-name="P107">all (user owner, group owner, and others)</text:p>
          </table:table-cell>
        </table:table-row>
      </table:table>
      <text:p text:style-name="P8"><text:soft-page-break/>Next, use one of the following operators to indicate how to modify the permissions:</text:p>
      <text:p text:style-name="P8"/>
      <table:table table:name="Table6" table:style-name="Table6">
        <table:table-column table:style-name="Table6.A"/>
        <table:table-column table:style-name="Table6.B"/>
        <table:table-header-rows>
          <table:table-row table:style-name="TableLine93827664412832">
            <table:table-cell table:style-name="Table6.A1" office:value-type="string">
              <text:p text:style-name="P114">Symbol</text:p>
            </table:table-cell>
            <table:table-cell table:style-name="Table6.B1" office:value-type="string">
              <text:p text:style-name="P114">Operation</text:p>
            </table:table-cell>
          </table:table-row>
        </table:table-header-rows>
        <table:table-row table:style-name="TableLine93827664441168">
          <table:table-cell table:style-name="Table6.A2" office:value-type="string">
            <text:p text:style-name="P113"><text:span text:style-name="Source_20_Text"><text:span text:style-name="T3">+</text:span></text:span></text:p>
          </table:table-cell>
          <table:table-cell table:style-name="Table6.B2" office:value-type="string">
            <text:p text:style-name="P112">add the permission, if necessary</text:p>
          </table:table-cell>
        </table:table-row>
        <table:table-row table:style-name="TableLine93827664442272">
          <table:table-cell table:style-name="Table6.A3" office:value-type="string">
            <text:p text:style-name="P113"><text:span text:style-name="Source_20_Text"><text:span text:style-name="T3">=</text:span></text:span></text:p>
          </table:table-cell>
          <table:table-cell table:style-name="Table6.B3" office:value-type="string">
            <text:p text:style-name="P112">specify the exact permission</text:p>
          </table:table-cell>
        </table:table-row>
        <table:table-row table:style-name="TableLine93827664443632">
          <table:table-cell table:style-name="Table6.A4" office:value-type="string">
            <text:p text:style-name="P113"><text:span text:style-name="Source_20_Text"><text:span text:style-name="T3">-</text:span></text:span></text:p>
          </table:table-cell>
          <table:table-cell table:style-name="Table6.B4" office:value-type="string">
            <text:p text:style-name="P112">remove the permission, if necessary</text:p>
          </table:table-cell>
        </table:table-row>
      </table:table>
      <text:p text:style-name="P8"/>
      <text:p text:style-name="P8">Next, use the following characters to specify the permissions type to change:</text:p>
      <text:p text:style-name="P8"/>
      <table:table table:name="Table7" table:style-name="Table7">
        <table:table-column table:style-name="Table7.A"/>
        <table:table-column table:style-name="Table7.B"/>
        <table:table-header-rows>
          <table:table-row table:style-name="TableLine93827664433488">
            <table:table-cell table:style-name="Table7.A1" office:value-type="string">
              <text:p text:style-name="P111">Symbol</text:p>
            </table:table-cell>
            <table:table-cell table:style-name="Table7.B1" office:value-type="string">
              <text:p text:style-name="P111">Permission</text:p>
            </table:table-cell>
          </table:table-row>
        </table:table-header-rows>
        <table:table-row table:style-name="TableLine93827664456944">
          <table:table-cell table:style-name="Table7.A2" office:value-type="string">
            <text:p text:style-name="P110"><text:span text:style-name="Source_20_Text"><text:span text:style-name="T3">r</text:span></text:span></text:p>
          </table:table-cell>
          <table:table-cell table:style-name="Table7.B2" office:value-type="string">
            <text:p text:style-name="P108">read</text:p>
          </table:table-cell>
        </table:table-row>
        <table:table-row table:style-name="TableLine93827664458048">
          <table:table-cell table:style-name="Table7.A3" office:value-type="string">
            <text:p text:style-name="P110"><text:span text:style-name="Source_20_Text"><text:span text:style-name="T3">w</text:span></text:span></text:p>
          </table:table-cell>
          <table:table-cell table:style-name="Table7.B3" office:value-type="string">
            <text:p text:style-name="P108">write</text:p>
          </table:table-cell>
        </table:table-row>
        <table:table-row table:style-name="TableLine93827664459408">
          <table:table-cell table:style-name="Table7.A4" office:value-type="string">
            <text:p text:style-name="P110"><text:span text:style-name="Source_20_Text"><text:span text:style-name="T3">x</text:span></text:span></text:p>
          </table:table-cell>
          <table:table-cell table:style-name="Table7.B4" office:value-type="string">
            <text:p text:style-name="P108">execute</text:p>
          </table:table-cell>
        </table:table-row>
      </table:table>
      <text:p text:style-name="P8"/>
      <text:p text:style-name="P8">Finally, add a space followed by the path names for the files to assign those permissions.</text:p>
      <text:p text:style-name="P11"><text:span text:style-name="T28">To add the </text:span><text:span text:style-name="Variable"><text:span text:style-name="T28">execute</text:span></text:span><text:span text:style-name="T28"> permission for the user owner:</text:span></text:p>
      <text:p text:style-name="P8"/>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u+x newfile.txt</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newfile.txt</text:span></text:p>
      <text:p text:style-name="P89">-rwxrw-r-- 1 sysadmin adm 0 Mar 21 18:10 <text:span text:style-name="T69">newfile.txt</text:span></text:p>
      <text:p text:style-name="P8"/>
      <text:p text:style-name="P8"/>
      <text:p text:style-name="P11"><text:span text:style-name="T28">To remove the </text:span><text:span text:style-name="Variable"><text:span text:style-name="T28">write</text:span></text:span><text:span text:style-name="T28"> permission from the group owner:</text:span></text:p>
      <text:p text:style-name="P8"/>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g-w newfile.txt</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newfile.txt</text:span></text:p>
      <text:p text:style-name="P89">-rwxr--r-- 1 sysadmin adm 0 Mar 21 18:10 <text:span text:style-name="T69">newfile.txt</text:span></text:p>
      <text:p text:style-name="P8"><text:soft-page-break/>To specify permissions for more than one set, use commas (and no spaces) between each set.</text:p>
      <text:p text:style-name="P25">chmod MODE[,MODE]... FILE...</text:p>
      <text:p text:style-name="P11"><text:span text:style-name="T28">To assign others to have only the </text:span><text:span text:style-name="Variable"><text:span text:style-name="T28">read</text:span></text:span><text:span text:style-name="T28"> permission, remove the </text:span><text:span text:style-name="Variable"><text:span text:style-name="T28">write</text:span></text:span><text:span text:style-name="T28"> permission from the group owner, and add the </text:span><text:span text:style-name="Variable"><text:span text:style-name="T28">execute</text:span></text:span><text:span text:style-name="T28"> permission for the user owner:</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o=r,g-w,u+x newfile.txt</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newfile.txt</text:span></text:p>
      <text:p text:style-name="P89">-rwxr--r-- 1 sysadmin nogroup 0 Mar 21 18:10 <text:span text:style-name="T69">newfile.txt</text:span></text:p>
      <text:p text:style-name="P11"><text:span text:style-name="T28">You also can combine either the group or permissions symbols to make multiple changes to the file's permissions. For example, consider the following command which adds the </text:span><text:span text:style-name="Variable"><text:span text:style-name="T28">execute</text:span></text:span><text:span text:style-name="T28"> permission to the user owner and group owner, and removes the </text:span><text:span text:style-name="Variable"><text:span text:style-name="T28">read</text:span></text:span><text:span text:style-name="T28"> permission for others:</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ug+x,o-r newfile.txt</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newfile.txt</text:span></text:p>
      <text:p text:style-name="P89">-rwxr-x--- 1 sysadmin adm 0 May <text:s/>3 22:26 <text:span text:style-name="T69">newfile.txt</text:span></text:p>
      <text:p text:style-name="P11"><text:span text:style-name="T28">Using the </text:span><text:span text:style-name="Source_20_Text"><text:span text:style-name="T29">=</text:span></text:span><text:span text:style-name="T28"> character adds the specified permissions and causes unmentioned ones to be removed. For example, to give the user owner only </text:span><text:span text:style-name="Variable"><text:span text:style-name="T28">read</text:span></text:span><text:span text:style-name="T28"> and </text:span><text:span text:style-name="Variable"><text:span text:style-name="T28">execute</text:span></text:span><text:span text:style-name="T28"> permissions, and remove the </text:span><text:span text:style-name="Variable"><text:span text:style-name="T28">write</text:span></text:span><text:span text:style-name="T28"> permission:</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u=rx newfile.txt</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newfile.txt</text:span></text:p>
      <text:p text:style-name="P89">-r-xr-x--- 1 sysadmin adm 0 May <text:s/>3 22:26 <text:span text:style-name="T69">newfile.txt</text:span></text:p>
      <text:p text:style-name="P8">Assign everyone no permissions:</text:p>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a=- fakefile</text:span></text:p>
      <text:p text:style-name="P11"><text:span text:style-name="T28">In the following example, the file </text:span><text:span text:style-name="Source_20_Text"><text:span text:style-name="T29">sample</text:span></text:span><text:span text:style-name="T28"> is created with the </text:span><text:span text:style-name="Source_20_Text"><text:span text:style-name="T41">touch</text:span></text:span><text:span text:style-name="T28"> command, and then its permissions are modified using the symbolic method:</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touch sample</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ls -l sample</text:span></text:p>
      <text:p text:style-name="P89">-rw-rw-r-- 1 sysadmin sysadmin 0 Mar 21 18:17 sample</text:p>
      <text:p text:style-name="P91"><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chmod g-w,o-r sample</text:span></text:p>
      <text:p text:style-name="P91"><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ls -l sample</text:span></text:p>
      <text:p text:style-name="P89">-rw-r----- 1 sysadmin sysadmin 0 Mar 21 18:17 sample</text:p>
      <text:p text:style-name="P117"/>
      <text:p text:style-name="P117"/>
      <text:h text:style-name="P70" text:outline-level="2"><text:soft-page-break/>13.4.2 Octal Method</text:h>
      <text:p text:style-name="P8">Using the octal method requires that the permissions for all three sets be specified. It is based on the octal numbering system in which each permission type is assigned a numeric value:</text:p>
      <table:table table:name="Table8" table:style-name="Table8">
        <table:table-column table:style-name="Table8.A"/>
        <table:table-column table:style-name="Table8.B"/>
        <table:table-header-rows>
          <table:table-row table:style-name="TableLine93827664448352">
            <table:table-cell table:style-name="Table8.A1" office:value-type="string">
              <text:p text:style-name="P116">Octal Value</text:p>
            </table:table-cell>
            <table:table-cell table:style-name="Table8.B1" office:value-type="string">
              <text:p text:style-name="P116">Permission</text:p>
            </table:table-cell>
          </table:table-row>
        </table:table-header-rows>
        <table:table-row table:style-name="TableLine93827653256816">
          <table:table-cell table:style-name="Table8.A2" office:value-type="string">
            <text:p text:style-name="P115">4</text:p>
          </table:table-cell>
          <table:table-cell table:style-name="Table8.B2" office:value-type="string">
            <text:p text:style-name="P115">read</text:p>
          </table:table-cell>
        </table:table-row>
        <table:table-row table:style-name="TableLine93827653257920">
          <table:table-cell table:style-name="Table8.A3" office:value-type="string">
            <text:p text:style-name="P115">2</text:p>
          </table:table-cell>
          <table:table-cell table:style-name="Table8.B3" office:value-type="string">
            <text:p text:style-name="P115">write</text:p>
          </table:table-cell>
        </table:table-row>
        <table:table-row table:style-name="TableLine93827653259168">
          <table:table-cell table:style-name="Table8.A4" office:value-type="string">
            <text:p text:style-name="P115">1</text:p>
          </table:table-cell>
          <table:table-cell table:style-name="Table8.B4" office:value-type="string">
            <text:p text:style-name="P115">execute</text:p>
          </table:table-cell>
        </table:table-row>
        <table:table-row table:style-name="TableLine93827653260736">
          <table:table-cell table:style-name="Table8.A5" office:value-type="string">
            <text:p text:style-name="P115">0</text:p>
          </table:table-cell>
          <table:table-cell table:style-name="Table8.B5" office:value-type="string">
            <text:p text:style-name="P115">none</text:p>
          </table:table-cell>
        </table:table-row>
      </table:table>
      <text:p text:style-name="P8"/>
      <text:p text:style-name="P11"><text:span text:style-name="T28">By adding together the combination of numbers from 0 to 7, any possible combination of </text:span><text:span text:style-name="Variable"><text:span text:style-name="T28">read</text:span></text:span><text:span text:style-name="T28">, </text:span><text:span text:style-name="Variable"><text:span text:style-name="T28">write</text:span></text:span><text:span text:style-name="T28">, and </text:span><text:span text:style-name="Variable"><text:span text:style-name="T28">execute</text:span></text:span><text:span text:style-name="T28"> permissions can be specified for a single permission group set. For example:</text:span></text:p>
      <text:p text:style-name="P8"/>
      <table:table table:name="Table9" table:style-name="Table9">
        <table:table-column table:style-name="Table9.A"/>
        <table:table-column table:style-name="Table9.B"/>
        <table:table-header-rows>
          <table:table-row table:style-name="TableLine93827653230688">
            <table:table-cell table:style-name="Table9.A1" office:value-type="string">
              <text:p text:style-name="P114">Octal Value</text:p>
            </table:table-cell>
            <table:table-cell table:style-name="Table9.B1" office:value-type="string">
              <text:p text:style-name="P114">Permission Set</text:p>
            </table:table-cell>
          </table:table-row>
        </table:table-header-rows>
        <table:table-row table:style-name="TableLine93827653288352">
          <table:table-cell table:style-name="Table9.A2" office:value-type="string">
            <text:p text:style-name="P112">7</text:p>
          </table:table-cell>
          <table:table-cell table:style-name="Table9.B2" office:value-type="string">
            <text:p text:style-name="P113"><text:span text:style-name="Source_20_Text"><text:span text:style-name="T3">rwx</text:span></text:span></text:p>
          </table:table-cell>
        </table:table-row>
        <table:table-row table:style-name="TableLine93827653289520">
          <table:table-cell table:style-name="Table9.A3" office:value-type="string">
            <text:p text:style-name="P112">6</text:p>
          </table:table-cell>
          <table:table-cell table:style-name="Table9.B3" office:value-type="string">
            <text:p text:style-name="P113"><text:span text:style-name="Source_20_Text"><text:span text:style-name="T3">rw-</text:span></text:span></text:p>
          </table:table-cell>
        </table:table-row>
        <table:table-row table:style-name="TableLine93827653290880">
          <table:table-cell table:style-name="Table9.A4" office:value-type="string">
            <text:p text:style-name="P112">5</text:p>
          </table:table-cell>
          <table:table-cell table:style-name="Table9.B4" office:value-type="string">
            <text:p text:style-name="P113"><text:span text:style-name="Source_20_Text"><text:span text:style-name="T3">r-x</text:span></text:span></text:p>
          </table:table-cell>
        </table:table-row>
        <table:table-row table:style-name="TableLine93827653292448">
          <table:table-cell table:style-name="Table9.A5" office:value-type="string">
            <text:p text:style-name="P112">4</text:p>
          </table:table-cell>
          <table:table-cell table:style-name="Table9.B5" office:value-type="string">
            <text:p text:style-name="P113"><text:span text:style-name="Source_20_Text"><text:span text:style-name="T3">r--</text:span></text:span></text:p>
          </table:table-cell>
        </table:table-row>
        <table:table-row table:style-name="TableLine93827653293968">
          <table:table-cell table:style-name="Table9.A6" office:value-type="string">
            <text:p text:style-name="P112">3</text:p>
          </table:table-cell>
          <table:table-cell table:style-name="Table9.B6" office:value-type="string">
            <text:p text:style-name="P113"><text:span text:style-name="Source_20_Text"><text:span text:style-name="T3">-wx</text:span></text:span></text:p>
          </table:table-cell>
        </table:table-row>
        <table:table-row table:style-name="TableLine93827653295440">
          <table:table-cell table:style-name="Table9.A7" office:value-type="string">
            <text:p text:style-name="P112">2</text:p>
          </table:table-cell>
          <table:table-cell table:style-name="Table9.B7" office:value-type="string">
            <text:p text:style-name="P113"><text:span text:style-name="Source_20_Text"><text:span text:style-name="T3">-w-</text:span></text:span></text:p>
          </table:table-cell>
        </table:table-row>
        <table:table-row table:style-name="TableLine93827653296960">
          <table:table-cell table:style-name="Table9.A8" office:value-type="string">
            <text:p text:style-name="P112">1</text:p>
          </table:table-cell>
          <table:table-cell table:style-name="Table9.B8" office:value-type="string">
            <text:p text:style-name="P113"><text:span text:style-name="Source_20_Text"><text:span text:style-name="T3">--x</text:span></text:span></text:p>
          </table:table-cell>
        </table:table-row>
        <table:table-row table:style-name="TableLine93827653298368">
          <table:table-cell table:style-name="Table9.A9" office:value-type="string">
            <text:p text:style-name="P112">0</text:p>
          </table:table-cell>
          <table:table-cell table:style-name="Table9.B9" office:value-type="string">
            <text:p text:style-name="P113"><text:span text:style-name="Source_20_Text"><text:span text:style-name="T3">---</text:span></text:span></text:p>
          </table:table-cell>
        </table:table-row>
      </table:table>
      <text:p text:style-name="P8"/>
      <text:p text:style-name="P11"><text:span text:style-name="T28">These numbers are easy to derive by just adding together the octal value for the permissions shown. So, for </text:span><text:span text:style-name="Variable"><text:span text:style-name="T28">read</text:span></text:span><text:span text:style-name="T28">, </text:span><text:span text:style-name="Variable"><text:span text:style-name="T28">write</text:span></text:span><text:span text:style-name="T28">, and </text:span><text:span text:style-name="Variable"><text:span text:style-name="T28">execute</text:span></text:span><text:span text:style-name="T28">: add </text:span><text:span text:style-name="Source_20_Text"><text:span text:style-name="T29">4</text:span></text:span><text:span text:style-name="T28"> + </text:span><text:span text:style-name="Source_20_Text"><text:span text:style-name="T29">2</text:span></text:span><text:span text:style-name="T28"> + </text:span><text:span text:style-name="Source_20_Text"><text:span text:style-name="T29">1</text:span></text:span><text:span text:style-name="T28"> to get </text:span><text:span text:style-name="Source_20_Text"><text:span text:style-name="T29">7</text:span></text:span><text:span text:style-name="T28">. Or, for </text:span><text:span text:style-name="Variable"><text:span text:style-name="T28">read</text:span></text:span><text:span text:style-name="T28">, not </text:span><text:span text:style-name="Variable"><text:span text:style-name="T28">write</text:span></text:span><text:span text:style-name="T28">, and </text:span><text:span text:style-name="Variable"><text:span text:style-name="T28">execute</text:span></text:span><text:span text:style-name="T28">: add </text:span><text:span text:style-name="Source_20_Text"><text:span text:style-name="T29">4</text:span></text:span><text:span text:style-name="T28"> + </text:span><text:span text:style-name="Source_20_Text"><text:span text:style-name="T29">0</text:span></text:span><text:span text:style-name="T28"> + </text:span><text:span text:style-name="Source_20_Text"><text:span text:style-name="T29">1</text:span></text:span><text:span text:style-name="T28"> to get </text:span><text:span text:style-name="Source_20_Text"><text:span text:style-name="T29">5</text:span></text:span><text:span text:style-name="T28">.</text:span></text:p>
      <text:p text:style-name="P122"><text:soft-page-break/><text:span text:style-name="Strong_20_Emphasis"><text:span text:style-name="T14">Follow Along</text:span></text:span></text:p>
      <text:p text:style-name="P57"><text:span text:style-name="T28">To execute the following examples, create a file called </text:span><text:span text:style-name="Source_20_Text"><text:span text:style-name="T29">sample.txt</text:span></text:span><text:span text:style-name="T28"> in your home directory. You will use this file to practice the octal method technique for changing permissions:</text:span></text:p>
      <text:p text:style-name="P61"/>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touch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sample.txt</text:span></text:p>
      <text:p text:style-name="P74">-rw-rw-r-- 1 sysadmin sysadmin 0 May <text:s/>3 23:41 sample.txt</text:p>
      <text:p text:style-name="P117"/>
      <text:p text:style-name="P117"><text:span text:style-name="T15">To demonstrate, set the permissions of a file to </text:span><text:span text:style-name="Source_20_Text"><text:span text:style-name="T30">rwxr-xr-x</text:span></text:span><text:span text:style-name="T15">. Using the values found in the previous table, this would calculate as </text:span><text:span text:style-name="Source_20_Text"><text:span text:style-name="T30">7</text:span></text:span><text:span text:style-name="T15"> for the user owner's permission, </text:span><text:span text:style-name="Source_20_Text"><text:span text:style-name="T30">5</text:span></text:span><text:span text:style-name="T15"> for the group owner's permissions, and </text:span><text:span text:style-name="Source_20_Text"><text:span text:style-name="T30">5</text:span></text:span><text:span text:style-name="T15"> for others:</text:span></text:p>
      <text:p text:style-name="P118"/>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755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sample.txt</text:span></text:p>
      <text:p text:style-name="P74">-rwxr-xr-x 1 sysadmin sysadmin 0 May <text:s/>3 23:41 <text:span text:style-name="T69">sample.txt</text:span></text:p>
      <text:p text:style-name="P117"/>
      <text:p text:style-name="P123"><text:span text:style-name="Strong_20_Emphasis"><text:span text:style-name="T14">Note</text:span></text:span></text:p>
      <text:p text:style-name="P56">It’s good practice to specify the octal value for all three permission groups, like we’ve done in our examples. However, if any digits are left off, they are assumed to be leading zeros.</text:p>
      <text:p text:style-name="P117"/>
      <text:p text:style-name="P117"><text:span text:style-name="T15">To change permissions to </text:span><text:span text:style-name="Source_20_Text"><text:span text:style-name="T30">rwxrw-r--</text:span></text:span><text:span text:style-name="T15">:</text:span></text:p>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764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sample.txt</text:span></text:p>
      <text:p text:style-name="P74">-rwxrw-r-- 1 sysadmin sysadmin 0 May <text:s/>3 23:41 <text:span text:style-name="T69">sample.txt</text:span></text:p>
      <text:p text:style-name="P8"/>
      <text:p text:style-name="P11"><text:span text:style-name="T28">To change permissions to </text:span><text:span text:style-name="Source_20_Text"><text:span text:style-name="T29">rw-r--r--</text:span></text:span><text:span text:style-name="T28">:</text:span></text:p>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644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sample.txt</text:span></text:p>
      <text:p text:style-name="P74">-rw-r--r-- 1 sysadmin sysadmin 0 May <text:s/>3 23:41 sample.txt</text:p>
      <text:p text:style-name="P11"><text:soft-page-break/><text:span text:style-name="T28">To change permissions to </text:span><text:span text:style-name="Source_20_Text"><text:span text:style-name="T29">rwxr--r--</text:span></text:span><text:span text:style-name="T28">:</text:span></text:p>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744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sample.txt</text:span></text:p>
      <text:p text:style-name="P74">-rwxr--r-- 1 sysadmin sysadmin 0 May <text:s/>3 23:41 <text:span text:style-name="T69">sample.txt</text:span></text:p>
      <text:p text:style-name="P8"/>
      <text:p text:style-name="P11"><text:span text:style-name="T28">To change permissions to </text:span><text:span text:style-name="Source_20_Text"><text:span text:style-name="T29">---------</text:span></text:span><text:span text:style-name="T28">:</text:span></text:p>
      <text:p text:style-name="P24"><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000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sample</text:span></text:p>
      <text:p text:style-name="P74">---------- 1 sysadmin sysadmin 0 Mar 21 18:17 sample.txt</text:p>
      <text:p text:style-name="P8"/>
      <text:p text:style-name="P11"><text:span text:style-name="T28">Considering the last example, what can be done with a file if there are no permissions for anyone on the file? The owner of the file can always use the </text:span><text:span text:style-name="Source_20_Text"><text:span text:style-name="T41">chmod</text:span></text:span><text:span text:style-name="T28"> command at some point in the future to grant permissions on the file. Also, with the </text:span><text:span text:style-name="Variable"><text:span text:style-name="T28">write</text:span></text:span><text:span text:style-name="T28"> and </text:span><text:span text:style-name="Variable"><text:span text:style-name="T28">execute</text:span></text:span><text:span text:style-name="T28"> permissions </text:span><text:span text:style-name="Source_20_Text"><text:span text:style-name="T29">-wx</text:span></text:span><text:span text:style-name="T28"> on the directory that contains this file, a user can also remove it with the </text:span><text:span text:style-name="Source_20_Text"><text:span text:style-name="T41">rm</text:span></text:span><text:span text:style-name="T28"> command.</text:span></text:p>
      <text:p text:style-name="P8">In the following example, the permissions of the sample file that were created previously are modified using the octal method:</text:p>
      <text:p text:style-name="P24"><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ls -l sample.txt</text:span></text:p>
      <text:p text:style-name="P74">---------- 1 sysadmin sysadmin 0 Mar 21 18:17 sample.txt</text:p>
      <text:p text:style-name="P75"><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chmod 754 sample.txt</text:span></text:p>
      <text:p text:style-name="P75"><text:span text:style-name="Strong_20_Emphasis"><text:span text:style-name="T43">sysadmin@localhost</text:span></text:span><text:span text:style-name="Strong_20_Emphasis"><text:span text:style-name="T47">:</text:span></text:span><text:span text:style-name="Strong_20_Emphasis"><text:span text:style-name="T52">~/Documents</text:span></text:span><text:span text:style-name="Strong_20_Emphasis"><text:span text:style-name="T47">$</text:span></text:span><text:span text:style-name="T48"> ls -l sample.txt</text:span></text:p>
      <text:p text:style-name="P74">-rwxr-xr-- 1 sysadmin sysadmin 0 Mar 21 18:17 sample.txt</text:p>
      <text:p text:style-name="P117"/>
      <text:p text:style-name="P123"><text:span text:style-name="Strong_20_Emphasis"><text:span text:style-name="T14">Consider This</text:span></text:span></text:p>
      <text:p text:style-name="P58"><text:span text:style-name="T28">Recall that the </text:span><text:span text:style-name="Source_20_Text"><text:span text:style-name="T41">stat</text:span></text:span><text:span text:style-name="T28"> command provides more detailed information than the </text:span><text:span text:style-name="Source_20_Text"><text:span text:style-name="T41">ls -l</text:span></text:span><text:span text:style-name="T28"> command. Because of this, you may consider using the </text:span><text:span text:style-name="Source_20_Text"><text:span text:style-name="T41">stat</text:span></text:span><text:span text:style-name="T28"> command instead of the </text:span><text:span text:style-name="Source_20_Text"><text:span text:style-name="T41">ls -l</text:span></text:span><text:span text:style-name="T28"> command when viewing permissions on a file. One big advantage of the </text:span><text:span text:style-name="Source_20_Text"><text:span text:style-name="T41">stat</text:span></text:span><text:span text:style-name="T28"> command is that it shows permissions using both the symbolic and numeric methods, as highlighted below:</text:span></text:p>
      <text:p text:style-name="P61"/>
      <text:p text:style-name="P61"/>
      <text:p text:style-name="P61"/>
      <text:p text:style-name="P49"><text:soft-page-break/><text:span text:style-name="Strong_20_Emphasis"><text:span text:style-name="T44">sysadmin@localhost</text:span></text:span><text:span text:style-name="Strong_20_Emphasis"><text:span text:style-name="T49">:</text:span></text:span><text:span text:style-name="Strong_20_Emphasis"><text:span text:style-name="T53">~</text:span></text:span><text:span text:style-name="Strong_20_Emphasis"><text:span text:style-name="T49">$</text:span></text:span><text:span text:style-name="T50"> stat /tmp/filetest1</text:span></text:p>
      <text:p text:style-name="P92"><text:s text:c="2"/><text:span text:style-name="T61">File: `/tmp/filetest1'</text:span></text:p>
      <text:p text:style-name="P92"><text:s text:c="2"/><text:span text:style-name="T61">Size: 0 <text:s text:c="14"/>Blocks: 0 <text:s text:c="9"/>IO Block: 4096 <text:s text:c="2"/>regular empty file</text:span></text:p>
      <text:p text:style-name="P93">Device: fd00h/64768d <text:s text:c="3"/>Inode: 31477 <text:s text:c="6"/>Links: 1</text:p>
      <text:p text:style-name="P50"><text:span text:style-name="T65"><text:s/></text:span><text:span text:style-name="T64">Access: (0664/-rw-rw-r--)</text:span> <text:s/>Uid: ( <text:s/>502/sysadmin) <text:s text:c="2"/>Gid: ( <text:s/>503/sysadmin)</text:p>
      <text:p text:style-name="P93">Access: 2013-10-21 10:18:02.809118163 -0700</text:p>
      <text:p text:style-name="P93">Modify: 2013-10-21 10:18:02.809118163 -0700</text:p>
      <text:p text:style-name="P93">Change: 2013-10-21 10:18:02.809118163 -0700</text:p>
      <text:h text:style-name="P130" text:outline-level="2">13.5 Permission Scenarios</text:h>
      <text:p text:style-name="P8">Before discussing changing or setting permissions, a solid understanding of how permissions really work is required. Many beginning Linux users get hung up on the short descriptions of read, write, and execute, but these words don't really define what a user can do with a file or directory.</text:p>
      <text:p text:style-name="P8">To understand how permissions behave, several scenarios will be presented. While you review these scenarios, keep in mind the following descriptions of how each permission behaves:</text:p>
      <table:table table:name="Table10" table:style-name="Table10">
        <table:table-column table:style-name="Table10.A"/>
        <table:table-column table:style-name="Table10.B"/>
        <table:table-column table:style-name="Table10.C"/>
        <table:table-column table:style-name="Table10.D"/>
        <table:table-header-rows>
          <table:table-row table:style-name="TableLine93827663978272">
            <table:table-cell table:style-name="Table10.A1" office:value-type="string">
              <text:p text:style-name="P129">Permission</text:p>
            </table:table-cell>
            <table:table-cell table:style-name="Table10.B1" office:value-type="string">
              <text:p text:style-name="P128"/>
            </table:table-cell>
            <table:table-cell table:style-name="Table10.B1" office:value-type="string">
              <text:p text:style-name="P129">Effect of File</text:p>
            </table:table-cell>
            <table:table-cell table:style-name="Table10.D1" office:value-type="string">
              <text:p text:style-name="P129">Effect on Directory</text:p>
            </table:table-cell>
          </table:table-row>
        </table:table-header-rows>
        <table:table-row table:style-name="TableLine93827663848784">
          <table:table-cell table:style-name="Table10.A4" office:value-type="string">
            <text:p text:style-name="P100">read</text:p>
          </table:table-cell>
          <table:table-cell table:style-name="Table10.B4" office:value-type="string">
            <text:p text:style-name="P105"><text:span text:style-name="Source_20_Text"><text:span text:style-name="T3">r</text:span></text:span></text:p>
          </table:table-cell>
          <table:table-cell table:style-name="Table10.C4" office:value-type="string">
            <text:p text:style-name="P100">Allows processes to read the contents of the file, meaning the contents can be viewed and copied.</text:p>
          </table:table-cell>
          <table:table-cell table:style-name="Table10.D4" office:value-type="string">
            <text:p text:style-name="P100">File names in the directory can be listed, but other details are not available.</text:p>
          </table:table-cell>
        </table:table-row>
        <table:table-row table:style-name="TableLine93827664187232">
          <table:table-cell table:style-name="Table10.A4" office:value-type="string">
            <text:p text:style-name="P100">write</text:p>
          </table:table-cell>
          <table:table-cell table:style-name="Table10.B4" office:value-type="string">
            <text:p text:style-name="P105"><text:span text:style-name="Source_20_Text"><text:span text:style-name="T3">w</text:span></text:span></text:p>
          </table:table-cell>
          <table:table-cell table:style-name="Table10.C4" office:value-type="string">
            <text:p text:style-name="P105"><text:span text:style-name="T68">Allows for contents to be written to by the process, so changes to a file can be saved. Note that the </text:span><text:span text:style-name="Source_20_Text"><text:span text:style-name="T3">w</text:span></text:span><text:span text:style-name="T68"> permission really requires the </text:span><text:span text:style-name="Source_20_Text"><text:span text:style-name="T3">r</text:span></text:span><text:span text:style-name="T68"> permission on the file to work correctly.</text:span></text:p>
          </table:table-cell>
          <table:table-cell table:style-name="Table10.D4" office:value-type="string">
            <text:p text:style-name="P105"><text:span text:style-name="T68">Files can be added to or removed from the directory. Note that </text:span><text:span text:style-name="Source_20_Text"><text:span text:style-name="T3">w</text:span></text:span><text:span text:style-name="T68"> permission requires </text:span><text:span text:style-name="Source_20_Text"><text:span text:style-name="T3">x</text:span></text:span><text:span text:style-name="T68"> permission on the directory to work correctly.</text:span></text:p>
          </table:table-cell>
        </table:table-row>
        <table:table-row table:style-name="TableLine93827664143376">
          <table:table-cell table:style-name="Table10.A4" office:value-type="string">
            <text:p text:style-name="P100">execute</text:p>
          </table:table-cell>
          <table:table-cell table:style-name="Table10.B4" office:value-type="string">
            <text:p text:style-name="P105"><text:span text:style-name="Source_20_Text"><text:span text:style-name="T3">x</text:span></text:span></text:p>
          </table:table-cell>
          <table:table-cell table:style-name="Table10.C4" office:value-type="string">
            <text:p text:style-name="P100">Allows for a file to be executed or run as a process.</text:p>
          </table:table-cell>
          <table:table-cell table:style-name="Table10.D4" office:value-type="string">
            <text:p text:style-name="P105"><text:span text:style-name="T68">Allows for the user to use the </text:span><text:span text:style-name="Source_20_Text"><text:span text:style-name="T73">cd</text:span></text:span><text:span text:style-name="T68"> command to "get into" the directory and use the directory in a pathname to access files and, potentially, subdirectories under this directory.</text:span></text:p>
          </table:table-cell>
        </table:table-row>
      </table:table>
      <text:p text:style-name="P120"><text:soft-page-break/>For each scenario below, an example is provided to describe the directory hierarchy. In this example, key permission information is provided for each file and directory. For example, consider the following:</text:p>
      <text:p text:style-name="P84"><text:span text:style-name="T66">drwxr-xr-x</text:span> 1 <text:span text:style-name="T66">root</text:span> <text:span text:style-name="T66">root</text:span> 4096 Apr 23 21:08 <text:span text:style-name="T66">/</text:span></text:p>
      <text:p text:style-name="P84"><text:span text:style-name="T66">drwxr-xr-x</text:span> 1 <text:span text:style-name="T66">root</text:span> <text:span text:style-name="T66">root</text:span> 4096 Apr 23 21:08 <text:span text:style-name="T66">/etc</text:span></text:p>
      <text:p text:style-name="P84"><text:span text:style-name="T66">-rw-r--r--</text:span> 1 <text:span text:style-name="T66">root</text:span> <text:span text:style-name="T66">root</text:span> 1455 Apr 17 22:31 <text:span text:style-name="T66">/etc/passwd</text:span></text:p>
      <text:p text:style-name="P96"/>
      <text:p text:style-name="P117"><text:span text:style-name="T55">The first line describes the </text:span><text:span text:style-name="Source_20_Text"><text:span text:style-name="T56">/</text:span></text:span><text:span text:style-name="T54"> </text:span><text:span text:style-name="T55">directory. The permissions are </text:span><text:span text:style-name="Source_20_Text"><text:span text:style-name="T56">rwxr-xr-x</text:span></text:span><text:span text:style-name="T55">, the user owner is </text:span><text:span text:style-name="Source_20_Text"><text:span text:style-name="T56">root</text:span></text:span><text:span text:style-name="T54"> </text:span><text:span text:style-name="T55">and the group owner is </text:span><text:span text:style-name="Source_20_Text"><text:span text:style-name="T56">root</text:span></text:span><text:span text:style-name="T55">. The second line describes the </text:span><text:span text:style-name="Source_20_Text"><text:span text:style-name="T56">etc</text:span></text:span><text:span text:style-name="T54"> </text:span><text:span text:style-name="T55">directory, which is a subdirectory under the </text:span><text:span text:style-name="Source_20_Text"><text:span text:style-name="T56">/</text:span></text:span><text:span text:style-name="T54"> </text:span><text:span text:style-name="T55">directory. The third line describes the </text:span><text:span text:style-name="Source_20_Text"><text:span text:style-name="T56">passwd</text:span></text:span><text:span text:style-name="T54"> </text:span><text:span text:style-name="T55">file, which is a file under the </text:span><text:span text:style-name="Source_20_Text"><text:span text:style-name="T56">etc</text:span></text:span><text:span text:style-name="T54"> </text:span><text:span text:style-name="T55">directory.</text:span></text:p>
      <text:p text:style-name="P120"/>
      <text:p text:style-name="P120"/>
      <text:p text:style-name="P120"/>
      <text:p text:style-name="P120"/>
      <text:p text:style-name="P120"/>
      <text:p text:style-name="P120"/>
      <text:p text:style-name="P120"/>
      <text:p text:style-name="P120"/>
      <text:h text:style-name="P72" text:outline-level="2">13.5.1 Scenario #1</text:h>
      <text:h text:style-name="P18" text:outline-level="3">Question</text:h>
      <text:p text:style-name="P11"><text:span text:style-name="T57">Given the following information, what can the user </text:span><text:span text:style-name="Source_20_Text"><text:span text:style-name="T58">bob</text:span></text:span><text:span text:style-name="T57"> do with the </text:span><text:span text:style-name="Source_20_Text"><text:span text:style-name="T58">/home/bob/test</text:span></text:span><text:span text:style-name="T57"> file?</text:span></text:p>
      <text:p text:style-name="P119"/>
      <text:p text:style-name="P67">drwxr-xr-x 1 root root <text:s/>4096 Apr 23 21:08 /</text:p>
      <text:p text:style-name="P127">drwxr-xr-x 1 root root <text:s/>4096 Apr 17 22:31 /home</text:p>
      <text:p text:style-name="P127">drwxr-xr-x 1 bob <text:s/>staff 4096 Apr 23 21:09 /home/bob</text:p>
      <text:p text:style-name="P127">-r--r--r-- 1 bob <text:s/>staff 390 <text:s/>Apr 17 22:31 /home/bob/test</text:p>
      <text:p text:style-name="P96"/>
      <text:h text:style-name="P71" text:outline-level="2"><text:soft-page-break/>13.5.1.1 Answer</text:h>
      <text:h text:style-name="P20" text:outline-level="3">Question</text:h>
      <text:p text:style-name="P11"><text:span text:style-name="T28">Given the following information, what can the user </text:span><text:span text:style-name="Source_20_Text"><text:span text:style-name="T29">bob</text:span></text:span><text:span text:style-name="T28"> do with the </text:span><text:span text:style-name="Source_20_Text"><text:span text:style-name="T29">/home/bob/test</text:span></text:span><text:span text:style-name="T28"> file?</text:span></text:p>
      <text:p text:style-name="P66">drwxr-xr-x 1 root root <text:s/>4096 Apr 23 21:08 /</text:p>
      <text:p text:style-name="P126">drwxr-xr-x 1 root root <text:s/>4096 Apr 17 22:31 /home</text:p>
      <text:p text:style-name="P126">drwxr-xr-x 1 bob <text:s/>staff 4096 Apr 23 21:09 /home/bob</text:p>
      <text:p text:style-name="P126">-r--r--r-- 1 bob <text:s/>staff 390 <text:s/>Apr 17 22:31 /home/bob/test</text:p>
      <text:h text:style-name="P20" text:outline-level="3">Answer</text:h>
      <text:p text:style-name="P11"><text:span text:style-name="T28">The user </text:span><text:span text:style-name="Source_20_Text"><text:span text:style-name="T29">bob</text:span></text:span><text:span text:style-name="T28"> can view and copy the file because this user has the permissions of </text:span><text:span text:style-name="Source_20_Text"><text:span text:style-name="T29">r--</text:span></text:span><text:span text:style-name="T28"> on the file.</text:span></text:p>
      <text:p text:style-name="P117"/>
      <text:p text:style-name="P120"/>
      <text:p text:style-name="P120"/>
      <text:p text:style-name="P120"/>
      <text:p text:style-name="P120"/>
      <text:p text:style-name="P120"/>
      <text:p text:style-name="P120"/>
      <text:h text:style-name="P72" text:outline-level="2">13.5.2 Scenario #2</text:h>
      <text:h text:style-name="P23" text:outline-level="3">Question</text:h>
      <text:p text:style-name="P11"><text:span text:style-name="T59">Given the following information, can the user </text:span><text:span text:style-name="Source_20_Text"><text:span text:style-name="T60">bob</text:span></text:span><text:span text:style-name="T59"> delete the </text:span><text:span text:style-name="Source_20_Text"><text:span text:style-name="T60">/home/bob/test</text:span></text:span><text:span text:style-name="T59"> file?</text:span></text:p>
      <text:p text:style-name="P28">drwxr-xr-x 1 root root <text:s/>4096 Apr 23 21:08 /</text:p>
      <text:p text:style-name="P79">drwxr-xr-x 1 root root <text:s/>4096 Apr 17 22:31 /home</text:p>
      <text:p text:style-name="P79">drwxr-xr-x 1 bob <text:s/>staff 4096 Apr 23 21:09 /home/bob</text:p>
      <text:p text:style-name="P79">---------- 1 bob <text:s/>staff 390 <text:s/>Apr 17 22:31 /home/bob/test</text:p>
      <text:p text:style-name="P120"/>
      <text:p text:style-name="P120"/>
      <text:p text:style-name="P120"/>
      <text:p text:style-name="P120"/>
      <text:h text:style-name="P72" text:outline-level="2"><text:soft-page-break/>13.5.2.1 Answer</text:h>
      <text:h text:style-name="P22" text:outline-level="3">Question</text:h>
      <text:p text:style-name="P11"><text:span text:style-name="T57">Given the following information, can the user </text:span><text:span text:style-name="Source_20_Text"><text:span text:style-name="T58">bob</text:span></text:span><text:span text:style-name="T57"> delete the </text:span><text:span text:style-name="Source_20_Text"><text:span text:style-name="T58">/home/bob/test</text:span></text:span><text:span text:style-name="T57"> file?</text:span></text:p>
      <text:p text:style-name="P30">drwxr-xr-x 1 root root <text:s/>4096 Apr 23 21:08 /</text:p>
      <text:p text:style-name="P77">drwxr-xr-x 1 root root <text:s/>4096 Apr 17 22:31 /home</text:p>
      <text:p text:style-name="P77">drwxr-xr-x 1 bob <text:s/>staff 4096 Apr 23 21:09 /home/bob</text:p>
      <text:p text:style-name="P77">---------- 1 bob <text:s/>staff 390 <text:s/>Apr 17 22:31 /home/bob/test</text:p>
      <text:h text:style-name="P22" text:outline-level="3">Answer</text:h>
      <text:p text:style-name="P11"><text:span text:style-name="T57">Yes. While it may seem like the user </text:span><text:span text:style-name="Source_20_Text"><text:span text:style-name="T58">bob</text:span></text:span><text:span text:style-name="T57"> shouldn't be able to delete this file because he has no permissions on the file itself, to delete a file a user needs to have </text:span><text:span text:style-name="Variable"><text:span text:style-name="T57">write</text:span></text:span><text:span text:style-name="T57"> permission in the directory that the file is stored in. File permissions do not apply when deleting a file.</text:span></text:p>
      <text:p text:style-name="P120"/>
      <text:p text:style-name="P120"/>
      <text:p text:style-name="P120"/>
      <text:p text:style-name="P120"/>
      <text:p text:style-name="P120"/>
      <text:p text:style-name="P120"/>
      <text:h text:style-name="P72" text:outline-level="2">13.5.3 Scenario #3</text:h>
      <text:h text:style-name="P22" text:outline-level="3">Question</text:h>
      <text:p text:style-name="P11"><text:span text:style-name="T57">Given the following information, can the user </text:span><text:span text:style-name="Source_20_Text"><text:span text:style-name="T58">sue</text:span></text:span><text:span text:style-name="T57"> view the contents of the </text:span><text:span text:style-name="Source_20_Text"><text:span text:style-name="T58">/home/bob/test</text:span></text:span><text:span text:style-name="T57"> file?</text:span></text:p>
      <text:p text:style-name="P30">drwxr-xr-x 1 root root <text:s/>4096 Apr 23 21:08 /</text:p>
      <text:p text:style-name="P77">drwxr-xr-x 1 root root <text:s/>4096 Apr 17 22:31 /home</text:p>
      <text:p text:style-name="P77">drwxr--r-- 1 bob <text:s/>staff 4096 Apr 23 21:09 /home/bob</text:p>
      <text:p text:style-name="P77">-r--r--r-- 1 bob <text:s/>staff 390 <text:s/>Apr 17 22:31 /home/bob/test</text:p>
      <text:p text:style-name="P120"/>
      <text:p text:style-name="P120"/>
      <text:h text:style-name="P72" text:outline-level="2"><text:soft-page-break/>13.5.3.1 Answer</text:h>
      <text:h text:style-name="P22" text:outline-level="3">Question</text:h>
      <text:p text:style-name="P11"><text:span text:style-name="T57">Given the following information, can the user </text:span><text:span text:style-name="Source_20_Text"><text:span text:style-name="T58">sue</text:span></text:span><text:span text:style-name="T57"> view the contents of the </text:span><text:span text:style-name="Source_20_Text"><text:span text:style-name="T58">/home/bob/test</text:span></text:span><text:span text:style-name="T57"> file?</text:span></text:p>
      <text:p text:style-name="P27">drwxr-xr-x 1 root root <text:s/>4096 Apr 23 21:08 /</text:p>
      <text:p text:style-name="P78">drwxr-xr-x 1 root root <text:s/>4096 Apr 17 22:31 /home</text:p>
      <text:p text:style-name="P78">drwxr--r-- 1 bob <text:s/>staff 4096 Apr 23 21:09 /home/bob</text:p>
      <text:p text:style-name="P78">-r--r--r-- 1 bob <text:s/>staff 390 <text:s/>Apr 17 22:31 /home/bob/test</text:p>
      <text:h text:style-name="P22" text:outline-level="3">Answer</text:h>
      <text:p text:style-name="P11"><text:span text:style-name="T57">No. Initially it may seem that the user </text:span><text:span text:style-name="Source_20_Text"><text:span text:style-name="T58">sue</text:span></text:span><text:span text:style-name="T57"> should be able to view the contents of the </text:span><text:span text:style-name="Source_20_Text"><text:span text:style-name="T58">/home/bob/test</text:span></text:span><text:span text:style-name="T57"> file because all users have </text:span><text:span text:style-name="Variable"><text:span text:style-name="T57">read</text:span></text:span><text:span text:style-name="T57"> permission on the file.</text:span></text:p>
      <text:p text:style-name="P11"><text:span text:style-name="T57">However, when checking permissions, it is important to check the permissions on the parent directories of the file in question. In this case, only the user </text:span><text:span text:style-name="Source_20_Text"><text:span text:style-name="T58">bob</text:span></text:span><text:span text:style-name="T57"> has the ability to "get into" the </text:span><text:span text:style-name="Source_20_Text"><text:span text:style-name="T58">/home/bob</text:span></text:span><text:span text:style-name="T57"> directory because only the user </text:span><text:span text:style-name="Source_20_Text"><text:span text:style-name="T58">bob</text:span></text:span><text:span text:style-name="T57"> has </text:span><text:span text:style-name="Variable"><text:span text:style-name="T57">execute</text:span></text:span><text:span text:style-name="T57"> permission on that directory. If you can't get into a directory, it doesn't matter what the permissions are set to on the files in that directory.</text:span></text:p>
      <text:p text:style-name="P120"/>
      <text:p text:style-name="P120"/>
      <text:p text:style-name="P120"/>
      <text:p text:style-name="P120"/>
      <text:h text:style-name="P70" text:outline-level="2">13.5.4 Scenario #4</text:h>
      <text:h text:style-name="P18" text:outline-level="3">Question</text:h>
      <text:p text:style-name="P11"><text:span text:style-name="T28">Given the following information, who can delete the </text:span><text:span text:style-name="Source_20_Text"><text:span text:style-name="T29">/home/bob/test</text:span></text:span><text:span text:style-name="T28"> file?</text:span></text:p>
      <text:p text:style-name="P26">drwxr-xr-x 1 root root <text:s/>4096 Apr 23 21:08 /</text:p>
      <text:p text:style-name="P80">drwxr-xr-x 1 root root <text:s/>4096 Apr 17 22:31 /home</text:p>
      <text:p text:style-name="P80">drwxrwxrwx 1 bob <text:s/>staff 4096 Apr 23 21:09 /home/bob</text:p>
      <text:p text:style-name="P80">-rwx------ 1 bob <text:s/>staff 390 <text:s/>Apr 17 22:31 /home/bob/test</text:p>
      <text:p text:style-name="P120"/>
      <text:p text:style-name="P120"/>
      <text:h text:style-name="P70" text:outline-level="2"><text:soft-page-break/>13.5.4.1 Answer</text:h>
      <text:h text:style-name="P18" text:outline-level="3">Question</text:h>
      <text:p text:style-name="P11"><text:span text:style-name="T28">Given the following information, who can delete the </text:span><text:span text:style-name="Source_20_Text"><text:span text:style-name="T29">/home/bob/test</text:span></text:span><text:span text:style-name="T28"> file?</text:span></text:p>
      <text:p text:style-name="P26">drwxr-xr-x 1 root root <text:s/>4096 Apr 23 21:08 /</text:p>
      <text:p text:style-name="P80">drwxr-xr-x 1 root root <text:s/>4096 Apr 17 22:31 /home</text:p>
      <text:p text:style-name="P80">drwxrwxrwx 1 bob <text:s/>staff 4096 Apr 23 21:09 /home/bob</text:p>
      <text:p text:style-name="P80">-rwx------ 1 bob <text:s/>staff 390 <text:s/>Apr 17 22:31 /home/bob/test</text:p>
      <text:h text:style-name="P18" text:outline-level="3">Answer</text:h>
      <text:p text:style-name="P11"><text:span text:style-name="T28">All users on the system can. Recall that to delete a file, a user needs </text:span><text:span text:style-name="Variable"><text:span text:style-name="T28">write</text:span></text:span><text:span text:style-name="T28"> and </text:span><text:span text:style-name="Variable"><text:span text:style-name="T28">execute</text:span></text:span><text:span text:style-name="T28"> permissions on the directory that the file is stored in. All users have </text:span><text:span text:style-name="Variable"><text:span text:style-name="T28">write</text:span></text:span><text:span text:style-name="T28"> and </text:span><text:span text:style-name="Variable"><text:span text:style-name="T28">execute</text:span></text:span><text:span text:style-name="T28"> permission on the </text:span><text:span text:style-name="Source_20_Text"><text:span text:style-name="T29">/home/bob</text:span></text:span><text:span text:style-name="T28"> directory. This is a huge mistake because now all users can delete all files in the home directory of the user </text:span><text:span text:style-name="Source_20_Text"><text:span text:style-name="T29">bob</text:span></text:span><text:span text:style-name="T28">.</text:span></text:p>
      <text:p text:style-name="P120"/>
      <text:p text:style-name="P120"/>
      <text:p text:style-name="P120"/>
      <text:p text:style-name="P120"/>
      <text:p text:style-name="P120"/>
      <text:p text:style-name="P120"/>
      <text:p text:style-name="P120"/>
      <text:p text:style-name="P120"/>
      <text:h text:style-name="P70" text:outline-level="2">13.6 Changing Advanced File Permissions</text:h>
      <text:p text:style-name="P8">In most circumstances, the basic Linux permissions, read, write, and execute, are enough to accommodate the security needs of individual users or organizations.</text:p>
      <text:p text:style-name="P11"><text:span text:style-name="T28">However, when multiple users need to work routinely on the same directories and files, these permissions may not be enough. The special permissions </text:span><text:span text:style-name="Variable"><text:span text:style-name="T28">setuid</text:span></text:span><text:span text:style-name="T28">, </text:span><text:span text:style-name="Variable"><text:span text:style-name="T28">setgid</text:span></text:span><text:span text:style-name="T28">, and the </text:span><text:span text:style-name="Variable"><text:span text:style-name="T28">sticky bit</text:span></text:span><text:span text:style-name="T28"> are designed to address these concerns.</text:span></text:p>
      <text:p text:style-name="P11"><text:span text:style-name="T28">Typically, special permissions are only set by the administrator (the root user) and they perform very specialized functions. They can be set using the </text:span><text:span text:style-name="Source_20_Text"><text:span text:style-name="T41">chmod</text:span></text:span><text:span text:style-name="T28"> command, using either the symbolic or octal method.</text:span></text:p>
      <text:p text:style-name="P53">‌⁠​​⁠​ </text:p>
      <text:p text:style-name="P53"/>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Line93827664334864">
            <table:table-cell table:style-name="Table11.A1" office:value-type="string">
              <text:p text:style-name="P132">Permission</text:p>
            </table:table-cell>
            <table:table-cell table:style-name="Table11.B1" office:value-type="string">
              <text:p text:style-name="P132">Symbol</text:p>
            </table:table-cell>
            <table:table-cell table:style-name="Table11.B1" office:value-type="string">
              <text:p text:style-name="P132">Symbolic</text:p>
            </table:table-cell>
            <table:table-cell table:style-name="Table11.B1" office:value-type="string">
              <text:p text:style-name="P132">Octal Value</text:p>
            </table:table-cell>
            <table:table-cell table:style-name="Table11.E1" office:value-type="string">
              <text:p text:style-name="P131">Purpose</text:p>
            </table:table-cell>
          </table:table-row>
        </table:table-header-rows>
        <table:table-row table:style-name="TableLine93827653531072">
          <table:table-cell table:style-name="Table11.A2" office:value-type="string">
            <text:p text:style-name="P102">setuid on a file</text:p>
          </table:table-cell>
          <table:table-cell table:style-name="Table11.B2" office:value-type="string">
            <text:p text:style-name="P106"><text:span text:style-name="Source_20_Text"><text:span text:style-name="T5">s</text:span></text:span></text:p>
          </table:table-cell>
          <table:table-cell table:style-name="Table11.C2" office:value-type="string">
            <text:p text:style-name="P106"><text:span text:style-name="Source_20_Text"><text:span text:style-name="T5">u+s</text:span></text:span></text:p>
          </table:table-cell>
          <table:table-cell table:style-name="Table11.D2" office:value-type="string">
            <text:p text:style-name="P106"><text:span text:style-name="Source_20_Text"><text:span text:style-name="T5">4000</text:span></text:span></text:p>
          </table:table-cell>
          <table:table-cell table:style-name="Table11.E2" office:value-type="string">
            <text:p text:style-name="P102">Causes an executable file to execute under user owner identity, instead of the user running the command.</text:p>
          </table:table-cell>
        </table:table-row>
        <table:table-row table:style-name="TableLine93827653534112">
          <table:table-cell table:style-name="Table11.A3" office:value-type="string">
            <text:p text:style-name="P102">setgid on a file</text:p>
          </table:table-cell>
          <table:table-cell table:style-name="Table11.B3" office:value-type="string">
            <text:p text:style-name="P106"><text:span text:style-name="Source_20_Text"><text:span text:style-name="T5">s</text:span></text:span></text:p>
          </table:table-cell>
          <table:table-cell table:style-name="Table11.C3" office:value-type="string">
            <text:p text:style-name="P106"><text:span text:style-name="Source_20_Text"><text:span text:style-name="T5">g+s</text:span></text:span></text:p>
          </table:table-cell>
          <table:table-cell table:style-name="Table11.D3" office:value-type="string">
            <text:p text:style-name="P106"><text:span text:style-name="Source_20_Text"><text:span text:style-name="T5">2000</text:span></text:span></text:p>
          </table:table-cell>
          <table:table-cell table:style-name="Table11.E3" office:value-type="string">
            <text:p text:style-name="P102">Causes an executable file to execute under group owner identity, instead of the user running the command.</text:p>
          </table:table-cell>
        </table:table-row>
        <table:table-row table:style-name="TableLine93827653537152">
          <table:table-cell table:style-name="Table11.A4" office:value-type="string">
            <text:p text:style-name="P102">setgid on a directory</text:p>
          </table:table-cell>
          <table:table-cell table:style-name="Table11.B4" office:value-type="string">
            <text:p text:style-name="P106"><text:span text:style-name="Source_20_Text"><text:span text:style-name="T5">s</text:span></text:span></text:p>
          </table:table-cell>
          <table:table-cell table:style-name="Table11.C4" office:value-type="string">
            <text:p text:style-name="P106"><text:span text:style-name="Source_20_Text"><text:span text:style-name="T5">g+s</text:span></text:span></text:p>
          </table:table-cell>
          <table:table-cell table:style-name="Table11.D4" office:value-type="string">
            <text:p text:style-name="P106"><text:span text:style-name="Source_20_Text"><text:span text:style-name="T5">2000</text:span></text:span></text:p>
          </table:table-cell>
          <table:table-cell table:style-name="Table11.E4" office:value-type="string">
            <text:p text:style-name="P102">Causes new files and directories that are created inside to be owned by the group that owns the directory.</text:p>
          </table:table-cell>
        </table:table-row>
        <table:table-row table:style-name="TableLine93827653540624">
          <table:table-cell table:style-name="Table11.A5" office:value-type="string">
            <text:p text:style-name="P102">sticky on a directory</text:p>
          </table:table-cell>
          <table:table-cell table:style-name="Table11.B5" office:value-type="string">
            <text:p text:style-name="P106"><text:span text:style-name="Source_20_Text"><text:span text:style-name="T5">t</text:span></text:span></text:p>
          </table:table-cell>
          <table:table-cell table:style-name="Table11.C5" office:value-type="string">
            <text:p text:style-name="P106"><text:span text:style-name="Source_20_Text"><text:span text:style-name="T5">o+t</text:span></text:span></text:p>
          </table:table-cell>
          <table:table-cell table:style-name="Table11.D5" office:value-type="string">
            <text:p text:style-name="P106"><text:span text:style-name="Source_20_Text"><text:span text:style-name="T5">1000</text:span></text:span></text:p>
          </table:table-cell>
          <table:table-cell table:style-name="Table11.E5" office:value-type="string">
            <text:p text:style-name="P102">Causes files inside a directory to be able to be removed only by the user owner, or the root user.</text:p>
          </table:table-cell>
        </table:table-row>
      </table:table>
      <text:p text:style-name="P120"/>
      <text:p text:style-name="P124"><text:span text:style-name="Strong_20_Emphasis"><text:span text:style-name="T4">Note</text:span></text:span></text:p>
      <text:p text:style-name="P57"><text:span text:style-name="T28">A leading </text:span><text:span text:style-name="Source_20_Text"><text:span text:style-name="T29">0</text:span></text:span><text:span text:style-name="T28">, such as </text:span><text:span text:style-name="Source_20_Text"><text:span text:style-name="T29">0755</text:span></text:span><text:span text:style-name="T28">, will remove all special permissions from a file or directory.</text:span></text:p>
      <text:p text:style-name="P120"/>
      <text:p text:style-name="P120"/>
      <text:h text:style-name="P70" text:outline-level="2">13.6.1 Setuid Permission</text:h>
      <text:p text:style-name="P11"><text:span text:style-name="T28">When the </text:span><text:span text:style-name="Variable"><text:span text:style-name="T28">setuid</text:span></text:span><text:span text:style-name="T28"> permission is set on an </text:span><text:span text:style-name="Variable"><text:span text:style-name="T28">executable binary file</text:span></text:span><text:span text:style-name="T28"> (a program), the binary file is run as the owner of the file, not as the user who executed it. This permission is set on a handful of system utilities so that they can be run by normal users, but executed with the permissions of root, providing access to system files that the normal user doesn't normally have access to.</text:span></text:p>
      <text:p text:style-name="P11"><text:span text:style-name="T28">For example, the </text:span><text:span text:style-name="Source_20_Text"><text:span text:style-name="T41">passwd</text:span></text:span><text:span text:style-name="T28"> command has the setuid permission. The </text:span><text:span text:style-name="Source_20_Text"><text:span text:style-name="T41">passwd</text:span></text:span><text:span text:style-name="T28"> command modifies the </text:span><text:span text:style-name="Source_20_Text"><text:span text:style-name="T29">/etc/shadow</text:span></text:span><text:span text:style-name="T28"> file in order to update the value for the user's password. That file is not normally modifiable by an ordinary user; in fact, ordinary users normally have no permissions on the file.</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more /etc/shadow</text:span></text:p>
      <text:p text:style-name="P85">/etc/shadow: Permission denied</text:p>
      <text:p text:style-name="P87"><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etc/shadow</text:span></text:p>
      <text:p text:style-name="P85">-rw-r-----. 1 root root 5195 Oct 21 19:57 /etc/shadow</text:p>
      <text:p text:style-name="P11"><text:span text:style-name="T28">Since the </text:span><text:span text:style-name="Source_20_Text"><text:span text:style-name="T41">passwd</text:span></text:span><text:span text:style-name="T28"> command is owned by the root user and has the setuid permission set, it executes with a "dual personality", which allows it to access files either as the person who is running the command or as the root user. When the </text:span><text:span text:style-name="Source_20_Text"><text:span text:style-name="T41">passwd</text:span></text:span><text:span text:style-name="T28"> command attempts to update </text:span><text:soft-page-break/><text:span text:style-name="T28">the </text:span><text:span text:style-name="Source_20_Text"><text:span text:style-name="T29">/etc/shadow</text:span></text:span><text:span text:style-name="T28"> file, it uses the credentials of the </text:span><text:span text:style-name="Source_20_Text"><text:span text:style-name="T29">root</text:span></text:span><text:span text:style-name="T28"> user to modify the file (the term </text:span><text:span text:style-name="Variable"><text:span text:style-name="T28">credentials</text:span></text:span><text:span text:style-name="T28"> is akin to "authority").</text:span></text:p>
      <text:p text:style-name="P11"><text:span text:style-name="T28">The following demonstrates what this setuid executable file looks like when listed with the </text:span><text:span text:style-name="Source_20_Text"><text:span text:style-name="T41">ls -l</text:span></text:span><text:span text:style-name="T28"> command:</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usr/bin/passwd</text:span></text:p>
      <text:p text:style-name="P87"><text:span text:style-name="T48">-rwsr-xr-x 1 root root 59640 Jan 25 <text:s/>2018 </text:span><text:span text:style-name="Source_20_Text"><text:span text:style-name="T33">/usr/bin/passwd</text:span></text:span></text:p>
      <text:p text:style-name="P11"><text:span text:style-name="T28">Notice from the listing, the fourth character is an </text:span><text:span text:style-name="Source_20_Text"><text:span text:style-name="T29">s</text:span></text:span><text:span text:style-name="T28">, where there would normally be an </text:span><text:span text:style-name="Source_20_Text"><text:span text:style-name="T29">x</text:span></text:span><text:span text:style-name="T28"> if this file was just executable. When this character is a lowercase </text:span><text:span text:style-name="Source_20_Text"><text:span text:style-name="T29">s</text:span></text:span><text:span text:style-name="T28">, it indicates that both the setuid and execute permissions are set. An uppercase </text:span><text:span text:style-name="Source_20_Text"><text:span text:style-name="T29">S</text:span></text:span><text:span text:style-name="T28"> in the fourth character position means that the file does </text:span><text:span text:style-name="Variable"><text:span text:style-name="T28">not</text:span></text:span><text:span text:style-name="T28"> have the execute permission, only the setuid permission. Without the execute permission for the user owner, the setuid permission is ineffective, meaning that the file will not be executable by the user owner even if the setuid permission is set. Although not always the case, in some instances, an uppercase </text:span><text:span text:style-name="Source_20_Text"><text:span text:style-name="T29">S</text:span></text:span><text:span text:style-name="T28"> can be interpreted as an error.</text:span></text:p>
      <text:p text:style-name="P11"><text:span text:style-name="T28">Like the read, write, and execute permissions, special permissions can be set with the </text:span><text:span text:style-name="Source_20_Text"><text:span text:style-name="T41">chmod</text:span></text:span><text:span text:style-name="T28"> command, using either the symbolic or octal method.</text:span></text:p>
      <text:p text:style-name="P8">To add the setuid permission symbolically, run:</text:p>
      <text:p text:style-name="P29">chmod u+s file</text:p>
      <text:p text:style-name="P11"><text:span text:style-name="T28">To add the setuid permission numerically, add 4000 to the file's existing permissions (assume the file originally had </text:span><text:span text:style-name="Source_20_Text"><text:span text:style-name="T29">775</text:span></text:span><text:span text:style-name="T28"> for its permission in the following example):</text:span></text:p>
      <text:p text:style-name="P29">chmod 4775 file</text:p>
      <text:p text:style-name="P8">To remove the setuid permission symbolically, run:</text:p>
      <text:p text:style-name="P29">chmod u-s file</text:p>
      <text:p text:style-name="P8">To remove the setuid permission numerically, subtract 4000 from the file's existing permissions:</text:p>
      <text:p text:style-name="P29">chmod 0775 file</text:p>
      <text:p text:style-name="P11"><text:span text:style-name="T28">Previously, we set permission with the octal method using three-digit codes. When a three-digit code is provided, the </text:span><text:span text:style-name="Source_20_Text"><text:span text:style-name="T41">chmod</text:span></text:span><text:span text:style-name="T28"> command assumes that the first digit before the three-digit code is </text:span><text:span text:style-name="Source_20_Text"><text:span text:style-name="T29">0</text:span></text:span><text:span text:style-name="T28">. Only when four digits are specified is a special permission set.</text:span></text:p>
      <text:p text:style-name="P11"><text:span text:style-name="T28">If three digits are specified when changing the permissions on a file that already has a special permission set, the first digit will be set to </text:span><text:span text:style-name="Source_20_Text"><text:span text:style-name="T29">0</text:span></text:span><text:span text:style-name="T28">, and the special permission will be removed from the file.</text:span></text:p>
      <text:p text:style-name="P120"/>
      <text:h text:style-name="P70" text:outline-level="2"><text:soft-page-break/>13.6.2 Setgid Permission</text:h>
      <text:p text:style-name="P11"><text:span text:style-name="T28">The </text:span><text:span text:style-name="Variable"><text:span text:style-name="T28">setgid</text:span></text:span><text:span text:style-name="T28"> permission is similar to setuid, but it makes use of the group owner permissions. There are two forms of setgid permissions: setgid on a file and setgid on a directory. The behavior of setgid depends on whether it is set on a file or directory.</text:span></text:p>
      <text:p text:style-name="P8"/>
      <text:h text:style-name="P70" text:outline-level="2">13.6.2.1 On a File</text:h>
      <text:p text:style-name="P11"><text:span text:style-name="T28">The setgid permission on a file works very similarly to the setuid permission, except that instead of executing as the user who owns the file, setgid permission will execute as </text:span><text:span text:style-name="Variable"><text:span text:style-name="T28">the group</text:span></text:span><text:span text:style-name="T28"> that owns the file. The system allows the user running the command to effectively belong to the group that owns the file, but only </text:span><text:span text:style-name="Variable"><text:span text:style-name="T28">in</text:span></text:span><text:span text:style-name="T28"> the setgid program. The following displays the setgid executable file </text:span><text:span text:style-name="Source_20_Text"><text:span text:style-name="T29">/usr/bin/wall</text:span></text:span><text:span text:style-name="T28"> when listed with the </text:span><text:span text:style-name="Source_20_Text"><text:span text:style-name="T41">ls -l</text:span></text:span><text:span text:style-name="T28"> command:</text:span></text:p>
      <text:p text:style-name="P8"/>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usr/bin/wall</text:span></text:p>
      <text:p text:style-name="P87"><text:span text:style-name="T48">-rwxr-sr-x 1 root tty 30800 Oct 15 20:29 </text:span><text:span text:style-name="Source_20_Text"><text:span text:style-name="T33">/usr/bin/wall</text:span></text:span></text:p>
      <text:p text:style-name="P8"/>
      <text:p text:style-name="P11"><text:span text:style-name="T28">You can see that this file is setgid by the presence of the </text:span><text:span text:style-name="Source_20_Text"><text:span text:style-name="T29">s</text:span></text:span><text:span text:style-name="T28"> in the </text:span><text:span text:style-name="Variable"><text:span text:style-name="T28">execute</text:span></text:span><text:span text:style-name="T28"> position of the </text:span><text:span text:style-name="Variable"><text:span text:style-name="T28">group</text:span></text:span><text:span text:style-name="T28"> permissions. Due to this executable being owned by the </text:span><text:span text:style-name="Source_20_Text"><text:span text:style-name="T29">tty</text:span></text:span><text:span text:style-name="T28"> group, when a user executes this command, the command is able to access files that are group owned by the </text:span><text:span text:style-name="Source_20_Text"><text:span text:style-name="T29">tty</text:span></text:span><text:span text:style-name="T28"> group.</text:span></text:p>
      <text:p text:style-name="P11"><text:span text:style-name="T28">This access is important because the </text:span><text:span text:style-name="Source_20_Text"><text:span text:style-name="T29">/usr/bin/wall</text:span></text:span><text:span text:style-name="T28"> command sends messages to terminals, which is accomplished by writing data to files like the following:</text:span></text:p>
      <text:p text:style-name="P8"/>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 /dev/tty?</text:span></text:p>
      <text:p text:style-name="P85">crw--w----. 1 root tty <text:s/>4, 0 Mar 29 <text:s/>2013 /dev/tty0</text:p>
      <text:p text:style-name="P85">crw--w----. 1 root tty <text:s/>4, 1 Oct 21 19:57 /dev/tty1</text:p>
      <text:p text:style-name="P8"/>
      <text:p text:style-name="P11"><text:span text:style-name="T28">Note that the </text:span><text:span text:style-name="Source_20_Text"><text:span text:style-name="T29">tty</text:span></text:span><text:span text:style-name="T28"> group has </text:span><text:span text:style-name="Variable"><text:span text:style-name="T28">write</text:span></text:span><text:span text:style-name="T28"> permission on the files above while users who are not in the </text:span><text:span text:style-name="Source_20_Text"><text:span text:style-name="T29">tty</text:span></text:span><text:span text:style-name="T28"> group (others) have no permissions on these files. Without the setgid permission, the </text:span><text:span text:style-name="Source_20_Text"><text:span text:style-name="T29">/usr/bin/wall</text:span></text:span><text:span text:style-name="T28"> command would fail.</text:span></text:p>
      <text:p text:style-name="P11"><text:span text:style-name="T28">Like the setuid permission, a lowercase </text:span><text:span text:style-name="Source_20_Text"><text:span text:style-name="T29">s</text:span></text:span><text:span text:style-name="T28"> in the </text:span><text:span text:style-name="Variable"><text:span text:style-name="T28">execute</text:span></text:span><text:span text:style-name="T28"> position of the </text:span><text:span text:style-name="Variable"><text:span text:style-name="T28">group</text:span></text:span><text:span text:style-name="T28"> permissions indicates that this file has both the setgid and execute permission set. An uppercase </text:span><text:span text:style-name="Source_20_Text"><text:span text:style-name="T29">S</text:span></text:span><text:span text:style-name="T28"> instead of the </text:span><text:span text:style-name="Source_20_Text"><text:span text:style-name="T29">s</text:span></text:span><text:span text:style-name="T28"> means the file lacks execute permission for the group. Without execute permission for the group, the setgid permission will be ineffective.</text:span></text:p>
      <text:p text:style-name="P125"><text:soft-page-break/><text:span text:style-name="Strong_20_Emphasis"><text:span text:style-name="T11">Consider This</text:span></text:span></text:p>
      <text:p text:style-name="P56">The way that the Linux kernel restricts both setuid and setgid executables is stricter than some UNIX implementations. While Linux doesn't prevent users from setting these permissions on script files, the Linux kernel will not execute scripts with setuid or setgid permissions.</text:p>
      <text:p text:style-name="P56">In order to effectively set these permissions, the Linux kernel will only honor them on executable files that are in a binary format. This increases the security of the system.</text:p>
      <text:p text:style-name="P120"/>
      <text:p text:style-name="P120"/>
      <text:p text:style-name="P120"/>
      <text:p text:style-name="P120"/>
      <text:h text:style-name="P70" text:outline-level="2">13.6.2.2 On a Directory</text:h>
      <text:p text:style-name="P8">In most cases, once the installation of a Linux distribution is complete, the files that require setuid and setgid permissions should have those permissions automatically set. While some of the setuid and setgid permissions on files may be removed for security reasons, very seldom are new setuid or setgid files created. On the other hand, it is fairly common for administrators to add setgid to directories.</text:p>
      <text:p text:style-name="P8">When set on a directory, the setgid permission causes files created in the directory to be owned by the group that owns the directory automatically. This behavior is contrary to how new file group ownership would normally function, as by default new files are group owned by the primary group of the user who created the file.</text:p>
      <text:p text:style-name="P8">In addition, any directories created within a directory with the setgid permission set are not only owned by the group that owns the setgid directory, but the new directory automatically has setgid set on it as well. In other words, if a directory is setgid, then any directories created within that directory inherit the setgid permission.</text:p>
      <text:p text:style-name="P11"><text:span text:style-name="T28">The following example shows that the </text:span><text:span text:style-name="Source_20_Text"><text:span text:style-name="T29">/tmp/data</text:span></text:span><text:span text:style-name="T28"> directory has the setgid permission set and that it is owned by the </text:span><text:span text:style-name="Source_20_Text"><text:span text:style-name="T29">demo</text:span></text:span><text:span text:style-name="T28"> group.</text:span></text:p>
      <text:p text:style-name="P8"/>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d /tmp/data</text:span></text:p>
      <text:p text:style-name="P85">drwxrwsrwx. 2 root demo 4096 Oct 30 23:20 /tmp/data</text:p>
      <text:p text:style-name="P120"/>
      <text:p text:style-name="P124"><text:span text:style-name="Strong_20_Emphasis"><text:span text:style-name="T11">Note</text:span></text:span></text:p>
      <text:p text:style-name="P57"><text:span text:style-name="T28">The </text:span><text:span text:style-name="Source_20_Text"><text:span text:style-name="T29">/tmp/data</text:span></text:span><text:span text:style-name="T28"> directory used in the example above is used to demonstrate setgid permission on a directory. It does not exist in our virtual environment.</text:span></text:p>
      <text:p text:style-name="P120"><text:soft-page-break/>In a long listing, the setgid permission is represented by an <text:span text:style-name="Source_20_Text"><text:span text:style-name="T6">s</text:span></text:span> in the group execute position. A lowercase <text:span text:style-name="Source_20_Text"><text:span text:style-name="T6">s</text:span></text:span> means that both setgid and group execute permissions are set:</text:p>
      <text:p text:style-name="P82">drwxrw<text:span text:style-name="T66">s</text:span>rwx. 2 root demo 4096 Oct 30 23:20 /tmp/data</text:p>
      <text:p text:style-name="P5"><text:span text:style-name="T68">An uppercase </text:span><text:span text:style-name="Source_20_Text"><text:span text:style-name="T3">S</text:span></text:span><text:span text:style-name="T68"> means that only setgid and not group execute permission is set. If you see an uppercase </text:span><text:span text:style-name="Source_20_Text"><text:span text:style-name="T3">S</text:span></text:span><text:span text:style-name="T68"> in the group execute position of the permissions, then it indicates that although the setgid permission is set, it is not really in effect because the group lacks the execute permission to use it.</text:span></text:p>
      <text:p text:style-name="P5"><text:span text:style-name="T68">Typically, files created by the user </text:span><text:span text:style-name="Source_20_Text"><text:span text:style-name="T3">sysadmin</text:span></text:span><text:span text:style-name="T68"> are owned by their primary group, also called </text:span><text:span text:style-name="Source_20_Text"><text:span text:style-name="T3">sysadmin</text:span></text:span><text:span text:style-name="T68">. However, if the user </text:span><text:span text:style-name="Source_20_Text"><text:span text:style-name="T3">sysadmin</text:span></text:span><text:span text:style-name="T68"> creates a file in the </text:span><text:span text:style-name="Source_20_Text"><text:span text:style-name="T3">/tmp/data</text:span></text:span><text:span text:style-name="T68"> directory (the setgid directory from the preceding example), the group ownership of the file isn't the </text:span><text:span text:style-name="Source_20_Text"><text:span text:style-name="T3">sysadmin</text:span></text:span><text:span text:style-name="T68"> group, but rather the group that owns the directory, the </text:span><text:span text:style-name="Source_20_Text"><text:span text:style-name="T3">demo</text:span></text:span><text:span text:style-name="T68"> group:</text:span></text:p>
      <text:p text:style-name="P41"><text:span text:style-name="Strong_20_Emphasis"><text:span text:style-name="T70">sysadmin@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text:s/>touch /tmp/data/file.txt</text:span></text:p>
      <text:p text:style-name="P88"><text:span text:style-name="Strong_20_Emphasis"><text:span text:style-name="T70">sysadmin@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text:s/>ls -ld /tmp/data/file.txt</text:span></text:p>
      <text:p text:style-name="P44">-rw-rw-r--. 1 bob <text:span text:style-name="T64">demo</text:span> 0 Oct 30 23:21 /tmp/data/file.txt</text:p>
      <text:p text:style-name="P13">Using setgid on a directory can be extremely helpful for users trying to share a directory of files with other users who are in different groups. To understand why, consider the following scenario.</text:p>
      <text:p text:style-name="P13">First, consider the following user accounts:</text:p>
      <text:list xml:id="list211180436" text:style-name="L6">
        <text:list-item>
          <text:p text:style-name="P160"><text:span text:style-name="T68">The user </text:span><text:span text:style-name="Source_20_Text"><text:span text:style-name="T3">joe</text:span></text:span><text:span text:style-name="T68"> is a member of the </text:span><text:span text:style-name="Source_20_Text"><text:span text:style-name="T3">staff</text:span></text:span><text:span text:style-name="T68"> group.</text:span></text:p>
        </text:list-item>
        <text:list-item>
          <text:p text:style-name="P160"><text:span text:style-name="T68">The user </text:span><text:span text:style-name="Source_20_Text"><text:span text:style-name="T3">maya</text:span></text:span><text:span text:style-name="T68"> is a member of the </text:span><text:span text:style-name="Source_20_Text"><text:span text:style-name="T3">payroll</text:span></text:span><text:span text:style-name="T68"> group.</text:span></text:p>
        </text:list-item>
        <text:list-item>
          <text:p text:style-name="P160"><text:span text:style-name="T68">The user </text:span><text:span text:style-name="Source_20_Text"><text:span text:style-name="T3">steve</text:span></text:span><text:span text:style-name="T68"> is a member of the </text:span><text:span text:style-name="Source_20_Text"><text:span text:style-name="T3">acct</text:span></text:span><text:span text:style-name="T68"> group.</text:span></text:p>
        </text:list-item>
      </text:list>
      <text:p text:style-name="P13">In this scenario, these three users need to work on a joint project. They approach the administrator to ask for a shared directory in which they can work together, but that no one else can access their files. The administrator does the following:</text:p>
      <text:list xml:id="list25056404" text:style-name="L7">
        <text:list-item>
          <text:p text:style-name="P161"><text:span text:style-name="T68">Creates a new group called </text:span><text:span text:style-name="Source_20_Text"><text:span text:style-name="T3">team</text:span></text:span><text:span text:style-name="T68">.</text:span></text:p>
        </text:list-item>
        <text:list-item>
          <text:p text:style-name="P161"><text:span text:style-name="T68">Adds </text:span><text:span text:style-name="Source_20_Text"><text:span text:style-name="T3">joe</text:span></text:span><text:span text:style-name="T68">, </text:span><text:span text:style-name="Source_20_Text"><text:span text:style-name="T3">maya</text:span></text:span><text:span text:style-name="T68">, and </text:span><text:span text:style-name="Source_20_Text"><text:span text:style-name="T3">steve</text:span></text:span><text:span text:style-name="T68"> to the </text:span><text:span text:style-name="Source_20_Text"><text:span text:style-name="T3">team</text:span></text:span><text:span text:style-name="T68"> group.</text:span></text:p>
        </text:list-item>
        <text:list-item>
          <text:p text:style-name="P161"><text:span text:style-name="T68">Makes a new directory called </text:span><text:span text:style-name="Source_20_Text"><text:span text:style-name="T3">shared</text:span></text:span><text:span text:style-name="T68"> under the </text:span><text:span text:style-name="Source_20_Text"><text:span text:style-name="T3">/srv</text:span></text:span><text:span text:style-name="T68"> directory.</text:span></text:p>
        </text:list-item>
      </text:list>
      <text:list xml:id="list1442115079" text:style-name="L8">
        <text:list-header>
          <text:p text:style-name="P142"><text:span text:style-name="Strong_20_Emphasis"><text:span text:style-name="T70">root@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mkdir /srv/shared</text:span></text:p>
        </text:list-header>
        <text:list-item>
          <text:p text:style-name="P165"><text:span text:style-name="T68">Makes the </text:span><text:span text:style-name="Source_20_Text"><text:span text:style-name="T3">team</text:span></text:span><text:span text:style-name="T68"> group the group owner of the </text:span><text:span text:style-name="Source_20_Text"><text:span text:style-name="T3">shared</text:span></text:span><text:span text:style-name="T68"> directory.</text:span></text:p>
          <text:p text:style-name="P143"><text:span text:style-name="Strong_20_Emphasis"><text:span text:style-name="T70">root@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chgrp team /srv/shared</text:span></text:p>
        </text:list-item>
        <text:list-item>
          <text:p text:style-name="P164"><text:span text:style-name="T68">Makes the </text:span><text:span text:style-name="Source_20_Text"><text:span text:style-name="T3">shared</text:span></text:span><text:span text:style-name="T68"> directory writable for the group by giving it the </text:span><text:span text:style-name="Source_20_Text"><text:span text:style-name="T3">rwxrwx---</text:span></text:span><text:span text:style-name="T68"> permissions:</text:span></text:p>
          <text:p text:style-name="P143"><text:soft-page-break/><text:span text:style-name="Strong_20_Emphasis"><text:span text:style-name="T70">root@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chmod 770 /srv/shared</text:span></text:p>
          <text:p text:style-name="P144"><text:span text:style-name="Strong_20_Emphasis"><text:span text:style-name="T70">root@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ls -ld /srv/shared <text:s text:c="47"/></text:span></text:p>
          <text:p text:style-name="P145">drwxrwx--- 2 root team 4096 Mar 28 02:14 /srv/shared <text:s/></text:p>
        </text:list-item>
      </text:list>
      <text:p text:style-name="P5"><text:span text:style-name="T68">This solution is almost perfect: the users </text:span><text:span text:style-name="Source_20_Text"><text:span text:style-name="T3">joe</text:span></text:span><text:span text:style-name="T68">, </text:span><text:span text:style-name="Source_20_Text"><text:span text:style-name="T3">maya</text:span></text:span><text:span text:style-name="T68"> and </text:span><text:span text:style-name="Source_20_Text"><text:span text:style-name="T3">steve</text:span></text:span><text:span text:style-name="T68"> can now access the </text:span><text:span text:style-name="Source_20_Text"><text:span text:style-name="T3">/srv/shared</text:span></text:span><text:span text:style-name="T68"> directory and add new files. However, there is a potential problem, because the user </text:span><text:span text:style-name="Source_20_Text"><text:span text:style-name="T3">joe</text:span></text:span><text:span text:style-name="T68"> is a member of the </text:span><text:span text:style-name="Source_20_Text"><text:span text:style-name="T3">staff</text:span></text:span><text:span text:style-name="T68"> group, when </text:span><text:span text:style-name="Source_20_Text"><text:span text:style-name="T3">joe</text:span></text:span><text:span text:style-name="T68"> makes a new file in the </text:span><text:span text:style-name="Source_20_Text"><text:span text:style-name="T3">/srv/shared</text:span></text:span><text:span text:style-name="T68"> directory, the new file is owned by the </text:span><text:span text:style-name="Source_20_Text"><text:span text:style-name="T3">staff</text:span></text:span><text:span text:style-name="T68"> group:</text:span></text:p>
      <text:p text:style-name="P31">-rw-rw----. 2 joe staff 8987 Jan 10 09:08 staffdocument.txt</text:p>
      <text:p text:style-name="P5"><text:span text:style-name="T68">The problem with this is that neither </text:span><text:span text:style-name="Source_20_Text"><text:span text:style-name="T3">maya</text:span></text:span><text:span text:style-name="T68"> or </text:span><text:span text:style-name="Source_20_Text"><text:span text:style-name="T3">steve</text:span></text:span><text:span text:style-name="T68"> are members of the </text:span><text:span text:style-name="Source_20_Text"><text:span text:style-name="T3">staff</text:span></text:span><text:span text:style-name="T68"> group. As a result, their permissions are </text:span><text:span text:style-name="Source_20_Text"><text:span text:style-name="T3">---</text:span></text:span><text:span text:style-name="T68">, which means they can't access the contents of this file.</text:span></text:p>
      <text:p text:style-name="P5"><text:span text:style-name="T68">The user </text:span><text:span text:style-name="Source_20_Text"><text:span text:style-name="T3">joe</text:span></text:span><text:span text:style-name="T68"> could have used the </text:span><text:span text:style-name="Source_20_Text"><text:span text:style-name="T73">newgrp</text:span></text:span><text:span text:style-name="T68"> command to switch to the </text:span><text:span text:style-name="Source_20_Text"><text:span text:style-name="T3">team</text:span></text:span><text:span text:style-name="T68"> group before creating the file. Or, after creating the file, the user </text:span><text:span text:style-name="Source_20_Text"><text:span text:style-name="T3">joe</text:span></text:span><text:span text:style-name="T68"> could have used the </text:span><text:span text:style-name="Source_20_Text"><text:span text:style-name="T73">chgrp</text:span></text:span><text:span text:style-name="T68"> command to change the group ownership to the </text:span><text:span text:style-name="Source_20_Text"><text:span text:style-name="T3">common</text:span></text:span><text:span text:style-name="T68"> group. However, users won't always remember to run these commands; some may not even know that these commands exist.</text:span></text:p>
      <text:p text:style-name="P5"><text:span text:style-name="T68">Instead, the administrator can set up a directory with setgid permission. If a directory is setgid, then all new files created or copied into the directory will </text:span><text:span text:style-name="Variable"><text:span text:style-name="T68">automatically</text:span></text:span><text:span text:style-name="T68"> be owned by the group that owns the directory. This means users don't have to use the </text:span><text:span text:style-name="Source_20_Text"><text:span text:style-name="T73">newgrp</text:span></text:span><text:span text:style-name="T68"> or </text:span><text:span text:style-name="Source_20_Text"><text:span text:style-name="T73">chgrp</text:span></text:span><text:span text:style-name="T68"> commands because the group ownership will be managed automatically.</text:span></text:p>
      <text:p text:style-name="P5"><text:span text:style-name="T68">So, a better solution to this scenario would be to set the setgid permission on the </text:span><text:span text:style-name="Source_20_Text"><text:span text:style-name="T3">/srv/shared</text:span></text:span><text:span text:style-name="T68"> directory using the following command:</text:span></text:p>
      <text:p text:style-name="P41"><text:span text:style-name="Strong_20_Emphasis"><text:span text:style-name="T70">root@localhost</text:span></text:span><text:span text:style-name="Strong_20_Emphasis"><text:span text:style-name="T75">:</text:span></text:span><text:span text:style-name="Strong_20_Emphasis"><text:span text:style-name="T77">~</text:span></text:span><text:span text:style-name="Strong_20_Emphasis"><text:span text:style-name="T75">#</text:span></text:span><text:span text:style-name="T76"> chmod 2775 /srv/shared</text:span></text:p>
      <text:p text:style-name="P13">Listing the details of the directory after running the previous command would result in the following output:</text:p>
      <text:p text:style-name="P82">drwxrw<text:span text:style-name="T66">s</text:span>r-x. 2 root team 4096 Jan 10 09:08 /srv/shared</text:p>
      <text:p text:style-name="P5"><text:span text:style-name="T68">After completing these steps, the </text:span><text:span text:style-name="Source_20_Text"><text:span text:style-name="T3">joe</text:span></text:span><text:span text:style-name="T68">, </text:span><text:span text:style-name="Source_20_Text"><text:span text:style-name="T3">maya</text:span></text:span><text:span text:style-name="T68">, and </text:span><text:span text:style-name="Source_20_Text"><text:span text:style-name="T3">steve</text:span></text:span><text:span text:style-name="T68"> users would now be able to easily create files in the </text:span><text:span text:style-name="Source_20_Text"><text:span text:style-name="T3">/srv/shared</text:span></text:span><text:span text:style-name="T68"> directory that would automatically be owned by the </text:span><text:span text:style-name="Source_20_Text"><text:span text:style-name="T3">team</text:span></text:span><text:span text:style-name="T68"> group.</text:span></text:p>
      <text:p text:style-name="P13"/>
      <text:p text:style-name="P13"/>
      <text:p text:style-name="P13"/>
      <text:p text:style-name="P14"/>
      <text:p text:style-name="P13"/>
      <text:p text:style-name="P13"/>
      <text:h text:style-name="P15" text:outline-level="2"><text:soft-page-break/>13.6.2.3 Setting Setgid</text:h>
      <text:p text:style-name="P8">Use the following syntax to add the setgid permission symbolically:</text:p>
      <text:p text:style-name="P29">chmod g+s &lt;file|directory&gt;</text:p>
      <text:p text:style-name="P11"><text:span text:style-name="T28">To add the setgid permission numerically, add 2000 to the file's existing permissions (assume in the following example that the directory originally had </text:span><text:span text:style-name="Source_20_Text"><text:span text:style-name="T29">775</text:span></text:span><text:span text:style-name="T28"> for its permissions):</text:span></text:p>
      <text:p text:style-name="P29">chmod 2775 &lt;file|directory&gt;</text:p>
      <text:p text:style-name="P8">To remove the setgid permission symbolically, run:</text:p>
      <text:p text:style-name="P29">chmod g-s &lt;file|directory&gt;</text:p>
      <text:p text:style-name="P8">To remove the setgid permission numerically, subtract 2000 from the file's existing permissions:</text:p>
      <text:p text:style-name="P29">chmod 0775 &lt;file|directory&gt;</text:p>
      <text:p text:style-name="P5"/>
      <text:p text:style-name="P5"/>
      <text:h text:style-name="P15" text:outline-level="2">13.6.3 Sticky Bit Permission</text:h>
      <text:p text:style-name="P11"><text:span text:style-name="T28">The final advanced permission to discuss is the sticky permission, which is sometimes called the </text:span><text:span text:style-name="Variable"><text:span text:style-name="T28">sticky bit</text:span></text:span><text:span text:style-name="T28">. Setting this permission can be important to prevent users from deleting other user's files.</text:span></text:p>
      <text:p text:style-name="P8">Recall that to be able to delete a file, only the write and execute permissions on the directory are necessary. The write and execute permissions are also necessary to add files to a directory. So, if an administrator wants to make a directory where any user can add a file, the required permissions mean that the user can also delete any other user's file in that directory.</text:p>
      <text:p text:style-name="P8">The sticky permission on a directory modifies the write permission on a directory so that only specific users can delete a file within the directory:</text:p>
      <text:list xml:id="list3641576052" text:style-name="L9">
        <text:list-item>
          <text:p text:style-name="P163">The user who owns the file.</text:p>
        </text:list-item>
        <text:list-item>
          <text:p text:style-name="P162">The user who owns the directory that has the sticky bit set (typically this is the root user).</text:p>
        </text:list-item>
        <text:list-item>
          <text:p text:style-name="P162">The root user.</text:p>
        </text:list-item>
      </text:list>
      <text:p text:style-name="P11"><text:span text:style-name="T28">On a typical Linux installation, there will normally be two directories that have the sticky permission set by default: the </text:span><text:span text:style-name="Source_20_Text"><text:span text:style-name="T29">/tmp</text:span></text:span><text:span text:style-name="T28"> and </text:span><text:span text:style-name="Source_20_Text"><text:span text:style-name="T29">/var/tmp</text:span></text:span><text:span text:style-name="T28"> directories. Besides user home directories, these two directories are the only locations that regular users have write permission for by default.</text:span></text:p>
      <text:p text:style-name="P11"><text:soft-page-break/><text:span text:style-name="T28">As their name suggests, these directories are intended to be used for temporary files. Any user can copy files to the </text:span><text:span text:style-name="Source_20_Text"><text:span text:style-name="T29">/tmp</text:span></text:span><text:span text:style-name="T28"> or </text:span><text:span text:style-name="Source_20_Text"><text:span text:style-name="T29">/var/tmp</text:span></text:span><text:span text:style-name="T28"> directories to share with others.</text:span></text:p>
      <text:p text:style-name="P11"><text:span text:style-name="T28">Since the </text:span><text:span text:style-name="Source_20_Text"><text:span text:style-name="T29">/tmp</text:span></text:span><text:span text:style-name="T28"> or </text:span><text:span text:style-name="Source_20_Text"><text:span text:style-name="T29">/var/tmp</text:span></text:span><text:span text:style-name="T28"> directories have the sticky permission, you don't have to worry about users deleting the shared files. However, there is a reason that these directories are considered temporary: these directories are automatically purged of their contents on a regular schedule. If you put a file in them, it will be removed automatically at some point in the future.</text:span></text:p>
      <text:p text:style-name="P8"/>
      <text:p text:style-name="P8">To set the sticky bit permission symbolically, execute a command like the following:</text:p>
      <text:p text:style-name="P29">chmod o+t &lt;directory&gt;</text:p>
      <text:p text:style-name="P11"><text:span text:style-name="T28">To set the sticky bit permission numerically, add 1000 to the directory's existing permissions (assume the directory in the following example originally had </text:span><text:span text:style-name="Source_20_Text"><text:span text:style-name="T29">775</text:span></text:span><text:span text:style-name="T28"> for its permissions):</text:span></text:p>
      <text:p text:style-name="P29">chmod 1775 &lt;file|directory&gt;</text:p>
      <text:p text:style-name="P8">To remove the sticky permission symbolically, run:</text:p>
      <text:p text:style-name="P29">chmod o-t &lt;directory&gt;</text:p>
      <text:p text:style-name="P9">‌⁠​​⁠​<text:span text:style-name="T61">To remove the sticky bit permission numerically, subtract 1000 from the directory's existing permissions:</text:span></text:p>
      <text:p text:style-name="P29">chmod 0775 &lt;directory&gt;</text:p>
      <text:p text:style-name="P11"><text:span text:style-name="T28">When a directory has the sticky permission, a </text:span><text:span text:style-name="Source_20_Text"><text:span text:style-name="T29">t</text:span></text:span><text:span text:style-name="T28"> will replace the </text:span><text:span text:style-name="Source_20_Text"><text:span text:style-name="T29">x</text:span></text:span><text:span text:style-name="T28"> in the set of permissions for others. For example, the following shows the permissions of the </text:span><text:span text:style-name="Source_20_Text"><text:span text:style-name="T29">/tmp</text:span></text:span><text:span text:style-name="T28"> directory:</text:span></text:p>
      <text:p text:style-name="P40"><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ls -ld /tmp</text:span></text:p>
      <text:p text:style-name="P87"><text:span text:style-name="T48">drwxrwxrwt 1 root root 0 Oct 17 19:17 </text:span><text:span text:style-name="Source_20_Text"><text:span text:style-name="T33">/tmp</text:span></text:span></text:p>
      <text:p text:style-name="P11"><text:span text:style-name="T28">The </text:span><text:span text:style-name="Source_20_Text"><text:span text:style-name="T29">/tmp</text:span></text:span><text:span text:style-name="T28"> directory has an octal permission mode of </text:span><text:span text:style-name="Source_20_Text"><text:span text:style-name="T29">1777</text:span></text:span><text:span text:style-name="T28">, or full permissions for everyone plus the sticky permission on the directory. When the others permission set includes the execute permission, then the </text:span><text:span text:style-name="Source_20_Text"><text:span text:style-name="T29">t</text:span></text:span><text:span text:style-name="T28"> will be in lowercase. If there is an uppercase </text:span><text:span text:style-name="Source_20_Text"><text:span text:style-name="T29">T</text:span></text:span><text:span text:style-name="T28">, it means that the execute permission is not present for others. This does </text:span><text:span text:style-name="Variable"><text:span text:style-name="T28">not</text:span></text:span><text:span text:style-name="T28"> mean that the directory does not have an effective sticky permission; however, it does mean that the users who are affected by the others permission can't change to this directory or create files in the directory.</text:span></text:p>
      <text:p text:style-name="P8">There are cases in which users may not want to have the execute permission for others, but still have the sticky bit permission on a directory. For example, when creating shared directories with the setgid permission. Consider the following command:</text:p>
      <text:p text:style-name="P40"><text:soft-page-break/><text:span text:style-name="Strong_20_Emphasis"><text:span text:style-name="T43">root@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chmod 3770 /shared</text:span></text:p>
      <text:p text:style-name="P11"><text:span text:style-name="T28">Notice that the special permissions of setgid and sticky bit can be added together, the </text:span><text:span text:style-name="Source_20_Text"><text:span text:style-name="T29">2000</text:span></text:span><text:span text:style-name="T28"> permission plus the </text:span><text:span text:style-name="Source_20_Text"><text:span text:style-name="T29">1000</text:span></text:span><text:span text:style-name="T28"> permission gives you </text:span><text:span text:style-name="Source_20_Text"><text:span text:style-name="T29">3000</text:span></text:span><text:span text:style-name="T28"> for the special permissions. Add this to the basic permissions for the user, group, and others; The owner and group have full access, and others get none. Listing the directory after making the changes with the </text:span><text:span text:style-name="Source_20_Text"><text:span text:style-name="T41">ls -ld /shared</text:span></text:span><text:span text:style-name="T28"> command results in the following output:</text:span></text:p>
      <text:p text:style-name="P81">drwxrws--<text:span text:style-name="T66">T</text:span>. 2 root team 4096 Jan 10 09:08 /shared</text:p>
      <text:p text:style-name="P11"><text:span text:style-name="T28">The uppercase </text:span><text:span text:style-name="Source_20_Text"><text:span text:style-name="T29">T</text:span></text:span><text:span text:style-name="T28"> in the execute permission position for others indicates there is no execute permission for others. However, since multiple users of the group still have access, the sticky permission is effective for the </text:span><text:span text:style-name="Source_20_Text"><text:span text:style-name="T29">team</text:span></text:span><text:span text:style-name="T28"> group.</text:span></text:p>
      <text:p text:style-name="P5"/>
      <text:p text:style-name="P5"/>
      <text:p text:style-name="P5"/>
      <text:h text:style-name="P15" text:outline-level="2">13.7 Default File Permissions</text:h>
      <text:p text:style-name="P11"><text:span text:style-name="T28">Unlike other operating systems where the permissions on a new directory or file may be inherited from the parent directory, Linux sets the default permissions on these new objects based upon the value of the creator's </text:span><text:span text:style-name="Variable"><text:span text:style-name="T28">umask</text:span></text:span><text:span text:style-name="T28"> setting. The </text:span><text:span text:style-name="Source_20_Text"><text:span text:style-name="T41">umask</text:span></text:span><text:span text:style-name="T28"> command is used to both set the umask value and display it.</text:span></text:p>
      <text:p text:style-name="P11"><text:span text:style-name="T28">The </text:span><text:span text:style-name="Source_20_Text"><text:span text:style-name="T41">umask</text:span></text:span><text:span text:style-name="T28"> command is automatically executed when a shell is started. To have a persistent setting for umask, a custom </text:span><text:span text:style-name="Source_20_Text"><text:span text:style-name="T41">umask</text:span></text:span><text:span text:style-name="T28"> command can be added to the </text:span><text:span text:style-name="Source_20_Text"><text:span text:style-name="T29">~/.bashrc</text:span></text:span><text:span text:style-name="T28"> file.</text:span></text:p>
      <text:p text:style-name="P8">To customize the umask value, it is first important to understand what the umask value does. The umask value only affects the permissions placed on new files and directories at the time they are created. It only affects the basic permissions for the user owner, the group owner, and others. The umask value does not affect the special advanced permissions of setuid, setgid, or sticky bit.</text:p>
      <text:p text:style-name="P8">The umask is an octal value based upon the same values that you saw earlier in this section:</text:p>
      <table:table table:name="Table12" table:style-name="Table12">
        <table:table-column table:style-name="Table12.A"/>
        <table:table-column table:style-name="Table12.B"/>
        <table:table-header-rows>
          <table:table-row table:style-name="TableLine93827653733952">
            <table:table-cell table:style-name="Table12.A1" office:value-type="string">
              <text:p text:style-name="P139">Octal Value</text:p>
            </table:table-cell>
            <table:table-cell table:style-name="Table12.B1" office:value-type="string">
              <text:p text:style-name="P139">Permission</text:p>
            </table:table-cell>
          </table:table-row>
        </table:table-header-rows>
        <table:table-row table:style-name="TableLine93827653774032">
          <table:table-cell table:style-name="Table12.A2" office:value-type="string">
            <text:p text:style-name="P136">4</text:p>
          </table:table-cell>
          <table:table-cell table:style-name="Table12.B2" office:value-type="string">
            <text:p text:style-name="P136">read</text:p>
          </table:table-cell>
        </table:table-row>
        <table:table-row table:style-name="TableLine93827653379968">
          <table:table-cell table:style-name="Table12.A3" office:value-type="string">
            <text:p text:style-name="P136">2</text:p>
          </table:table-cell>
          <table:table-cell table:style-name="Table12.B3" office:value-type="string">
            <text:p text:style-name="P136">write</text:p>
          </table:table-cell>
        </table:table-row>
        <table:table-row table:style-name="TableLine93827653322288">
          <table:table-cell table:style-name="Table12.A4" office:value-type="string">
            <text:p text:style-name="P136">1</text:p>
          </table:table-cell>
          <table:table-cell table:style-name="Table12.B4" office:value-type="string">
            <text:p text:style-name="P136">execute</text:p>
          </table:table-cell>
        </table:table-row>
        <table:table-row table:style-name="TableLine93827653313936">
          <table:table-cell table:style-name="Table12.A5" office:value-type="string">
            <text:p text:style-name="P136">0</text:p>
          </table:table-cell>
          <table:table-cell table:style-name="Table12.B5" office:value-type="string">
            <text:p text:style-name="P136">none</text:p>
          </table:table-cell>
        </table:table-row>
      </table:table>
      <text:p text:style-name="P11"><text:soft-page-break/><text:span text:style-name="T28">When using the </text:span><text:span text:style-name="Source_20_Text"><text:span text:style-name="T41">chmod</text:span></text:span><text:span text:style-name="T28"> command with octal values, add together the values for the user, the group, and others. However, the umask octal value is used to specify permissions to be </text:span><text:span text:style-name="Variable"><text:span text:style-name="T28">removed</text:span></text:span><text:span text:style-name="T28">. In other words, the octal value set for the umask is subtracted from the maximum possible permission to determine the permissions that are set when a file or directory is created.</text:span></text:p>
      <text:p text:style-name="P8"/>
      <text:p text:style-name="P8">The maximum default permissions are different for files and directories:</text:p>
      <text:p text:style-name="P8"/>
      <table:table table:name="Table13" table:style-name="Table13">
        <table:table-column table:style-name="Table13.A"/>
        <table:table-column table:style-name="Table13.B"/>
        <table:table-column table:style-name="Table13.C"/>
        <table:table-header-rows>
          <table:table-row table:style-name="TableLine93827653769104">
            <table:table-cell table:style-name="Table13.A1" office:value-type="string">
              <text:p text:style-name="P135">Files Type</text:p>
            </table:table-cell>
            <table:table-cell table:style-name="Table13.B1" office:value-type="string">
              <text:p text:style-name="P135">Octal</text:p>
            </table:table-cell>
            <table:table-cell table:style-name="Table13.C1" office:value-type="string">
              <text:p text:style-name="P135">Symbolic</text:p>
            </table:table-cell>
          </table:table-row>
        </table:table-header-rows>
        <table:table-row table:style-name="TableLine93827653834832">
          <table:table-cell table:style-name="Table13.A2" office:value-type="string">
            <text:p text:style-name="P134">Files</text:p>
          </table:table-cell>
          <table:table-cell table:style-name="Table13.B2" office:value-type="string">
            <text:p text:style-name="P133"><text:span text:style-name="Source_20_Text"><text:span text:style-name="T3">666</text:span></text:span></text:p>
          </table:table-cell>
          <table:table-cell table:style-name="Table13.C2" office:value-type="string">
            <text:p text:style-name="P133"><text:span text:style-name="Source_20_Text"><text:span text:style-name="T3">rw-rw-rw-</text:span></text:span></text:p>
          </table:table-cell>
        </table:table-row>
        <table:table-row table:style-name="TableLine93827653836784">
          <table:table-cell table:style-name="Table13.A3" office:value-type="string">
            <text:p text:style-name="P134">Directories</text:p>
          </table:table-cell>
          <table:table-cell table:style-name="Table13.B3" office:value-type="string">
            <text:p text:style-name="P133"><text:span text:style-name="Source_20_Text"><text:span text:style-name="T3">777</text:span></text:span></text:p>
          </table:table-cell>
          <table:table-cell table:style-name="Table13.C3" office:value-type="string">
            <text:p text:style-name="P133"><text:span text:style-name="Source_20_Text"><text:span text:style-name="T3">rwxrwxrwx</text:span></text:span></text:p>
          </table:table-cell>
        </table:table-row>
      </table:table>
      <text:p text:style-name="P8"/>
      <text:p text:style-name="P8">Three digits are provided, representing the octal values of the permissions to remove for the user owner, the group owner, and others respectively. Recall the octal values for the permission sets:</text:p>
      <text:p text:style-name="P8"/>
      <table:table table:name="Table14" table:style-name="Table14">
        <table:table-column table:style-name="Table14.A"/>
        <table:table-column table:style-name="Table14.B"/>
        <table:table-header-rows>
          <table:table-row table:style-name="TableLine93827653444512">
            <table:table-cell table:style-name="Table14.A1" office:value-type="string">
              <text:p text:style-name="P140">Octal Value</text:p>
            </table:table-cell>
            <table:table-cell table:style-name="Table14.B1" office:value-type="string">
              <text:p text:style-name="P140">Permission Set</text:p>
            </table:table-cell>
          </table:table-row>
        </table:table-header-rows>
        <table:table-row table:style-name="TableLine93827653860688">
          <table:table-cell table:style-name="Table14.A2" office:value-type="string">
            <text:p text:style-name="P138">7</text:p>
          </table:table-cell>
          <table:table-cell table:style-name="Table14.B2" office:value-type="string">
            <text:p text:style-name="P137"><text:span text:style-name="Source_20_Text"><text:span text:style-name="T3">rwx</text:span></text:span></text:p>
          </table:table-cell>
        </table:table-row>
        <table:table-row table:style-name="TableLine93827653861920">
          <table:table-cell table:style-name="Table14.A3" office:value-type="string">
            <text:p text:style-name="P138">6</text:p>
          </table:table-cell>
          <table:table-cell table:style-name="Table14.B3" office:value-type="string">
            <text:p text:style-name="P137"><text:span text:style-name="Source_20_Text"><text:span text:style-name="T3">rw-</text:span></text:span></text:p>
          </table:table-cell>
        </table:table-row>
        <table:table-row table:style-name="TableLine93827653863280">
          <table:table-cell table:style-name="Table14.A4" office:value-type="string">
            <text:p text:style-name="P138">5</text:p>
          </table:table-cell>
          <table:table-cell table:style-name="Table14.B4" office:value-type="string">
            <text:p text:style-name="P137"><text:span text:style-name="Source_20_Text"><text:span text:style-name="T3">r-x</text:span></text:span></text:p>
          </table:table-cell>
        </table:table-row>
        <table:table-row table:style-name="TableLine93827653865104">
          <table:table-cell table:style-name="Table14.A5" office:value-type="string">
            <text:p text:style-name="P138">4</text:p>
          </table:table-cell>
          <table:table-cell table:style-name="Table14.B5" office:value-type="string">
            <text:p text:style-name="P137"><text:span text:style-name="Source_20_Text"><text:span text:style-name="T3">r--</text:span></text:span></text:p>
          </table:table-cell>
        </table:table-row>
        <table:table-row table:style-name="TableLine93827653866880">
          <table:table-cell table:style-name="Table14.A6" office:value-type="string">
            <text:p text:style-name="P138">3</text:p>
          </table:table-cell>
          <table:table-cell table:style-name="Table14.B6" office:value-type="string">
            <text:p text:style-name="P137"><text:span text:style-name="Source_20_Text"><text:span text:style-name="T3">-wx</text:span></text:span></text:p>
          </table:table-cell>
        </table:table-row>
        <table:table-row table:style-name="TableLine93827653868608">
          <table:table-cell table:style-name="Table14.A7" office:value-type="string">
            <text:p text:style-name="P138">2</text:p>
          </table:table-cell>
          <table:table-cell table:style-name="Table14.B7" office:value-type="string">
            <text:p text:style-name="P137"><text:span text:style-name="Source_20_Text"><text:span text:style-name="T3">-w-</text:span></text:span></text:p>
          </table:table-cell>
        </table:table-row>
        <table:table-row table:style-name="TableLine93827653870384">
          <table:table-cell table:style-name="Table14.A8" office:value-type="string">
            <text:p text:style-name="P138">1</text:p>
          </table:table-cell>
          <table:table-cell table:style-name="Table14.B8" office:value-type="string">
            <text:p text:style-name="P137"><text:span text:style-name="Source_20_Text"><text:span text:style-name="T3">--x</text:span></text:span></text:p>
          </table:table-cell>
        </table:table-row>
        <table:table-row table:style-name="TableLine93827653872048">
          <table:table-cell table:style-name="Table14.A9" office:value-type="string">
            <text:p text:style-name="P138">0</text:p>
          </table:table-cell>
          <table:table-cell table:style-name="Table14.B9" office:value-type="string">
            <text:p text:style-name="P137"><text:span text:style-name="Source_20_Text"><text:span text:style-name="T3">---</text:span></text:span></text:p>
          </table:table-cell>
        </table:table-row>
      </table:table>
      <text:p text:style-name="P8"/>
      <text:p text:style-name="P8"/>
      <text:p text:style-name="P8"/>
      <text:p text:style-name="P11"><text:soft-page-break/><text:span text:style-name="T28">The </text:span><text:span text:style-name="Source_20_Text"><text:span text:style-name="T41">umask</text:span></text:span><text:span text:style-name="T28"> command can be used to display the current umask value:</text:span></text:p>
      <text:p text:style-name="P46"><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umask</text:span></text:p>
      <text:p text:style-name="P89">0002</text:p>
      <text:p text:style-name="P8">A breakdown of the output:</text:p>
      <text:list xml:id="list526605051" text:style-name="L10">
        <text:list-item>
          <text:p text:style-name="P154"><text:span text:style-name="T28">The initial </text:span><text:span text:style-name="Source_20_Text"><text:span text:style-name="T29">0</text:span></text:span><text:span text:style-name="T28"> in the umask value is for special permissions (setuid, setgid and sticky bit). Since those are never set by default, the initial </text:span><text:span text:style-name="Source_20_Text"><text:span text:style-name="T29">0</text:span></text:span><text:span text:style-name="T28"> is not necessary when setting the umask value.</text:span></text:p>
        </text:list-item>
        <text:list-item>
          <text:p text:style-name="P154"><text:span text:style-name="T28">The second </text:span><text:span text:style-name="Source_20_Text"><text:span text:style-name="T29">0</text:span></text:span><text:span text:style-name="T28"> (</text:span><text:span text:style-name="Source_20_Text"><text:span text:style-name="T29">---</text:span></text:span><text:span text:style-name="T28">) indicates which permissions to subtract from the default user owner's permissions.</text:span></text:p>
        </text:list-item>
        <text:list-item>
          <text:p text:style-name="P154"><text:span text:style-name="T28">The third </text:span><text:span text:style-name="Source_20_Text"><text:span text:style-name="T29">0</text:span></text:span><text:span text:style-name="T28"> (</text:span><text:span text:style-name="Source_20_Text"><text:span text:style-name="T29">---</text:span></text:span><text:span text:style-name="T28">) indicates which permissions to subtract from the default group owner's permissions.</text:span></text:p>
        </text:list-item>
        <text:list-item>
          <text:p text:style-name="P154"><text:span text:style-name="T28">The last number </text:span><text:span text:style-name="Source_20_Text"><text:span text:style-name="T29">2</text:span></text:span><text:span text:style-name="T28"> (</text:span><text:span text:style-name="Source_20_Text"><text:span text:style-name="T29">-w-</text:span></text:span><text:span text:style-name="T28">) indicates which permissions to subtract from the default other's permissions.</text:span></text:p>
        </text:list-item>
      </text:list>
      <text:p text:style-name="P13"/>
      <text:p text:style-name="P13"/>
      <text:h text:style-name="P17" text:outline-level="2">13.7.1 Understanding Umask for Files</text:h>
      <text:p text:style-name="P11"><text:span text:style-name="T28">By default, the maximum permissions that will be placed on a brand-new file are </text:span><text:span text:style-name="Source_20_Text"><text:span text:style-name="T29">rw-rw-rw-</text:span></text:span><text:span text:style-name="T28">, which can be represented octal as </text:span><text:span text:style-name="Source_20_Text"><text:span text:style-name="T29">666</text:span></text:span><text:span text:style-name="T28">. The execute permission is turned off for security reasons. The umask value can be used to specify which of these default permissions to remove for new files. Three digits are provided, representing octal values of the permissions to remove for the user owner, the group owner, and others respectively.</text:span></text:p>
      <text:p text:style-name="P8">For example, to set a umask value for new files that would result in default permissions for the owner, remove or "mask" write permissions for the group owner and remove all permissions from others, calculate the umask value as follows:</text:p>
      <text:list xml:id="list3557947334" text:style-name="L11">
        <text:list-item>
          <text:p text:style-name="P155"><text:span text:style-name="T28">The first digit for the user owner would be a </text:span><text:span text:style-name="Source_20_Text"><text:span text:style-name="T29">0</text:span></text:span><text:span text:style-name="T28"> (</text:span><text:span text:style-name="Source_20_Text"><text:span text:style-name="T29">---</text:span></text:span><text:span text:style-name="T28">), which would not mask any of the default permissions.</text:span></text:p>
        </text:list-item>
        <text:list-item>
          <text:p text:style-name="P155"><text:span text:style-name="T28">The second digit would be a </text:span><text:span text:style-name="Source_20_Text"><text:span text:style-name="T29">2</text:span></text:span><text:span text:style-name="T28"> (</text:span><text:span text:style-name="Source_20_Text"><text:span text:style-name="T29">-w-</text:span></text:span><text:span text:style-name="T28">), which would mask only the write permission.</text:span></text:p>
        </text:list-item>
        <text:list-item>
          <text:p text:style-name="P155"><text:span text:style-name="T28">The third digit would be a </text:span><text:span text:style-name="Source_20_Text"><text:span text:style-name="T29">6</text:span></text:span><text:span text:style-name="T28"> (</text:span><text:span text:style-name="Source_20_Text"><text:span text:style-name="T29">rw-</text:span></text:span><text:span text:style-name="T28">), which would mask the read and write permissions.</text:span></text:p>
        </text:list-item>
      </text:list>
      <text:p text:style-name="P11"><text:span text:style-name="T28">As a result, the umask value </text:span><text:span text:style-name="Source_20_Text"><text:span text:style-name="T29">026</text:span></text:span><text:span text:style-name="T28"> would result in new files having the permissions of </text:span><text:span text:style-name="Source_20_Text"><text:span text:style-name="T29">rw-r-----</text:span></text:span><text:span text:style-name="T28">.</text:span></text:p>
      <table:table table:name="Table15" table:style-name="Table15">
        <table:table-column table:style-name="Table15.A"/>
        <table:table-column table:style-name="Table15.B"/>
        <table:table-column table:style-name="Table15.C"/>
        <table:table-row table:style-name="TableLine93827653842128">
          <table:table-cell table:style-name="Table15.A1" office:value-type="string">
            <text:p text:style-name="P134">File Default</text:p>
          </table:table-cell>
          <table:table-cell table:style-name="Table15.B1" office:value-type="string">
            <text:p text:style-name="P133"><text:span text:style-name="Source_20_Text"><text:span text:style-name="T3">666</text:span></text:span></text:p>
          </table:table-cell>
          <table:table-cell table:style-name="Table15.C1" office:value-type="string">
            <text:p text:style-name="P133"><text:span text:style-name="Source_20_Text"><text:span text:style-name="T3">rw-rw-rw-</text:span></text:span></text:p>
          </table:table-cell>
        </table:table-row>
        <table:table-row table:style-name="TableLine93827653912976">
          <table:table-cell table:style-name="Table15.A2" office:value-type="string">
            <text:p text:style-name="P134">Umask</text:p>
          </table:table-cell>
          <table:table-cell table:style-name="Table15.B2" office:value-type="string">
            <text:p text:style-name="P133"><text:span text:style-name="Source_20_Text"><text:span text:style-name="T3">-026</text:span></text:span></text:p>
          </table:table-cell>
          <table:table-cell table:style-name="Table15.C2" office:value-type="string">
            <text:p text:style-name="P133"><text:span text:style-name="Source_20_Text"><text:span text:style-name="T3">----w-rw-</text:span></text:span></text:p>
          </table:table-cell>
        </table:table-row>
        <table:table-row table:style-name="TableLine93827653914704">
          <table:table-cell table:style-name="Table15.A2" office:value-type="string">
            <text:p text:style-name="P134">Result</text:p>
          </table:table-cell>
          <table:table-cell table:style-name="Table15.B2" office:value-type="string">
            <text:p text:style-name="P133"><text:span text:style-name="Source_20_Text"><text:span text:style-name="T3">640</text:span></text:span></text:p>
          </table:table-cell>
          <table:table-cell table:style-name="Table15.C2" office:value-type="string">
            <text:p text:style-name="P133"><text:span text:style-name="Source_20_Text"><text:span text:style-name="T3">rw-r-----</text:span></text:span></text:p>
          </table:table-cell>
        </table:table-row>
      </table:table>
      <text:p text:style-name="P8"><text:soft-page-break/>Another Example: To set a umask value for new files that would remove write permissions for the owner and remove read and write permissions for the group and others, calculate the umask value as follows:</text:p>
      <text:list xml:id="list175331365" text:style-name="L12">
        <text:list-item>
          <text:p text:style-name="P156"><text:span text:style-name="T28">The first digit for the user owner would be a </text:span><text:span text:style-name="Source_20_Text"><text:span text:style-name="T29">2</text:span></text:span><text:span text:style-name="T28"> (</text:span><text:span text:style-name="Source_20_Text"><text:span text:style-name="T29">-w-</text:span></text:span><text:span text:style-name="T28">), which would mask only the write permission.</text:span></text:p>
        </text:list-item>
        <text:list-item>
          <text:p text:style-name="P156"><text:span text:style-name="T28">The second digit would be a </text:span><text:span text:style-name="Source_20_Text"><text:span text:style-name="T29">6</text:span></text:span><text:span text:style-name="T28"> (</text:span><text:span text:style-name="Source_20_Text"><text:span text:style-name="T29">rw-</text:span></text:span><text:span text:style-name="T28">), which would mask the read and write permissions.</text:span></text:p>
        </text:list-item>
        <text:list-item>
          <text:p text:style-name="P156"><text:span text:style-name="T28">The third digit would be a </text:span><text:span text:style-name="Source_20_Text"><text:span text:style-name="T29">6</text:span></text:span><text:span text:style-name="T28"> (</text:span><text:span text:style-name="Source_20_Text"><text:span text:style-name="T29">rw-</text:span></text:span><text:span text:style-name="T28">), which would mask the read and write permissions.</text:span></text:p>
        </text:list-item>
      </text:list>
      <text:list xml:id="list3625863924" text:style-name="L13">
        <text:list-header>
          <text:p text:style-name="P172"/>
        </text:list-header>
      </text:list>
      <text:p text:style-name="P11"><text:span text:style-name="T28">As a result, the umask value </text:span><text:span text:style-name="Source_20_Text"><text:span text:style-name="T29">266</text:span></text:span><text:span text:style-name="T28"> would result in new files having the permissions of </text:span><text:span text:style-name="Source_20_Text"><text:span text:style-name="T29">r--------</text:span></text:span><text:span text:style-name="T28">.</text:span></text:p>
      <table:table table:name="Table16" table:style-name="Table16">
        <table:table-column table:style-name="Table16.A"/>
        <table:table-column table:style-name="Table16.B"/>
        <table:table-column table:style-name="Table16.C"/>
        <table:table-row table:style-name="TableLine93827653903808">
          <table:table-cell table:style-name="Table16.A1" office:value-type="string">
            <text:p text:style-name="P134">File Default</text:p>
          </table:table-cell>
          <table:table-cell table:style-name="Table16.B1" office:value-type="string">
            <text:p text:style-name="P133"><text:span text:style-name="Source_20_Text"><text:span text:style-name="T3">666</text:span></text:span></text:p>
          </table:table-cell>
          <table:table-cell table:style-name="Table16.C1" office:value-type="string">
            <text:p text:style-name="P133"><text:span text:style-name="Source_20_Text"><text:span text:style-name="T3">rw-rw-rw-</text:span></text:span></text:p>
          </table:table-cell>
        </table:table-row>
        <table:table-row table:style-name="TableLine93827653952256">
          <table:table-cell table:style-name="Table16.A2" office:value-type="string">
            <text:p text:style-name="P134">Umask</text:p>
          </table:table-cell>
          <table:table-cell table:style-name="Table16.B2" office:value-type="string">
            <text:p text:style-name="P133"><text:span text:style-name="Source_20_Text"><text:span text:style-name="T3">-266</text:span></text:span></text:p>
          </table:table-cell>
          <table:table-cell table:style-name="Table16.C2" office:value-type="string">
            <text:p text:style-name="P133"><text:span text:style-name="Source_20_Text"><text:span text:style-name="T3">-w-rw-rw-</text:span></text:span></text:p>
          </table:table-cell>
        </table:table-row>
        <table:table-row table:style-name="TableLine93827653953984">
          <table:table-cell table:style-name="Table16.A2" office:value-type="string">
            <text:p text:style-name="P134">Result</text:p>
          </table:table-cell>
          <table:table-cell table:style-name="Table16.B2" office:value-type="string">
            <text:p text:style-name="P133"><text:span text:style-name="Source_20_Text"><text:span text:style-name="T3">400</text:span></text:span></text:p>
          </table:table-cell>
          <table:table-cell table:style-name="Table16.C2" office:value-type="string">
            <text:p text:style-name="P133"><text:span text:style-name="Source_20_Text"><text:span text:style-name="T3">r--------</text:span></text:span></text:p>
          </table:table-cell>
        </table:table-row>
      </table:table>
      <text:p text:style-name="P13"/>
      <text:p text:style-name="P13"/>
      <text:h text:style-name="P68" text:outline-level="2">13.7.1 Understanding Umask for Files</text:h>
      <text:p text:style-name="P11"><text:span text:style-name="T28">By default, the maximum permissions that will be placed on a brand-new file are </text:span><text:span text:style-name="Source_20_Text"><text:span text:style-name="T29">rw-rw-rw-</text:span></text:span><text:span text:style-name="T28">, which can be represented octal as </text:span><text:span text:style-name="Source_20_Text"><text:span text:style-name="T29">666</text:span></text:span><text:span text:style-name="T28">. The execute permission is turned off for security reasons. The umask value can be used to specify which of these default permissions to remove for new files. Three digits are provided, representing octal values of the permissions to remove for the user owner, the group owner, and others respectively.</text:span></text:p>
      <text:p text:style-name="P8">For example, to set a umask value for new files that would result in default permissions for the owner, remove or "mask" write permissions for the group owner and remove all permissions from others, calculate the umask value as follows:</text:p>
      <text:list xml:id="list3029917958" text:style-name="L14">
        <text:list-item>
          <text:p text:style-name="P157"><text:span text:style-name="T28">The first digit for the user owner would be a </text:span><text:span text:style-name="Source_20_Text"><text:span text:style-name="T29">0</text:span></text:span><text:span text:style-name="T28"> (</text:span><text:span text:style-name="Source_20_Text"><text:span text:style-name="T29">---</text:span></text:span><text:span text:style-name="T28">), which would not mask any of the default permissions.</text:span></text:p>
        </text:list-item>
        <text:list-item>
          <text:p text:style-name="P157"><text:span text:style-name="T28">The second digit would be a </text:span><text:span text:style-name="Source_20_Text"><text:span text:style-name="T29">2</text:span></text:span><text:span text:style-name="T28"> (</text:span><text:span text:style-name="Source_20_Text"><text:span text:style-name="T29">-w-</text:span></text:span><text:span text:style-name="T28">), which would mask only the write permission.</text:span></text:p>
        </text:list-item>
        <text:list-item>
          <text:p text:style-name="P157"><text:span text:style-name="T28">The third digit would be a </text:span><text:span text:style-name="Source_20_Text"><text:span text:style-name="T29">6</text:span></text:span><text:span text:style-name="T28"> (</text:span><text:span text:style-name="Source_20_Text"><text:span text:style-name="T29">rw-</text:span></text:span><text:span text:style-name="T28">), which would mask the read and write permissions.</text:span></text:p>
        </text:list-item>
      </text:list>
      <text:p text:style-name="P69"><text:span text:style-name="T28">As a result, the umask value </text:span><text:span text:style-name="Source_20_Text"><text:span text:style-name="T29">026</text:span></text:span><text:span text:style-name="T28"> would result in new files having the permissions of </text:span><text:span text:style-name="Source_20_Text"><text:span text:style-name="T29">rw-r-----</text:span></text:span><text:span text:style-name="T28">.</text:span></text:p>
      <table:table table:name="Table17" table:style-name="Table17">
        <table:table-column table:style-name="Table17.A"/>
        <table:table-column table:style-name="Table17.B"/>
        <table:table-column table:style-name="Table17.C"/>
        <table:table-row table:style-name="TableLine93827653980800">
          <table:table-cell table:style-name="Table17.A1" office:value-type="string">
            <text:p text:style-name="P100">File Default</text:p>
          </table:table-cell>
          <table:table-cell table:style-name="Table17.B1" office:value-type="string">
            <text:p text:style-name="P105"><text:span text:style-name="Source_20_Text"><text:span text:style-name="T3">666</text:span></text:span></text:p>
          </table:table-cell>
          <table:table-cell table:style-name="Table17.C1" office:value-type="string">
            <text:p text:style-name="P105"><text:span text:style-name="Source_20_Text"><text:span text:style-name="T3">rw-rw-rw-</text:span></text:span></text:p>
          </table:table-cell>
        </table:table-row>
        <table:table-row table:style-name="TableLine93827653996352">
          <table:table-cell table:style-name="Table17.A2" office:value-type="string">
            <text:p text:style-name="P100">Umask</text:p>
          </table:table-cell>
          <table:table-cell table:style-name="Table17.B2" office:value-type="string">
            <text:p text:style-name="P105"><text:span text:style-name="Source_20_Text"><text:span text:style-name="T3">-026</text:span></text:span></text:p>
          </table:table-cell>
          <table:table-cell table:style-name="Table17.C2" office:value-type="string">
            <text:p text:style-name="P105"><text:span text:style-name="Source_20_Text"><text:span text:style-name="T3">----w-rw-</text:span></text:span></text:p>
          </table:table-cell>
        </table:table-row>
        <table:table-row table:style-name="TableLine93827653996624">
          <table:table-cell table:style-name="Table17.A2" office:value-type="string">
            <text:p text:style-name="P100">Result</text:p>
          </table:table-cell>
          <table:table-cell table:style-name="Table17.B2" office:value-type="string">
            <text:p text:style-name="P105"><text:span text:style-name="Source_20_Text"><text:span text:style-name="T3">640</text:span></text:span></text:p>
          </table:table-cell>
          <table:table-cell table:style-name="Table17.C2" office:value-type="string">
            <text:p text:style-name="P105"><text:span text:style-name="Source_20_Text"><text:span text:style-name="T3">rw-r-----</text:span></text:span></text:p>
          </table:table-cell>
        </table:table-row>
      </table:table>
      <text:p text:style-name="P8"><text:soft-page-break/>Another Example: To set a umask value for new files that would remove write permissions for the owner and remove read and write permissions for the group and others, calculate the umask value as follows:</text:p>
      <text:list xml:id="list3116385945" text:style-name="L15">
        <text:list-item>
          <text:p text:style-name="P158"><text:span text:style-name="T28">The first digit for the user owner would be a </text:span><text:span text:style-name="Source_20_Text"><text:span text:style-name="T29">2</text:span></text:span><text:span text:style-name="T28"> (</text:span><text:span text:style-name="Source_20_Text"><text:span text:style-name="T29">-w-</text:span></text:span><text:span text:style-name="T28">), which would mask only the write permission.</text:span></text:p>
        </text:list-item>
        <text:list-item>
          <text:p text:style-name="P158"><text:span text:style-name="T28">The second digit would be a </text:span><text:span text:style-name="Source_20_Text"><text:span text:style-name="T29">6</text:span></text:span><text:span text:style-name="T28"> (</text:span><text:span text:style-name="Source_20_Text"><text:span text:style-name="T29">rw-</text:span></text:span><text:span text:style-name="T28">), which would mask the read and write permissions.</text:span></text:p>
        </text:list-item>
        <text:list-item>
          <text:p text:style-name="P158"><text:span text:style-name="T28">The third digit would be a </text:span><text:span text:style-name="Source_20_Text"><text:span text:style-name="T29">6</text:span></text:span><text:span text:style-name="T28"> (</text:span><text:span text:style-name="Source_20_Text"><text:span text:style-name="T29">rw-</text:span></text:span><text:span text:style-name="T28">), which would mask the read and write permissions.</text:span></text:p>
        </text:list-item>
      </text:list>
      <text:p text:style-name="P11"><text:span text:style-name="T28">As a result, the umask value </text:span><text:span text:style-name="Source_20_Text"><text:span text:style-name="T29">266</text:span></text:span><text:span text:style-name="T28"> would result in new files having the permissions of </text:span><text:span text:style-name="Source_20_Text"><text:span text:style-name="T29">r--------</text:span></text:span><text:span text:style-name="T28">.</text:span></text:p>
      <table:table table:name="Table18" table:style-name="Table18">
        <table:table-column table:style-name="Table18.A"/>
        <table:table-column table:style-name="Table18.B"/>
        <table:table-column table:style-name="Table18.C"/>
        <table:table-row table:style-name="TableLine93827653982896">
          <table:table-cell table:style-name="Table18.A1" office:value-type="string">
            <text:p text:style-name="P100">File Default</text:p>
          </table:table-cell>
          <table:table-cell table:style-name="Table18.B1" office:value-type="string">
            <text:p text:style-name="P105"><text:span text:style-name="Source_20_Text"><text:span text:style-name="T3">666</text:span></text:span></text:p>
          </table:table-cell>
          <table:table-cell table:style-name="Table18.C1" office:value-type="string">
            <text:p text:style-name="P105"><text:span text:style-name="Source_20_Text"><text:span text:style-name="T3">rw-rw-rw-</text:span></text:span></text:p>
          </table:table-cell>
        </table:table-row>
        <table:table-row table:style-name="TableLine93827654027392">
          <table:table-cell table:style-name="Table18.A2" office:value-type="string">
            <text:p text:style-name="P100">Umask</text:p>
          </table:table-cell>
          <table:table-cell table:style-name="Table18.B2" office:value-type="string">
            <text:p text:style-name="P105"><text:span text:style-name="Source_20_Text"><text:span text:style-name="T3">-266</text:span></text:span></text:p>
          </table:table-cell>
          <table:table-cell table:style-name="Table18.C2" office:value-type="string">
            <text:p text:style-name="P105"><text:span text:style-name="Source_20_Text"><text:span text:style-name="T3">-w-rw-rw-</text:span></text:span></text:p>
          </table:table-cell>
        </table:table-row>
        <table:table-row table:style-name="TableLine93827654029120">
          <table:table-cell table:style-name="Table18.A2" office:value-type="string">
            <text:p text:style-name="P100">Result</text:p>
          </table:table-cell>
          <table:table-cell table:style-name="Table18.B2" office:value-type="string">
            <text:p text:style-name="P105"><text:span text:style-name="Source_20_Text"><text:span text:style-name="T3">400</text:span></text:span></text:p>
          </table:table-cell>
          <table:table-cell table:style-name="Table18.C2" office:value-type="string">
            <text:p text:style-name="P105"><text:span text:style-name="Source_20_Text"><text:span text:style-name="T3">r--------</text:span></text:span></text:p>
          </table:table-cell>
        </table:table-row>
      </table:table>
      <text:p text:style-name="P13"/>
      <text:p text:style-name="P13"/>
      <text:h text:style-name="P141" text:outline-level="2"><text:span text:style-name="Strong_20_Emphasis"><text:span text:style-name="T37">13.7.2 Understanding Umask for Directories</text:span></text:span></text:h>
      <text:p text:style-name="P8">The way the umask is applied to regular files is different from directory files. For security reasons, regular files are not allowed to be executable at the time they are created. It would be dangerous to allow for a file to be able to run as a process without a user explicitly assigning the execute permission. So, regardless of whether you include the execute permission in the umask value, it will not apply to regular files.</text:p>
      <text:p text:style-name="P11"><text:span text:style-name="T28">For directories, the execute permission is critical to access the directory properly. Without the execute permission, you cannot navigate to a directory, and the write permission is not functional. Essentially, directories are not very useful at all without execute permission, so new directories are allowed to be executable by default. The default permissions for new directories is </text:span><text:span text:style-name="Source_20_Text"><text:span text:style-name="T29">rwxrwxrwx</text:span></text:span><text:span text:style-name="T28"> or </text:span><text:span text:style-name="Source_20_Text"><text:span text:style-name="T29">777</text:span></text:span><text:span text:style-name="T28">.</text:span></text:p>
      <text:p text:style-name="P8">For example, if you wanted a umask value for new directories that would result in full permissions for the user owner, remove or mask write permissions for the group owner, and remove all permissions from others, then you could calculate the umask value as follows:</text:p>
      <text:list xml:id="list3244630829" text:style-name="L17">
        <text:list-item>
          <text:p text:style-name="P159"><text:span text:style-name="T28">The first digit for the user owner would be a </text:span><text:span text:style-name="Source_20_Text"><text:span text:style-name="T29">0</text:span></text:span><text:span text:style-name="T28"> (</text:span><text:span text:style-name="Source_20_Text"><text:span text:style-name="T29">---</text:span></text:span><text:span text:style-name="T28">), which would not mask any of the default permissions.</text:span></text:p>
        </text:list-item>
        <text:list-item>
          <text:p text:style-name="P159"><text:span text:style-name="T28">The second digit would be a </text:span><text:span text:style-name="Source_20_Text"><text:span text:style-name="T29">2</text:span></text:span><text:span text:style-name="T28"> (</text:span><text:span text:style-name="Source_20_Text"><text:span text:style-name="T29">-w-</text:span></text:span><text:span text:style-name="T28">), which would mask only the write permission.</text:span></text:p>
        </text:list-item>
        <text:list-item>
          <text:p text:style-name="P159"><text:span text:style-name="T28">The third digit would be a </text:span><text:span text:style-name="Source_20_Text"><text:span text:style-name="T29">7</text:span></text:span><text:span text:style-name="T28"> (</text:span><text:span text:style-name="Source_20_Text"><text:span text:style-name="T29">rwx</text:span></text:span><text:span text:style-name="T28">), which would mask all the default permissions.</text:span></text:p>
        </text:list-item>
      </text:list>
      <text:p text:style-name="P11"><text:span text:style-name="T28">As a result, the umask value </text:span><text:span text:style-name="Source_20_Text"><text:span text:style-name="T29">027</text:span></text:span><text:span text:style-name="T28"> would result in new directories having the permissions of </text:span><text:span text:style-name="Source_20_Text"><text:span text:style-name="T29">rwxr-x---</text:span></text:span><text:span text:style-name="T28">.</text:span></text:p>
      <table:table table:name="Table20" table:style-name="Table20">
        <table:table-column table:style-name="Table20.A"/>
        <table:table-column table:style-name="Table20.B"/>
        <table:table-column table:style-name="Table20.C"/>
        <text:soft-page-break/>
        <table:table-row table:style-name="TableLine93827680930080">
          <table:table-cell table:style-name="Table20.A1" office:value-type="string">
            <text:p text:style-name="P148">Directory Default</text:p>
          </table:table-cell>
          <table:table-cell table:style-name="Table20.B1" office:value-type="string">
            <text:p text:style-name="P147"><text:span text:style-name="Source_20_Text"><text:span text:style-name="T3">777</text:span></text:span></text:p>
          </table:table-cell>
          <table:table-cell table:style-name="Table20.C1" office:value-type="string">
            <text:p text:style-name="P147"><text:span text:style-name="Source_20_Text"><text:span text:style-name="T3">rwxrwxrwx</text:span></text:span></text:p>
          </table:table-cell>
        </table:table-row>
        <table:table-row table:style-name="TableLine93827680930080">
          <table:table-cell table:style-name="Table20.A2" office:value-type="string">
            <text:p text:style-name="P148">Umask</text:p>
          </table:table-cell>
          <table:table-cell table:style-name="Table20.B2" office:value-type="string">
            <text:p text:style-name="P147"><text:span text:style-name="Source_20_Text"><text:span text:style-name="T3">-027</text:span></text:span></text:p>
          </table:table-cell>
          <table:table-cell table:style-name="Table20.C2" office:value-type="string">
            <text:p text:style-name="P147"><text:span text:style-name="Source_20_Text"><text:span text:style-name="T3">----w-rwx</text:span></text:span></text:p>
          </table:table-cell>
        </table:table-row>
        <table:table-row table:style-name="TableLine93827680930080">
          <table:table-cell table:style-name="Table20.A2" office:value-type="string">
            <text:p text:style-name="P148">Result</text:p>
          </table:table-cell>
          <table:table-cell table:style-name="Table20.B2" office:value-type="string">
            <text:p text:style-name="P147"><text:span text:style-name="Source_20_Text"><text:span text:style-name="T3">750</text:span></text:span></text:p>
          </table:table-cell>
          <table:table-cell table:style-name="Table20.C2" office:value-type="string">
            <text:p text:style-name="P147"><text:span text:style-name="Source_20_Text"><text:span text:style-name="T3">rwxr-x---</text:span></text:span></text:p>
          </table:table-cell>
        </table:table-row>
      </table:table>
      <text:p text:style-name="Text_20_body"><text:span text:style-name="Strong_20_Emphasis"><text:span text:style-name="T68"/></text:span></text:p>
      <text:p text:style-name="Text_20_body"><text:span text:style-name="Strong_20_Emphasis"/></text:p>
      <text:p text:style-name="P170"><text:span text:style-name="Strong_20_Emphasis"><text:span text:style-name="T14">Very Important</text:span></text:span></text:p>
      <text:p text:style-name="P171"><text:span text:style-name="Strong_20_Emphasis">While the umask value affects the permissions for new files and directories differently (because of different maximum permissions), there is not a separate umask value for files and directories; the single umask value applies to both, as you can see from the following table of commonly used umask values:</text:span></text:p>
      <text:p text:style-name="P13"/>
      <table:table table:name="Table19" table:style-name="Table19">
        <table:table-column table:style-name="Table19.A"/>
        <table:table-column table:style-name="Table19.B"/>
        <table:table-column table:style-name="Table19.C"/>
        <table:table-column table:style-name="Table19.D"/>
        <table:table-header-rows>
          <table:table-row table:style-name="TableLine93827654019776">
            <table:table-cell table:style-name="Table19.A1" office:value-type="string">
              <text:p text:style-name="P129">Umask</text:p>
            </table:table-cell>
            <table:table-cell table:style-name="Table19.B1" office:value-type="string">
              <text:p text:style-name="P129">File Permissions</text:p>
            </table:table-cell>
            <table:table-cell table:style-name="Table19.B1" office:value-type="string">
              <text:p text:style-name="P129">Directory Permissions</text:p>
            </table:table-cell>
            <table:table-cell table:style-name="Table19.D1" office:value-type="string">
              <text:p text:style-name="P129">Description</text:p>
            </table:table-cell>
          </table:table-row>
        </table:table-header-rows>
        <table:table-row table:style-name="TableLine93827654055600">
          <table:table-cell table:style-name="Table19.A2" office:value-type="string">
            <text:p text:style-name="P105"><text:span text:style-name="Source_20_Text"><text:span text:style-name="T3">002</text:span></text:span></text:p>
          </table:table-cell>
          <table:table-cell table:style-name="Table19.B2" office:value-type="string">
            <text:p text:style-name="P105"><text:span text:style-name="Source_20_Text"><text:span text:style-name="T3">664 rw-rw-r--</text:span></text:span></text:p>
          </table:table-cell>
          <table:table-cell table:style-name="Table19.B2" office:value-type="string">
            <text:p text:style-name="P105"><text:span text:style-name="Source_20_Text"><text:span text:style-name="T3">775 rwxrwxr-x</text:span></text:span></text:p>
          </table:table-cell>
          <table:table-cell table:style-name="Table19.D2" office:value-type="string">
            <text:p text:style-name="P100">Default for ordinary users</text:p>
          </table:table-cell>
        </table:table-row>
        <table:table-row table:style-name="TableLine93827654058240">
          <table:table-cell table:style-name="Table19.A2" office:value-type="string">
            <text:p text:style-name="P105"><text:span text:style-name="Source_20_Text"><text:span text:style-name="T3">022</text:span></text:span></text:p>
          </table:table-cell>
          <table:table-cell table:style-name="Table19.B2" office:value-type="string">
            <text:p text:style-name="P105"><text:span text:style-name="Source_20_Text"><text:span text:style-name="T3">644 rw-r--r--</text:span></text:span></text:p>
          </table:table-cell>
          <table:table-cell table:style-name="Table19.B2" office:value-type="string">
            <text:p text:style-name="P105"><text:span text:style-name="Source_20_Text"><text:span text:style-name="T3">755 rwxr-xr-x</text:span></text:span></text:p>
          </table:table-cell>
          <table:table-cell table:style-name="Table19.D2" office:value-type="string">
            <text:p text:style-name="P100">Default for root user</text:p>
          </table:table-cell>
        </table:table-row>
        <table:table-row table:style-name="TableLine93827654059168">
          <table:table-cell table:style-name="Table19.A2" office:value-type="string">
            <text:p text:style-name="P105"><text:span text:style-name="Source_20_Text"><text:span text:style-name="T3">007</text:span></text:span></text:p>
          </table:table-cell>
          <table:table-cell table:style-name="Table19.B2" office:value-type="string">
            <text:p text:style-name="P105"><text:span text:style-name="Source_20_Text"><text:span text:style-name="T3">660 rw-rw----</text:span></text:span></text:p>
          </table:table-cell>
          <table:table-cell table:style-name="Table19.B2" office:value-type="string">
            <text:p text:style-name="P105"><text:span text:style-name="Source_20_Text"><text:span text:style-name="T3">770 rwxrwx---</text:span></text:span></text:p>
          </table:table-cell>
          <table:table-cell table:style-name="Table19.D2" office:value-type="string">
            <text:p text:style-name="P100">No access for others</text:p>
          </table:table-cell>
        </table:table-row>
        <table:table-row table:style-name="TableLine93827654060144">
          <table:table-cell table:style-name="Table19.A2" office:value-type="string">
            <text:p text:style-name="P105"><text:span text:style-name="Source_20_Text"><text:span text:style-name="T3">077</text:span></text:span></text:p>
          </table:table-cell>
          <table:table-cell table:style-name="Table19.B2" office:value-type="string">
            <text:p text:style-name="P105"><text:span text:style-name="Source_20_Text"><text:span text:style-name="T3">600 rw-------</text:span></text:span></text:p>
          </table:table-cell>
          <table:table-cell table:style-name="Table19.B2" office:value-type="string">
            <text:p text:style-name="P105"><text:span text:style-name="Source_20_Text"><text:span text:style-name="T3">700 rwx------</text:span></text:span></text:p>
          </table:table-cell>
          <table:table-cell table:style-name="Table19.D2" office:value-type="string">
            <text:p text:style-name="P100">Private to user</text:p>
          </table:table-cell>
        </table:table-row>
      </table:table>
      <text:p text:style-name="P13"/>
      <text:p text:style-name="P7">The following commands will display the current umask value, sets it to a different value and displays the new value:</text:p>
      <text:p text:style-name="P49"><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umask</text:span></text:p>
      <text:p text:style-name="P94">0002</text:p>
      <text:p text:style-name="P9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umask 027</text:span></text:p>
      <text:p text:style-name="P95"><text:span text:style-name="Strong_20_Emphasis"><text:span text:style-name="T43">sysadmin@localhost</text:span></text:span><text:span text:style-name="Strong_20_Emphasis"><text:span text:style-name="T47">:</text:span></text:span><text:span text:style-name="Strong_20_Emphasis"><text:span text:style-name="T52">~</text:span></text:span><text:span text:style-name="Strong_20_Emphasis"><text:span text:style-name="T47">$</text:span></text:span><text:span text:style-name="T48"> umask</text:span></text:p>
      <text:p text:style-name="P94">002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2-24T17:35:33.924140373</dc:date>
    <meta:editing-duration>PT6H4M26S</meta:editing-duration>
    <meta:editing-cycles>51</meta:editing-cycles>
    <meta:generator>LibreOffice/7.1.8.1$Linux_X86_64 LibreOffice_project/10$Build-1</meta:generator>
    <meta:document-statistic meta:table-count="20" meta:image-count="0" meta:object-count="0" meta:page-count="38" meta:paragraph-count="743" meta:word-count="9086" meta:character-count="54012" meta:non-whitespace-character-count="45441"/>
  </office:meta>
</office:document-meta>
</file>